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image1.wmf"/>
  <manifest:file-entry manifest:media-type="" manifest:full-path="Pictures/image2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굴림" svg:font-family="굴림"/>
    <style:font-face style:name="굴림체" svg:font-family="굴림체"/>
    <style:font-face style:name="돋움" svg:font-family="돋움"/>
    <style:font-face style:name="바탕체" svg:font-family="바탕체"/>
    <style:font-face style:name="한컴바탕" svg:font-family="한컴바탕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ID0ENJEM" style:family="table-column">
      <style:table-column-properties fo:break-before="auto" style:column-width="4.715cm"/>
    </style:style>
    <style:style style:name="co9" style:family="table-column">
      <style:table-column-properties fo:break-before="auto" style:column-width="1.473cm"/>
    </style:style>
    <style:style style:name="ID0ERTEM" style:family="table-column">
      <style:table-column-properties fo:break-before="auto" style:column-width="2.755cm"/>
    </style:style>
    <style:style style:name="ID0EYTEM" style:family="table-column">
      <style:table-column-properties fo:break-before="auto" style:column-width="2.9cm"/>
    </style:style>
    <style:style style:name="ID0E5TEM" style:family="table-column">
      <style:table-column-properties fo:break-before="auto" style:column-width="4.256cm"/>
    </style:style>
    <style:style style:name="ID0EEUEM" style:family="table-column">
      <style:table-column-properties fo:break-before="auto" style:column-width="3.443cm"/>
    </style:style>
    <style:style style:name="ID0EKUEM" style:family="table-column">
      <style:table-column-properties fo:break-before="auto" style:column-width="9.077cm"/>
    </style:style>
    <style:style style:name="ID0EQUEM" style:family="table-column">
      <style:table-column-properties fo:break-before="auto" style:column-width="2.42cm"/>
    </style:style>
    <style:style style:name="co10" style:family="table-column">
      <style:table-column-properties fo:break-before="auto" style:column-width="1.473cm"/>
    </style:style>
    <style:style style:name="co11" style:family="table-column">
      <style:table-column-properties fo:break-before="auto" style:column-width="2.692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2.217cm"/>
    </style:style>
    <style:style style:name="co14" style:family="table-column">
      <style:table-column-properties fo:break-before="auto" style:column-width="3.231cm"/>
    </style:style>
    <style:style style:name="co15" style:family="table-column">
      <style:table-column-properties fo:break-before="auto" style:column-width="5.613cm"/>
    </style:style>
    <style:style style:name="co16" style:family="table-column">
      <style:table-column-properties fo:break-before="auto" style:column-width="12.912cm"/>
    </style:style>
    <style:style style:name="co17" style:family="table-column">
      <style:table-column-properties fo:break-before="auto" style:column-width="2.817cm"/>
    </style:style>
    <style:style style:name="co18" style:family="table-column">
      <style:table-column-properties fo:break-before="auto" style:column-width="1.879cm"/>
    </style:style>
    <style:style style:name="ID0EUJEM" style:family="table-row">
      <style:table-row-properties style:row-height="1.348cm" fo:break-before="auto" style:use-optimal-row-height="false"/>
    </style:style>
    <style:style style:name="ID0EUKEM" style:family="table-row">
      <style:table-row-properties style:row-height="0.953cm" fo:break-before="auto" style:use-optimal-row-height="false"/>
    </style:style>
    <style:style style:name="ID0EWLEM" style:family="table-row">
      <style:table-row-properties style:row-height="0.953cm" fo:break-before="auto" style:use-optimal-row-height="false"/>
    </style:style>
    <style:style style:name="ID0E5MEM" style:family="table-row">
      <style:table-row-properties style:row-height="1.032cm" fo:break-before="auto" style:use-optimal-row-height="false"/>
    </style:style>
    <style:style style:name="ID0EFOEM" style:family="table-row">
      <style:table-row-properties style:row-height="1.032cm" fo:break-before="auto" style:use-optimal-row-height="false"/>
    </style:style>
    <style:style style:name="ID0EMPEM" style:family="table-row">
      <style:table-row-properties style:row-height="1.032cm" fo:break-before="auto" style:use-optimal-row-height="false"/>
    </style:style>
    <style:style style:name="ID0ERQEM" style:family="table-row">
      <style:table-row-properties style:row-height="1.032cm" fo:break-before="auto" style:use-optimal-row-height="false"/>
    </style:style>
    <style:style style:name="ID0EXUEM" style:family="table-row">
      <style:table-row-properties style:row-height="1.408cm" fo:break-before="auto" style:use-optimal-row-height="false"/>
    </style:style>
    <style:style style:name="ID0EDWEM" style:family="table-row">
      <style:table-row-properties style:row-height="1.408cm" fo:break-before="auto" style:use-optimal-row-height="false"/>
    </style:style>
    <style:style style:name="ID0EVXEM" style:family="table-row">
      <style:table-row-properties style:row-height="1.408cm" fo:break-before="auto" style:use-optimal-row-height="false"/>
    </style:style>
    <style:style style:name="ID0ERZEM" style:family="table-row">
      <style:table-row-properties style:row-height="4.822cm" fo:break-before="auto" style:use-optimal-row-height="true"/>
    </style:style>
    <style:style style:name="ID0EM2EM" style:family="table-row">
      <style:table-row-properties style:row-height="7.634cm" fo:break-before="auto" style:use-optimal-row-height="false"/>
    </style:style>
    <style:style style:name="ID0EA4EM" style:family="table-row">
      <style:table-row-properties style:row-height="0.538cm" fo:break-before="auto" style:use-optimal-row-height="false"/>
    </style:style>
    <style:style style:name="ID0EU5EM" style:family="table-row">
      <style:table-row-properties style:row-height="5.738cm" fo:break-before="auto" style:use-optimal-row-height="false"/>
    </style:style>
    <style:style style:name="ID0EKAFM" style:family="table-row">
      <style:table-row-properties style:row-height="3.844cm" fo:break-before="auto" style:use-optimal-row-height="false"/>
    </style:style>
    <style:style style:name="ID0E3BFM" style:family="table-row">
      <style:table-row-properties style:row-height="3.844cm" fo:break-before="auto" style:use-optimal-row-height="false"/>
    </style:style>
    <style:style style:name="ID0EQDFM" style:family="table-row">
      <style:table-row-properties style:row-height="1cm" fo:break-before="auto" style:use-optimal-row-height="false"/>
    </style:style>
    <style:style style:name="ID0ECFFM" style:family="table-row">
      <style:table-row-properties style:row-height="1cm" fo:break-before="auto" style:use-optimal-row-height="false"/>
    </style:style>
    <style:style style:name="ID0EWGFM" style:family="table-row">
      <style:table-row-properties style:row-height="0.538cm" fo:break-before="auto" style:use-optimal-row-height="false"/>
    </style:style>
    <style:style style:name="ID0EMIFM" style:family="table-row">
      <style:table-row-properties style:row-height="0.538cm" fo:break-before="auto" style:use-optimal-row-height="false"/>
    </style:style>
    <style:style style:name="ID0E5JFM" style:family="table-row">
      <style:table-row-properties style:row-height="3.369cm" fo:break-before="auto" style:use-optimal-row-height="false"/>
    </style:style>
    <style:style style:name="ID0ESLFM" style:family="table-row">
      <style:table-row-properties style:row-height="3.369cm" fo:break-before="auto" style:use-optimal-row-height="false"/>
    </style:style>
    <style:style style:name="ID0EGNFM" style:family="table-row">
      <style:table-row-properties style:row-height="1.946cm" fo:break-before="auto" style:use-optimal-row-height="false"/>
    </style:style>
    <style:style style:name="ID0E1OFM" style:family="table-row">
      <style:table-row-properties style:row-height="0.538cm" fo:break-before="auto" style:use-optimal-row-height="false"/>
    </style:style>
    <style:style style:name="ID0EKQFM" style:family="table-row">
      <style:table-row-properties style:row-height="0.538cm" fo:break-before="auto" style:use-optimal-row-height="false"/>
    </style:style>
    <style:style style:name="ID0E3RFM" style:family="table-row">
      <style:table-row-properties style:row-height="1cm" fo:break-before="auto" style:use-optimal-row-height="false"/>
    </style:style>
    <style:style style:name="ID0EUTFM" style:family="table-row">
      <style:table-row-properties style:row-height="1.946cm" fo:break-before="auto" style:use-optimal-row-height="false"/>
    </style:style>
    <style:style style:name="ID0EKVFM" style:family="table-row">
      <style:table-row-properties style:row-height="1cm" fo:break-before="auto" style:use-optimal-row-height="false"/>
    </style:style>
    <style:style style:name="ID0EEXFM" style:family="table-row">
      <style:table-row-properties style:row-height="1cm" fo:break-before="auto" style:use-optimal-row-height="false"/>
    </style:style>
    <style:style style:name="ID0EUYFM" style:family="table-row">
      <style:table-row-properties style:row-height="1cm" fo:break-before="auto" style:use-optimal-row-height="false"/>
    </style:style>
    <style:style style:name="ID0EE1FM" style:family="table-row">
      <style:table-row-properties style:row-height="1cm" fo:break-before="auto" style:use-optimal-row-height="false"/>
    </style:style>
    <style:style style:name="ID0EW2FM" style:family="table-row">
      <style:table-row-properties style:row-height="1.946cm" fo:break-before="auto" style:use-optimal-row-height="false"/>
    </style:style>
    <style:style style:name="ID0EK4FM" style:family="table-row">
      <style:table-row-properties style:row-height="1.946cm" fo:break-before="auto" style:use-optimal-row-height="false"/>
    </style:style>
    <style:style style:name="ID0EC6FM" style:family="table-row">
      <style:table-row-properties style:row-height="0.538cm" fo:break-before="auto" style:use-optimal-row-height="false"/>
    </style:style>
    <style:style style:name="ID0ESAGM" style:family="table-row">
      <style:table-row-properties style:row-height="1.946cm" fo:break-before="auto" style:use-optimal-row-height="false"/>
    </style:style>
    <style:style style:name="ID0ECCGM" style:family="table-row">
      <style:table-row-properties style:row-height="0.538cm" fo:break-before="auto" style:use-optimal-row-height="false"/>
    </style:style>
    <style:style style:name="ID0EUDGM" style:family="table-row">
      <style:table-row-properties style:row-height="0.538cm" fo:break-before="auto" style:use-optimal-row-height="false"/>
    </style:style>
    <style:style style:name="ID0EKFGM" style:family="table-row">
      <style:table-row-properties style:row-height="0.538cm" fo:break-before="auto" style:use-optimal-row-height="false"/>
    </style:style>
    <style:style style:name="ID0E1GGM" style:family="table-row">
      <style:table-row-properties style:row-height="0.538cm" fo:break-before="auto" style:use-optimal-row-height="false"/>
    </style:style>
    <style:style style:name="ID0EKIGM" style:family="table-row">
      <style:table-row-properties style:row-height="0.538cm" fo:break-before="auto" style:use-optimal-row-height="false"/>
    </style:style>
    <style:style style:name="ID0E3JGM" style:family="table-row">
      <style:table-row-properties style:row-height="0.538cm" fo:break-before="auto" style:use-optimal-row-height="false"/>
    </style:style>
    <style:style style:name="ID0EQLGM" style:family="table-row">
      <style:table-row-properties style:row-height="1.473cm" fo:break-before="auto" style:use-optimal-row-height="false"/>
    </style:style>
    <style:style style:name="ID0ECNGM" style:family="table-row">
      <style:table-row-properties style:row-height="1cm" fo:break-before="auto" style:use-optimal-row-height="false"/>
    </style:style>
    <style:style style:name="ID0EUOGM" style:family="table-row">
      <style:table-row-properties style:row-height="2.422cm" fo:break-before="auto" style:use-optimal-row-height="false"/>
    </style:style>
    <style:style style:name="ID0EGQGM" style:family="table-row">
      <style:table-row-properties style:row-height="0.538cm" fo:break-before="auto" style:use-optimal-row-height="false"/>
    </style:style>
    <style:style style:name="ID0EYRGM" style:family="table-row">
      <style:table-row-properties style:row-height="0.538cm" fo:break-before="auto" style:use-optimal-row-height="false"/>
    </style:style>
    <style:style style:name="ID0EMTGM" style:family="table-row">
      <style:table-row-properties style:row-height="1.473cm" fo:break-before="auto" style:use-optimal-row-height="false"/>
    </style:style>
    <style:style style:name="ID0EAVGM" style:family="table-row">
      <style:table-row-properties style:row-height="1.473cm" fo:break-before="auto" style:use-optimal-row-height="false"/>
    </style:style>
    <style:style style:name="ID0EQWGM" style:family="table-row">
      <style:table-row-properties style:row-height="1.473cm" fo:break-before="auto" style:use-optimal-row-height="false"/>
    </style:style>
    <style:style style:name="ID0EAYGM" style:family="table-row">
      <style:table-row-properties style:row-height="1cm" fo:break-before="auto" style:use-optimal-row-height="false"/>
    </style:style>
    <style:style style:name="ID0EYZGM" style:family="table-row">
      <style:table-row-properties style:row-height="1cm" fo:break-before="auto" style:use-optimal-row-height="false"/>
    </style:style>
    <style:style style:name="ID0EI2GM" style:family="table-row">
      <style:table-row-properties style:row-height="1cm" fo:break-before="auto" style:use-optimal-row-height="false"/>
    </style:style>
    <style:style style:name="ID0EY3GM" style:family="table-row">
      <style:table-row-properties style:row-height="1.057cm" fo:break-before="auto" style:use-optimal-row-height="false"/>
    </style:style>
    <style:style style:name="ID0EI5GM" style:family="table-row">
      <style:table-row-properties style:row-height="2.895cm" fo:break-before="auto" style:use-optimal-row-height="false"/>
    </style:style>
    <style:style style:name="ID0E36GM" style:family="table-row">
      <style:table-row-properties style:row-height="1.473cm" fo:break-before="auto" style:use-optimal-row-height="false"/>
    </style:style>
    <style:style style:name="ID0EOBHM" style:family="table-row">
      <style:table-row-properties style:row-height="2.127cm" fo:break-before="auto" style:use-optimal-row-height="true"/>
    </style:style>
    <style:style style:name="ID0EFDHM" style:family="table-row">
      <style:table-row-properties style:row-height="1.473cm" fo:break-before="auto" style:use-optimal-row-height="false"/>
    </style:style>
    <style:style style:name="ID0EVEHM" style:family="table-row">
      <style:table-row-properties style:row-height="1cm" fo:break-before="auto" style:use-optimal-row-height="false"/>
    </style:style>
    <style:style style:name="ID0ELGHM" style:family="table-row">
      <style:table-row-properties style:row-height="1cm" fo:break-before="auto" style:use-optimal-row-height="false"/>
    </style:style>
    <style:style style:name="ID0E6HHM" style:family="table-row">
      <style:table-row-properties style:row-height="1cm" fo:break-before="auto" style:use-optimal-row-height="false"/>
    </style:style>
    <style:style style:name="ID0EVJHM" style:family="table-row">
      <style:table-row-properties style:row-height="1.473cm" fo:break-before="auto" style:use-optimal-row-height="false"/>
    </style:style>
    <style:style style:name="ID0EJLHM" style:family="table-row">
      <style:table-row-properties style:row-height="1.473cm" fo:break-before="auto" style:use-optimal-row-height="false"/>
    </style:style>
    <style:style style:name="ID0E2MHM" style:family="table-row">
      <style:table-row-properties style:row-height="0.538cm" fo:break-before="auto" style:use-optimal-row-height="false"/>
    </style:style>
    <style:style style:name="ID0EPOHM" style:family="table-row">
      <style:table-row-properties style:row-height="0.538cm" fo:break-before="auto" style:use-optimal-row-height="false"/>
    </style:style>
    <style:style style:name="ID0E6PHM" style:family="table-row">
      <style:table-row-properties style:row-height="0.538cm" fo:break-before="auto" style:use-optimal-row-height="false"/>
    </style:style>
    <style:style style:name="ID0EPRHM" style:family="table-row">
      <style:table-row-properties style:row-height="0.538cm" fo:break-before="auto" style:use-optimal-row-height="false"/>
    </style:style>
    <style:style style:name="ID0E6SHM" style:family="table-row">
      <style:table-row-properties style:row-height="1.473cm" fo:break-before="auto" style:use-optimal-row-height="false"/>
    </style:style>
    <style:style style:name="ID0ETUHM" style:family="table-row">
      <style:table-row-properties style:row-height="0.582cm" fo:break-before="auto" style:use-optimal-row-height="false"/>
    </style:style>
    <style:style style:name="ID0EFWHM" style:family="table-row">
      <style:table-row-properties style:row-height="0.609cm" fo:break-before="auto" style:use-optimal-row-height="false"/>
    </style:style>
    <style:style style:name="ID0EXXHM" style:family="table-row">
      <style:table-row-properties style:row-height="0.582cm" fo:break-before="auto" style:use-optimal-row-height="false"/>
    </style:style>
    <style:style style:name="ID0ETZHM" style:family="table-row">
      <style:table-row-properties style:row-height="0.582cm" fo:break-before="auto" style:use-optimal-row-height="false"/>
    </style:style>
    <style:style style:name="ID0ED2HM" style:family="table-row">
      <style:table-row-properties style:row-height="0.582cm" fo:break-before="auto" style:use-optimal-row-height="false"/>
    </style:style>
    <style:style style:name="ID0ET3HM" style:family="table-row">
      <style:table-row-properties style:row-height="0.538cm" fo:break-before="auto" style:use-optimal-row-height="false"/>
    </style:style>
    <style:style style:name="ID0EL5HM" style:family="table-row">
      <style:table-row-properties style:row-height="0.538cm" fo:break-before="auto" style:use-optimal-row-height="false"/>
    </style:style>
    <style:style style:name="ID0E26HM" style:family="table-row">
      <style:table-row-properties style:row-height="0.538cm" fo:break-before="auto" style:use-optimal-row-height="false"/>
    </style:style>
    <style:style style:name="ID0ERBIM" style:family="table-row">
      <style:table-row-properties style:row-height="0.538cm" fo:break-before="auto" style:use-optimal-row-height="false"/>
    </style:style>
    <style:style style:name="ID0EDDIM" style:family="table-row">
      <style:table-row-properties style:row-height="0.538cm" fo:break-before="auto" style:use-optimal-row-height="false"/>
    </style:style>
    <style:style style:name="ID0EXEIM" style:family="table-row">
      <style:table-row-properties style:row-height="0.538cm" fo:break-before="auto" style:use-optimal-row-height="false"/>
    </style:style>
    <style:style style:name="ID0ELGIM" style:family="table-row">
      <style:table-row-properties style:row-height="0.538cm" fo:break-before="auto" style:use-optimal-row-height="false"/>
    </style:style>
    <style:style style:name="ID0E2HIM" style:family="table-row">
      <style:table-row-properties style:row-height="0.538cm" fo:break-before="auto" style:use-optimal-row-height="false"/>
    </style:style>
    <style:style style:name="ID0ELJIM" style:family="table-row">
      <style:table-row-properties style:row-height="0.538cm" fo:break-before="auto" style:use-optimal-row-height="false"/>
    </style:style>
    <style:style style:name="ID0E2KIM" style:family="table-row">
      <style:table-row-properties style:row-height="1cm" fo:break-before="auto" style:use-optimal-row-height="false"/>
    </style:style>
    <style:style style:name="ID0ENMIM" style:family="table-row">
      <style:table-row-properties style:row-height="0.538cm" fo:break-before="auto" style:use-optimal-row-height="false"/>
    </style:style>
    <style:style style:name="ID0E6NIM" style:family="table-row">
      <style:table-row-properties style:row-height="0.538cm" fo:break-before="auto" style:use-optimal-row-height="false"/>
    </style:style>
    <style:style style:name="ID0EPPIM" style:family="table-row">
      <style:table-row-properties style:row-height="1cm" fo:break-before="auto" style:use-optimal-row-height="false"/>
    </style:style>
    <style:style style:name="ID0E6QIM" style:family="table-row">
      <style:table-row-properties style:row-height="0.51cm" fo:break-before="auto" style:use-optimal-row-height="true"/>
    </style:style>
    <style:style style:name="ID0EQRIM" style:family="table-row">
      <style:table-row-properties style:row-height="0.538cm" fo:break-before="auto" style:use-optimal-row-height="false"/>
    </style:style>
    <style:style style:name="ID0ECSIM" style:family="table-row">
      <style:table-row-properties style:row-height="0.538cm" fo:break-before="auto" style:use-optimal-row-height="false"/>
    </style:style>
    <style:style style:name="ID0EUSIM" style:family="table-row">
      <style:table-row-properties style:row-height="0.538cm" fo:break-before="auto" style:use-optimal-row-height="false"/>
    </style:style>
    <style:style style:name="ID0EGTIM" style:family="table-row">
      <style:table-row-properties style:row-height="0.538cm" fo:break-before="auto" style:use-optimal-row-height="false"/>
    </style:style>
    <style:style style:name="ID0EYTIM" style:family="table-row">
      <style:table-row-properties style:row-height="0.538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93" style:family="table-row">
      <style:table-row-properties style:row-height="0.623cm" fo:break-before="auto" style:use-optimal-row-height="false"/>
    </style:style>
    <style:style style:name="ro94" style:family="table-row">
      <style:table-row-properties style:row-height="0.496cm" fo:break-before="auto" style:use-optimal-row-height="true"/>
    </style:style>
    <style:style style:name="ro95" style:family="table-row">
      <style:table-row-properties style:row-height="0.579cm" fo:break-before="auto" style:use-optimal-row-height="false"/>
    </style:style>
    <style:style style:name="ro96" style:family="table-row">
      <style:table-row-properties style:row-height="0.453cm" fo:break-before="auto" style:use-optimal-row-height="true"/>
    </style:style>
    <style:style style:name="ro97" style:family="table-row">
      <style:table-row-properties style:row-height="0.452cm" fo:break-before="auto" style:use-optimal-row-height="false"/>
    </style:style>
    <style:style style:name="ro98" style:family="table-row">
      <style:table-row-properties style:row-height="0.496cm" fo:break-before="auto" style:use-optimal-row-height="false"/>
    </style:style>
    <style:style style:name="ro99" style:family="table-row">
      <style:table-row-properties style:row-height="0.459cm" fo:break-before="auto" style:use-optimal-row-height="false"/>
    </style:style>
    <style:style style:name="ro100" style:family="table-row">
      <style:table-row-properties style:row-height="0.628cm" fo:break-before="auto" style:use-optimal-row-height="false"/>
    </style:style>
    <style:style style:name="ro101" style:family="table-row">
      <style:table-row-properties style:row-height="0.538cm" fo:break-before="auto" style:use-optimal-row-height="true"/>
    </style:style>
    <style:style style:name="ro102" style:family="table-row">
      <style:table-row-properties style:row-height="1.473cm" fo:break-before="auto" style:use-optimal-row-height="true"/>
    </style:style>
    <style:style style:name="ro103" style:family="table-row">
      <style:table-row-properties style:row-height="2.422cm" fo:break-before="auto" style:use-optimal-row-height="true"/>
    </style:style>
    <style:style style:name="ro104" style:family="table-row">
      <style:table-row-properties style:row-height="0.661cm" fo:break-before="auto" style:use-optimal-row-height="false"/>
    </style:style>
    <style:style style:name="ro105" style:family="table-row">
      <style:table-row-properties style:row-height="1.674cm" fo:break-before="auto" style:use-optimal-row-height="false"/>
    </style:style>
    <style:style style:name="ro106" style:family="table-row">
      <style:table-row-properties style:row-height="1.947cm" fo:break-before="auto" style:use-optimal-row-height="true"/>
    </style:style>
    <style:style style:name="ro107" style:family="table-row">
      <style:table-row-properties style:row-height="1.722cm" fo:break-before="auto" style:use-optimal-row-height="false"/>
    </style:style>
    <style:style style:name="ro108" style:family="table-row">
      <style:table-row-properties style:row-height="1cm" fo:break-before="auto" style:use-optimal-row-height="true"/>
    </style:style>
    <style:style style:name="ro109" style:family="table-row">
      <style:table-row-properties style:row-height="0.714cm" fo:break-before="auto" style:use-optimal-row-height="false"/>
    </style:style>
    <style:style style:name="ro110" style:family="table-row">
      <style:table-row-properties style:row-height="2.895cm" fo:break-before="auto" style:use-optimal-row-height="true"/>
    </style:style>
    <style:style style:name="ro111" style:family="table-row">
      <style:table-row-properties style:row-height="0.55cm" fo:break-before="auto" style:use-optimal-row-height="true"/>
    </style:style>
    <style:style style:name="ro112" style:family="table-row">
      <style:table-row-properties style:row-height="3.844cm" fo:break-before="auto" style:use-optimal-row-height="true"/>
    </style:style>
    <style:style style:name="ro113" style:family="table-row">
      <style:table-row-properties style:row-height="3.369cm" fo:break-before="auto" style:use-optimal-row-height="true"/>
    </style:style>
    <style:style style:name="ID0EFVNM" style:family="table" style:master-page-name="Default">
      <style:table-properties table:display="true" style:writing-mode="lr-tb"/>
    </style:style>
    <style:style style:name="ID0EKVNM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ID0E1JAG" style:family="table-cell" style:parent-style-name="Default" style:data-style-name="N1">
      <style:table-cell-properties fo:border-bottom="0.002cm solid #000000" fo:background-color="#c0c0c0" style:text-align-source="fix" style:repeat-content="false" fo:border-left="none" fo:border-right="none" fo:border-top="0.002cm solid #000000" style:vertical-align="middle"/>
      <style:paragraph-properties fo:text-align="center"/>
      <style:text-properties fo:color="#000000" style:font-name="한컴바탕" fo:font-size="11pt" fo:font-weight="bold" style:font-name-asian="한컴바탕" style:font-size-asian="11pt" style:font-weight-asian="bold" style:font-size-complex="11pt"/>
    </style:style>
    <style:style style:name="ID0E3EAG" style:family="table-cell" style:parent-style-name="Default" style:data-style-name="N1">
      <style:table-cell-properties fo:background-color="#c0c0c0" style:text-align-source="fix" style:repeat-content="false" fo:border="0.002cm solid #000000" style:vertical-align="middle"/>
      <style:paragraph-properties fo:text-align="center"/>
      <style:text-properties fo:color="#000000" style:font-name="한컴바탕" fo:font-size="11pt" fo:font-weight="bold" style:font-name-asian="한컴바탕" style:font-size-asian="11pt" style:font-weight-asian="bold" style:font-size-complex="11pt"/>
    </style:style>
    <style:style style:name="ID0E5DAG" style:family="table-cell" style:parent-style-name="Default" style:data-style-name="N1">
      <style:table-cell-properties fo:background-color="#c0c0c0" style:text-align-source="fix" style:repeat-content="false" fo:border="0.002cm solid #000000" style:vertical-align="middle"/>
      <style:paragraph-properties fo:text-align="center"/>
      <style:text-properties fo:color="#000000" style:font-name="한컴바탕" fo:font-size="14pt" fo:font-weight="bold" style:font-name-asian="한컴바탕" style:font-size-asian="14pt" style:font-weight-asian="bold" style:font-size-complex="14pt"/>
    </style:style>
    <style:style style:name="ID0EAIAG" style:family="table-cell" style:parent-style-name="Default" style:data-style-name="N1">
      <style:table-cell-properties fo:border-bottom="0.002cm solid #000000" fo:background-color="#c0c0c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fo:color="#000000" style:font-name="한컴바탕" fo:font-size="11pt" fo:font-weight="bold" style:font-name-asian="한컴바탕" style:font-size-asian="11pt" style:font-weight-asian="bold" style:font-size-complex="11pt"/>
    </style:style>
    <style:style style:name="ID0EEHAG" style:family="table-cell" style:parent-style-name="Default" style:data-style-name="N1">
      <style:table-cell-properties style:text-align-source="fix" style:repeat-content="false" fo:border="0.002cm solid #000000" style:vertical-align="middle"/>
      <style:paragraph-properties fo:text-align="start"/>
      <style:text-properties fo:color="#000000" style:font-name="한컴바탕" fo:font-size="10pt" style:font-name-asian="한컴바탕" style:font-size-asian="10pt" style:font-size-complex="10pt"/>
    </style:style>
    <style:style style:name="ID0ELFAG" style:family="table-cell" style:parent-style-name="Default" style:data-style-name="N1">
      <style:table-cell-properties style:text-align-source="fix" style:repeat-content="false" fo:border="0.002cm solid #000000" style:vertical-align="middle"/>
      <style:paragraph-properties fo:text-align="center"/>
      <style:text-properties fo:color="#000000" style:font-name="한컴바탕" fo:font-size="10pt" style:font-name-asian="한컴바탕" style:font-size-asian="10pt" style:font-size-complex="10pt"/>
    </style:style>
    <style:style style:name="ID0ENEAG" style:family="table-cell" style:parent-style-name="Default" style:data-style-name="N1">
      <style:table-cell-properties fo:background-color="#c0c0c0" style:text-align-source="fix" style:repeat-content="false" fo:border="0.002cm solid #000000" style:vertical-align="middle"/>
      <style:paragraph-properties fo:text-align="center"/>
      <style:text-properties fo:color="#000000" style:font-name="한컴바탕" fo:font-size="12pt" fo:font-weight="bold" style:font-name-asian="한컴바탕" style:font-size-asian="12pt" style:font-weight-asian="bold" style:font-size-complex="12pt"/>
    </style:style>
    <style:style style:name="ID0EPIAG" style:family="table-cell" style:parent-style-name="Default" style:data-style-name="N1">
      <style:table-cell-properties style:text-align-source="fix" style:repeat-content="false" fo:wrap-option="wrap" fo:border="0.002cm solid #000000" style:vertical-align="middle"/>
      <style:paragraph-properties fo:text-align="start"/>
      <style:text-properties fo:color="#000000" style:font-name="한컴바탕" fo:font-size="10pt" style:font-name-asian="한컴바탕" style:font-size-asian="10pt" style:font-size-complex="10pt"/>
    </style:style>
    <style:style style:name="ID0ESHAG" style:family="table-cell" style:parent-style-name="Default" style:data-style-name="N1">
      <style:table-cell-properties style:text-align-source="fix" style:repeat-content="false" fo:border="0.002cm solid #000000" style:vertical-align="middle"/>
      <style:paragraph-properties fo:text-align="center"/>
      <style:text-properties fo:color="#000000" style:font-name="한컴바탕" fo:font-size="11pt" style:font-name-asian="한컴바탕" style:font-size-asian="11pt" style:font-size-complex="11pt"/>
    </style:style>
    <style:style style:name="ID0EX6AE" style:family="table-cell" style:parent-style-name="Default">
      <style:table-cell-properties style:vertical-align="bottom"/>
      <style:text-properties fo:color="#000000" style:font-name="돋움" fo:font-size="10pt" style:font-name-asian="돋움" style:font-size-asian="10pt" style:font-size-complex="10pt"/>
    </style:style>
    <style:style style:name="ID0EXGAG" style:family="table-cell" style:parent-style-name="Default" style:data-style-name="N147">
      <style:table-cell-properties style:text-align-source="fix" style:repeat-content="false" fo:border="0.002cm solid #000000" style:vertical-align="middle"/>
      <style:paragraph-properties fo:text-align="center"/>
      <style:text-properties fo:color="#000000" style:font-name="한컴바탕" fo:font-size="10pt" style:font-name-asian="한컴바탕" style:font-size-asian="10pt" style:font-size-complex="10pt"/>
    </style:style>
    <style:style style:name="ID0E2OAG" style:family="table-cell" style:parent-style-name="Default" style:data-style-name="N1">
      <style:table-cell-properties fo:background-color="#ffffff" style:text-align-source="fix" style:repeat-content="false" fo:border="0.002cm solid #000000" style:vertical-align="middle"/>
      <style:paragraph-properties fo:text-align="center"/>
      <style:text-properties fo:color="#000000" style:font-name="한컴바탕" fo:font-size="12pt" style:font-name-asian="한컴바탕" style:font-size-asian="12pt" style:font-size-complex="12pt"/>
    </style:style>
    <style:style style:name="ID0E2TAG" style:family="table-cell" style:parent-style-name="Default" style:data-style-name="N1">
      <style:table-cell-properties style:text-align-source="fix" style:repeat-content="false" fo:border="0.002cm solid #000000" style:vertical-align="middle"/>
      <style:paragraph-properties fo:text-align="start"/>
      <style:text-properties fo:color="#000000" style:font-name="한컴바탕" fo:font-size="12pt" style:font-name-asian="한컴바탕" style:font-size-asian="12pt" style:font-size-complex="12pt"/>
    </style:style>
    <style:style style:name="ID0E3FAI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fo:color="#000000" style:font-name="Arial1" fo:font-size="12pt" style:font-name-asian="Arial1" style:font-size-asian="12pt" style:font-size-complex="12pt"/>
    </style:style>
    <style:style style:name="ID0E4SAG" style:family="table-cell" style:parent-style-name="Default" style:data-style-name="N1">
      <style:table-cell-properties style:text-align-source="fix" style:repeat-content="false" fo:wrap-option="wrap" fo:border="0.002cm solid #000000" style:vertical-align="middle"/>
      <style:paragraph-properties fo:text-align="start"/>
      <style:text-properties fo:color="#000000" style:font-name="돋움" fo:font-size="12pt" style:font-name-asian="돋움" style:font-size-asian="12pt" style:font-size-complex="12pt"/>
    </style:style>
    <style:style style:name="ID0E6NAG" style:family="table-cell" style:parent-style-name="Default" style:data-style-name="N1">
      <style:table-cell-properties style:vertical-align="bottom"/>
      <style:text-properties fo:color="#000000" style:font-name="한컴바탕" fo:font-size="12pt" style:font-name-asian="한컴바탕" style:font-size-asian="12pt" style:font-size-complex="12pt"/>
    </style:style>
    <style:style style:name="ID0E6RAG" style:family="table-cell" style:parent-style-name="Default" style:data-style-name="N1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000000" style:font-name="Arial1" fo:font-size="12pt" style:font-name-asian="Arial1" style:font-size-asian="12pt" style:font-size-complex="12pt"/>
    </style:style>
    <style:style style:name="ID0EBNAG" style:family="table-cell" style:parent-style-name="Default" style:data-style-name="N1">
      <style:table-cell-properties fo:background-color="#bfbfbf" style:text-align-source="fix" style:repeat-content="false" fo:wrap-option="wrap" fo:border="0.002cm solid #000000" style:vertical-align="middle"/>
      <style:paragraph-properties fo:text-align="center"/>
      <style:text-properties fo:color="#000000" style:font-name="한컴바탕" fo:font-size="12pt" fo:font-weight="bold" style:font-name-asian="한컴바탕" style:font-size-asian="12pt" style:font-weight-asian="bold" style:font-size-complex="12pt"/>
    </style:style>
    <style:style style:name="ID0ECRAG" style:family="table-cell" style:parent-style-name="Default" style:data-style-name="N1">
      <style:table-cell-properties style:vertical-align="middle"/>
      <style:text-properties fo:color="#000000" style:font-name="한컴바탕" fo:font-size="12pt" style:font-name-asian="한컴바탕" style:font-size-asian="12pt" style:font-size-complex="12pt"/>
    </style:style>
    <style:style style:name="ID0EFVAG" style:family="table-cell" style:parent-style-name="Default" style:data-style-name="N1">
      <style:table-cell-properties style:text-align-source="fix" style:repeat-content="false" fo:border="0.002cm solid #000000" style:vertical-align="middle"/>
      <style:paragraph-properties fo:text-align="center"/>
      <style:text-properties fo:color="#000000" style:font-name="한컴바탕" fo:font-size="12pt" style:font-name-asian="한컴바탕" style:font-size-asian="12pt" style:font-size-complex="12pt"/>
    </style:style>
    <style:style style:name="ID0EGQAG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fo:color="#000000" style:font-name="한컴바탕" fo:font-size="12pt" style:font-name-asian="한컴바탕" style:font-size-asian="12pt" style:font-size-complex="12pt"/>
    </style:style>
    <style:style style:name="ID0EJUAG" style:family="table-cell" style:parent-style-name="Default" style:data-style-name="N1">
      <style:table-cell-properties style:text-align-source="fix" style:repeat-content="false" fo:border="0.002cm solid #000000" style:vertical-align="middle"/>
      <style:paragraph-properties fo:text-align="start"/>
      <style:text-properties fo:color="#000000" style:font-name="돋움" fo:font-size="12pt" style:font-name-asian="돋움" style:font-size-asian="12pt" style:font-size-complex="12pt"/>
    </style:style>
    <style:style style:name="ID0EMTAG" style:family="table-cell" style:parent-style-name="Default" style:data-style-name="N1">
      <style:table-cell-properties style:text-align-source="fix" style:repeat-content="false" fo:wrap-option="wrap" fo:border="0.002cm solid #000000" style:vertical-align="middle"/>
      <style:paragraph-properties fo:text-align="start"/>
      <style:text-properties fo:color="#000000" style:font-name="Arial1" fo:font-size="12pt" style:font-name-asian="Arial1" style:font-size-asian="12pt" style:font-size-complex="12pt"/>
    </style:style>
    <style:style style:name="ID0EOSAG" style:family="table-cell" style:parent-style-name="Default" style:data-style-name="N1">
      <style:table-cell-properties fo:background-color="#ffffff" style:text-align-source="fix" style:repeat-content="false" fo:border="0.002cm solid #000000" style:vertical-align="middle"/>
      <style:paragraph-properties fo:text-align="center"/>
      <style:text-properties fo:color="#000000" style:font-name="돋움" fo:font-size="12pt" style:font-name-asian="돋움" style:font-size-asian="12pt" style:font-size-complex="12pt"/>
    </style:style>
    <style:style style:name="ID0EQRAG" style:family="table-cell" style:parent-style-name="Default" style:data-style-name="N1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000000" style:font-name="돋움" fo:font-size="12pt" style:font-name-asian="돋움" style:font-size-asian="12pt" style:font-size-complex="12pt"/>
    </style:style>
    <style:style style:name="ID0ERMAG" style:family="table-cell" style:parent-style-name="Default" style:data-style-name="N1">
      <style:table-cell-properties fo:border-bottom="none" fo:background-color="#bfbfbf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color="#000000" style:font-name="한컴바탕" fo:font-size="12pt" fo:font-weight="bold" style:font-name-asian="한컴바탕" style:font-size-asian="12pt" style:font-weight-asian="bold" style:font-size-complex="12pt"/>
    </style:style>
    <style:style style:name="ID0ERNAG" style:family="table-cell" style:parent-style-name="Default" style:data-style-name="N1">
      <style:table-cell-properties style:text-align-source="fix" style:repeat-content="false" fo:border="0.002cm solid #000000" style:vertical-align="middle"/>
      <style:paragraph-properties fo:text-align="center"/>
      <style:text-properties fo:color="#000000" style:font-name="한컴바탕" fo:font-size="12pt" style:font-name-asian="한컴바탕" style:font-size-asian="12pt" style:font-size-complex="12pt"/>
    </style:style>
    <style:style style:name="ID0ETQAG" style:family="table-cell" style:parent-style-name="Default" style:data-style-name="N1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000000" style:font-name="한컴바탕" fo:font-size="12pt" fo:font-weight="bold" style:font-name-asian="한컴바탕" style:font-size-asian="12pt" style:font-weight-asian="bold" style:font-size-complex="12pt"/>
    </style:style>
    <style:style style:name="ID0ETVAG" style:family="table-cell" style:parent-style-name="Default" style:data-style-name="N1">
      <style:table-cell-properties fo:border="0.002cm solid #000000" style:vertical-align="bottom"/>
      <style:text-properties fo:color="#000000" style:font-name="한컴바탕" fo:font-size="12pt" style:font-name-asian="한컴바탕" style:font-size-asian="12pt" style:font-size-complex="12pt"/>
    </style:style>
    <style:style style:name="ID0EXUAG" style:family="table-cell" style:parent-style-name="Default" style:data-style-name="N1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fo:color="#000000" style:font-name="한컴바탕" fo:font-size="12pt" style:font-name-asian="한컴바탕" style:font-size-asian="12pt" style:font-size-complex="12pt"/>
    </style:style>
    <style:style style:name="ce31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fo:color="#000000" style:font-name="한컴바탕" fo:font-size="14pt" fo:font-weight="bold" style:font-name-asian="한컴바탕" style:font-size-asian="14pt" style:font-weight-asian="bold" style:font-size-complex="14pt"/>
    </style:style>
    <style:style style:name="ce32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fo:color="#000000" style:font-name="한컴바탕" fo:font-size="11pt" fo:font-weight="bold" style:font-name-asian="한컴바탕" style:font-size-asian="11pt" style:font-weight-asian="bold" style:font-size-complex="11pt"/>
    </style:style>
    <style:style style:name="ce33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fo:color="#000000" style:font-name="한컴바탕" fo:font-size="10pt" style:font-name-asian="한컴바탕" style:font-size-asian="10pt" style:font-size-complex="10pt"/>
    </style:style>
    <style:style style:name="ce34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fo:color="#000000" style:font-name="한컴바탕" fo:font-size="11pt" style:font-name-asian="한컴바탕" style:font-size-asian="11pt" style:font-size-complex="11pt"/>
    </style:style>
    <style:style style:name="ce35" style:family="table-cell" style:parent-style-name="Default" style:data-style-name="N1">
      <style:table-cell-properties style:text-align-source="fix" style:repeat-content="false" style:vertical-align="middle"/>
      <style:paragraph-properties fo:text-align="start"/>
      <style:text-properties fo:color="#000000" style:font-name="한컴바탕" fo:font-size="10pt" style:font-name-asian="한컴바탕" style:font-size-asian="10pt" style:font-size-complex="10pt"/>
    </style:style>
    <style:style style:name="ce36" style:family="table-cell" style:parent-style-name="Default" style:data-style-name="N1">
      <style:table-cell-properties style:vertical-align="middle"/>
      <style:text-properties fo:color="#000000" style:font-name="한컴바탕" fo:font-size="11pt" style:font-name-asian="한컴바탕" style:font-size-asian="11pt" style:font-size-complex="11pt"/>
    </style:style>
    <style:style style:name="ce37" style:family="table-cell" style:parent-style-name="Default" style:data-style-name="N1">
      <style:table-cell-properties style:text-align-source="fix" style:repeat-content="false" fo:wrap-option="wrap" style:vertical-align="middle"/>
      <style:paragraph-properties fo:text-align="start"/>
      <style:text-properties fo:color="#000000" style:font-name="한컴바탕" fo:font-size="10pt" style:font-name-asian="한컴바탕" style:font-size-asian="10pt" style:font-size-complex="10pt"/>
    </style:style>
    <style:style style:name="ce38" style:family="table-cell" style:parent-style-name="Default" style:data-style-name="N1">
      <style:table-cell-properties style:vertical-align="middle"/>
      <style:text-properties fo:color="#000000" style:font-name="한컴바탕" fo:font-size="10pt" style:font-name-asian="한컴바탕" style:font-size-asian="10pt" style:font-size-complex="10pt"/>
    </style:style>
    <style:style style:name="ce39" style:family="table-cell" style:parent-style-name="Default" style:data-style-name="N1">
      <style:table-cell-properties fo:border-bottom="none" fo:background-color="#bfbfbf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color="#000000" style:font-name="굴림" fo:font-size="12pt" fo:font-weight="bold" style:font-name-asian="굴림" style:font-size-asian="12pt" style:font-weight-asian="bold" style:font-size-complex="12pt"/>
    </style:style>
    <style:style style:name="ce40" style:family="table-cell" style:parent-style-name="Default" style:data-style-name="N1">
      <style:table-cell-properties fo:background-color="#bfbfbf" style:text-align-source="fix" style:repeat-content="false" fo:wrap-option="wrap" fo:border="0.002cm solid #000000" style:vertical-align="middle"/>
      <style:paragraph-properties fo:text-align="center"/>
      <style:text-properties fo:color="#000000" style:font-name="굴림" fo:font-size="12pt" fo:font-weight="bold" style:font-name-asian="굴림" style:font-size-asian="12pt" style:font-weight-asian="bold" style:font-size-complex="12pt"/>
    </style:style>
    <style:style style:name="ce41" style:family="table-cell" style:parent-style-name="Default" style:data-style-name="N1">
      <style:table-cell-properties style:text-align-source="fix" style:repeat-content="false" fo:border="0.002cm solid #000000" style:vertical-align="middle"/>
      <style:paragraph-properties fo:text-align="center"/>
      <style:text-properties fo:color="#000000" style:font-name="굴림" fo:font-size="12pt" style:font-name-asian="굴림" style:font-size-asian="12pt" style:font-size-complex="12pt"/>
    </style:style>
    <style:style style:name="ce42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fo:color="#000000" style:font-name="굴림" fo:font-size="12pt" style:font-name-asian="굴림" style:font-size-asian="12pt" style:font-size-complex="12pt"/>
    </style:style>
    <style:style style:name="ce43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fo:color="#000000" style:font-name="돋움" fo:font-size="12pt" style:font-name-asian="돋움" style:font-size-asian="12pt" style:font-size-complex="12pt"/>
    </style:style>
    <style:style style:name="ce44" style:family="table-cell" style:parent-style-name="Default">
      <style:table-cell-properties style:vertical-align="bottom"/>
      <style:text-properties fo:color="#000000" style:font-name="굴림" fo:font-size="10pt" style:font-name-asian="굴림" style:font-size-asian="10pt" style:font-size-complex="10pt"/>
    </style:style>
    <style:style style:name="ce45" style:family="table-cell" style:parent-style-name="Default" style:data-style-name="N1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000000" style:font-name="굴림" fo:font-size="12pt" fo:font-weight="bold" style:font-name-asian="굴림" style:font-size-asian="12pt" style:font-weight-asian="bold" style:font-size-complex="12pt"/>
    </style:style>
    <style:style style:name="ce46" style:family="table-cell" style:parent-style-name="Default" style:data-style-name="N1">
      <style:table-cell-properties fo:border="0.002cm solid #000000" style:vertical-align="middle"/>
      <style:text-properties fo:color="#000000" style:font-name="굴림" fo:font-size="12pt" style:font-name-asian="굴림" style:font-size-asian="12pt" style:font-size-complex="12pt"/>
    </style:style>
    <style:style style:name="ce4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000000" style:font-name="굴림" fo:font-size="12pt" style:font-name-asian="굴림" style:font-size-asian="12pt" style:font-size-complex="12pt"/>
    </style:style>
    <style:style style:name="ce48" style:family="table-cell" style:parent-style-name="Default" style:data-style-name="N1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000000" style:font-name="굴림" fo:font-size="12pt" style:font-name-asian="굴림" style:font-size-asian="12pt" style:font-size-complex="12pt"/>
    </style:style>
    <style:style style:name="ce49" style:family="table-cell" style:parent-style-name="Default" style:data-style-name="N1">
      <style:table-cell-properties style:text-align-source="fix" style:repeat-content="false" fo:wrap-option="wrap" fo:border="0.002cm solid #000000" style:vertical-align="middle"/>
      <style:paragraph-properties fo:text-align="start"/>
      <style:text-properties fo:color="#000000" style:font-name="굴림" fo:font-size="12pt" style:font-name-asian="굴림" style:font-size-asian="12pt" style:font-size-complex="12pt"/>
    </style:style>
    <style:style style:name="ce5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fo:color="#000000" style:font-name="굴림" fo:font-size="12pt" style:font-name-asian="굴림" style:font-size-asian="12pt" style:font-size-complex="12pt"/>
    </style:style>
    <style:style style:name="ce51" style:family="table-cell" style:parent-style-name="Default" style:data-style-name="N1">
      <style:table-cell-properties style:text-align-source="fix" style:repeat-content="false" fo:border="0.002cm solid #000000" style:vertical-align="middle"/>
      <style:paragraph-properties fo:text-align="start"/>
      <style:text-properties fo:color="#000000" style:font-name="굴림" fo:font-size="12pt" style:font-name-asian="굴림" style:font-size-asian="12pt" style:font-size-complex="12pt"/>
    </style:style>
    <style:style style:name="ce52" style:family="table-cell" style:parent-style-name="Default" style:data-style-name="N1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fo:color="#000000" style:font-name="굴림" fo:font-size="12pt" style:font-name-asian="굴림" style:font-size-asian="12pt" style:font-size-complex="12pt"/>
    </style:style>
    <style:style style:name="ce53" style:family="table-cell" style:parent-style-name="Default" style:data-style-name="N1">
      <style:table-cell-properties style:text-align-source="fix" style:repeat-content="false" fo:border="0.002cm solid #000000" style:vertical-align="middle"/>
      <style:paragraph-properties fo:text-align="center"/>
      <style:text-properties fo:color="#000000" style:font-name="굴림" fo:font-size="12pt" style:font-name-asian="굴림" style:font-size-asian="12pt" style:font-name-complex="Tahoma" style:font-size-complex="12pt"/>
    </style:style>
    <style:style style:name="ce54" style:family="table-cell" style:parent-style-name="Default" style:data-style-name="N1">
      <style:table-cell-properties fo:background-color="#ffff66" style:text-align-source="fix" style:repeat-content="false" style:vertical-align="middle"/>
      <style:paragraph-properties fo:text-align="center"/>
      <style:text-properties fo:color="#000000" style:font-name="돋움" fo:font-size="12pt" style:font-name-asian="돋움" style:font-size-asian="12pt" style:font-size-complex="12pt"/>
    </style:style>
    <style:style style:name="ce55" style:family="table-cell" style:parent-style-name="Default">
      <style:table-cell-properties style:vertical-align="bottom"/>
      <style:text-properties fo:color="#000000" style:font-name="돋움" fo:font-size="12pt" style:font-name-asian="돋움" style:font-size-asian="12pt" style:font-size-complex="12pt"/>
    </style:style>
    <style:style style:name="gr1" style:family="graphic">
      <style:graphic-properties draw:stroke="none" draw:fill="none" style:mirror="none"/>
    </style:style>
    <style:style style:name="ID0EM5G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X5G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A6G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L6G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U6G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66G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IAH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TAH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3AH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HBH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QBH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2BH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ECH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PCH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YCH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DDH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MDH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XDH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AEH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LEH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UEH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6EH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IFH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TFH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3FH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HGH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QGH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2GH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EHH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PHH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YHH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DIH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MIH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XIH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AJH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LJH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UJH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6JH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IKH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TKH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3KH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HLH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QLH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2LH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EMH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PMH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YMH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DNH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MNH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XNH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AOH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LOH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UOH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6OH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IPH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TPH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3PH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HQH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QQH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2QH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ERH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PRH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YRH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DSH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MSH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XSH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ATH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LTH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UTH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6TH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IUH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TUH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3UH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HVH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QVH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2VH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EWH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PWH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YWH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DXH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2HA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EIA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PIA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YIA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CJA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LJA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WJA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6JA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JKA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SKA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4KA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GLA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QLA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ZLA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EMA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NMA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XMA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ANA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LNA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UNA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BDD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KDD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TDD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3DD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FED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OED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XED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CFD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LFD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UFD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4FD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GGD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PGD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YGD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BHD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MHD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VHD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5HD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HID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QID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ZID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CJD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LJD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WJD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6JD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IKD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RKD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1KD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DLD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MLD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VLD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AMD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JMD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SMD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2MD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END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NND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WND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6ND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KOD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TOD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E4E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P4E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Y4E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D5E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M5E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X5E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A6E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L6E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U6E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66E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IAF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TAF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3AF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HBF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QBF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2BF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ECF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PCF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YCF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DDF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MDF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XDF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AEF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LEF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UEF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6EF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IFF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TFF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3FF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HGF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QGF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2GF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EHF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PHF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YHF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DIF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MIF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XIF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AJF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LJF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UJF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6JF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IKF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TKF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3KF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HLF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QLF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2LF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EMF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PMF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AEE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LEE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UEE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6EE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IFE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TFE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3FE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HGE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QGE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2GE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EHE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PHE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YHE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DIE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MIE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XIE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AJE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LJE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UJE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6JE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IKE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TKE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3KE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HLE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QLE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2LE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EME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PME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YME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DNE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MNE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XNE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AOE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LOE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UOE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6OE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IPE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TPE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3PE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HQE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QQE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2QE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ERE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PRE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YRE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DSE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MSE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XSE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ATE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LTE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UTE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6TE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IUE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TUE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3UE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HVE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QVE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2VE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EWE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PWE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YWE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DXE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MXE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XXE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AYE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LYE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UYE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6YE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IZE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TZE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3ZE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H1E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Q1E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21E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E2E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P2E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Y2E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D3E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M3E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X3E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SPD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4PD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GQD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RQD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1QD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FRD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ORD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ZRD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CSD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NSD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WSD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BTD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KTD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UTD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4TD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IUD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RUD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3UD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FVD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QVD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ZVD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EWD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NWD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YWD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BXD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LXD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UXD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6XD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IYD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TYD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3YD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HZD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QZD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2ZD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E1D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P1D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Y1D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C2D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L2D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W2D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62D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K3D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T3D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53D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H4D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S4D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24D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G5D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P5D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Z5D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C6D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N6D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W6D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CAA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LAA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WAA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6AA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KBA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TBA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5BA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HCA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ORC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ZRC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CSC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NSC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WSC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BTC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KTC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VTC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5TC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JUC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SUC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4UC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GVC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RVC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1VC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FWC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OWC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ZWC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CXC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NXC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WXC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BYC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KYC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VYC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5YC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JZC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SZC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4ZC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G1C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R1C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11C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F2C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O2C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Z2C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C3C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N3C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W3C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B4C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K4C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V4C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54C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J5C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S5C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45C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G6C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R6C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16C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FAD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OAD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ZAD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CBD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NBD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WBD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BCD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KCD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VCD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5CD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JDD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SDD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4DD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RPA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3PA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FQA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QQA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ZQA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ERA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NRA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YRA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BSA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MSA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VSA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ATA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JTA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UTA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4TA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IUA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RUA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3UA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FVA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QVA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ZVA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EWA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NWA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YWA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BXA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MXA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VXA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AYA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JYA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UYA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4YA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IZA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RZA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3ZA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F1A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Q1A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Z1A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E2A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N2A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Y2A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3MF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HNF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QNF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2NF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EOF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POF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YOF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DPF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MPF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XPF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AQF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LQF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UQF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6QF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IRF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TRF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3RF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HSF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QSF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2SF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ETF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PTF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YTF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DUF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MUF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XUF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AVF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LVF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UVF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6VF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IWF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TWF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OLC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ZLC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CMC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NMC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WMC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BNC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KNC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VNC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SAD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4AD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GBD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RBD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1BD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FCD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OCD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ZCD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CDD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NDD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WDD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BED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KED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VED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5ED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JFD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SFD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4FD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GGD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RGD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1GD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FHD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OHD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ZHD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NND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YND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BOD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MOD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VOD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APD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JPD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UPD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4PD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IQD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RQD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3QD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FRD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QRD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ZRD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ESD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NSD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YSD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BTD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MTD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VTD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AUD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JUD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UUD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KRC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VRC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5RC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JSC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SSC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4SC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GTC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RTC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1TC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FUC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OUC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ZUC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CVC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NVC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WVC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BWC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KWC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VWC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5WC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JXC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SXC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4XC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GYC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RYC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5YC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JZC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SZC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4ZC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G1C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R1C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11C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F2C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O2C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Z2C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C3C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N3C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W3C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B4C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K4C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V4C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54C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J5C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S5C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45C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G6C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R6C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16C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FAD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61B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HLB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QLB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ZLB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CMB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LMB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WMB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6MB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JNB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SNB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2NB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EOB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NOB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WOB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BPB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KPB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UPB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4PB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GQB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PQB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YQB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BRB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MRB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VRB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6RB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ISB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RSB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1SB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DTB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MTB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XTB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AUB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KUB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V2B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52B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H3B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S3B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23B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G4B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P4B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Y4B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B5B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M5B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V5B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A6B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J6B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S6B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26B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GAC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PAC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1AC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DBC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MBC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VBC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ACC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JCC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UCC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BDC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KDC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TDC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5DC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HEC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SEC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2EC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EFC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NFC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YFC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BGC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MGC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VGC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5GC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HHC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SHC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2HC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GIC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PIC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YIC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BJC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MJC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VJC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AKC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2EB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GFB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PFB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1FB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DGB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OGB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XGB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CHB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LHB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WHB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6HB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KIB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TIB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5IB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HJB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SJB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2JB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GKB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PKB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1KB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DLB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OLB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XLB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CMB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QXH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1XH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DYH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OYH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XYH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CZH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LZH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WZH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6ZH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K1H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T1H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51H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H2H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S2H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22H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F3H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O3H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Z3H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C4H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N4H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W4H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B5H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K5H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V5H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55H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J6H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S6H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46H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HAA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RAA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1AA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FBA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OBA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ZBA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CCA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NCA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WCA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BDA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KDA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VDA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5DA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JEA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MKA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PMB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ZMB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CNB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NNB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WNB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BOB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KOB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VOB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5OB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IPB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RPB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3PB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FQB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QQB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ZQB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ERB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NRB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XRB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ASB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LSB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USB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6SB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ITB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TTB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AUB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KUB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TUB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5UB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HVB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SVB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2VB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GWB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PWB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ZWB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CXB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NXB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WXB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BYB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KYB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VYB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5YB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IZB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RZB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3ZB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F1B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Q1B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Z1B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E2B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R2B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22B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E3B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P3B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Y3B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D4B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M4B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X4B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A5B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K5B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T5B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55B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H6B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S6B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26B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GAC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PAC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ZAC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CBC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NBC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WBC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BCC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KCC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VCC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VSB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ATB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JTB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UTB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4TB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IUB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RUB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3UB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FVB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QVB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ZVB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EWB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TOB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5OB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HPB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SPB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2PB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GQB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PQB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1QB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DRB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ORB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XRB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CSB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DBB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OBB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XBB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CCB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LCB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WCB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6CB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KDB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TDB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5DB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HEB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SEB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COA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NOA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WOA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BPA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KPA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VPA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5PA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IQA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RQA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2QA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ERA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PRA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YRA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DSA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MSA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XSA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ATA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KTA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TTA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5TA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HUA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SUA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2UA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FVA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OVA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YVA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BWA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MWA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VWA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AXA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JXA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UXA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4XA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HYA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QYA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2YA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EZA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PZA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YZA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C1A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L1A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V1A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51A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J2A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S2A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42A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G3A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R3A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13A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XUB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CVB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LVB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WVB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6VB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KWB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TWB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5WB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HXB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SXB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2XB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GYB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PYB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1YB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DZB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OZB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XZB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C1B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L1B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W1B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61B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K2B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T2B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52B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H3B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S3B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23B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G4B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P4B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14B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H5B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S5B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25B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G6B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P6B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16B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DAC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OAC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XAC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CBC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LBC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WBC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6BC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KCC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TCC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5CC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HDC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SDC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2DC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GEC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PEC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1EC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DFC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OFC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XFC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CGC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LGC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WGC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PWC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1WC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DXC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OXC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XXC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BYC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KYC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TYC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3YC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HZC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QZC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2ZC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E1C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P1C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Y1C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C2C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L2C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U2C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42C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I3C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CDC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NDC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WDC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BEC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KEC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VEC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5EC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JFC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SFC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4FC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GGC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RGC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1GC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FHC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OHC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ZHC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GIC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RIC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1IC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FJC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OJC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ZJC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CKC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NKC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WKC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BLC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KLC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VLC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5LC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JMC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SMC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4MC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GNC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RNC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1NC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FOC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L6F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W6F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66F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KAG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TAG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5AG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HBG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SBG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2BG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GCG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PCG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1CG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TDB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5DB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HEB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SEB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2EB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GFB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PFB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1FB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DGB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OGB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XGB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CHB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LHB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WHB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6HB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KIB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TIB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5IB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HJB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SJB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2JB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GKB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PKB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1KB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H4A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S4A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24A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G5A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P5A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15A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D6A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O6A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X6A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CAB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LAB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WAB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6AB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KBB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TBB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5BB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HCB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SCB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2CB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GDB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K6D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V6D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56D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JAE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ICE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TCE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3CE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HDE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WAE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BBE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KBE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VBE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54D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J5D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S5D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45D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ALA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LLA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ULA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5LA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HMA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H4A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S4A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24A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G5A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P5A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15A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D6A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O6A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X6A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CAB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LAB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WAB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6AB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KBB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TBB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5BB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HCB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SCB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2CB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GDB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PDB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1DB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DEB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OEB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GID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RID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1ID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FJD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OJD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ZJD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CKD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NKD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WKD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BLD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KLD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VLD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5LD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JMD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SMD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4MD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SOC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2OC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GPC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PPC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1PC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DQC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OQC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XQC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CRC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LRC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WRC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6RC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KSC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TSC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5SC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HTC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STC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2TC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GUC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PUC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1UC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DVC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OVC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XVCI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CWCI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WMA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BNA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KNA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VNA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COA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NOA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WOA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BPA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BYF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MYF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ZYF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EZF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4WB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IXB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RXB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2XB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EYB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PYB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YYB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DZB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MZB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XZB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A1B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L1B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CFA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NFA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WFA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BGA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KGA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VGA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UOC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6OC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IPC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TPC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3PC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HQC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QQC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2QC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UHA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4HA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GIA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RIA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1IA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FJA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OJA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ZJA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E2F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P2F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Y2F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D3F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Q3F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23F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E4F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P4F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64F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K5F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T5F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55F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1JB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FKB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OKB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ZKB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CLB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NLB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WLB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BMB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KMB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VMB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5MB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JNB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SNB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4NB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RZF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3ZF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M1FK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X1FK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6EB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JFB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SFB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4FB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GGB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RGB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1GB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FHB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OHB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ZHB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CIB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NIB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ID0EWIBM" style:family="text">
      <style:text-properties fo:color="#000000" style:text-position="0% 100%" style:font-name="Arial1" fo:font-size="12pt" fo:font-style="normal" style:text-underline-style="none" fo:font-weight="normal" style:font-size-asian="12pt" style:font-size-complex="12pt"/>
    </style:style>
    <style:style style:name="ID0EBJBM" style:family="text">
      <style:text-properties fo:color="#000000" style:text-position="0% 100%" style:font-name="돋움" fo:font-size="12pt" fo:font-style="normal" style:text-underline-style="none" fo:font-weight="normal" style:font-size-asian="12pt" style:font-size-complex="12pt"/>
    </style:style>
    <style:style style:name="T1220" style:family="text">
      <style:text-properties fo:color="#000000" style:text-position="0% 100%" style:font-name="굴림" fo:font-size="12pt" fo:font-style="normal" style:text-underline-style="none" fo:font-weight="normal" style:font-size-asian="12pt" style:font-size-complex="12pt"/>
    </style:style>
  </office:automatic-styles>
  <office:body>
    <office:spreadsheet>
      <table:table table:name="표지" table:style-name="ID0EFVNM">
        <office:forms form:automatic-focus="false" form:apply-design-mode="false"/>
        <table:table-column table:style-name="ID0EQUEM" table:default-cell-style-name="ID0EX6AE"/>
        <table:table-column table:style-name="co11" table:default-cell-style-name="ID0EX6AE"/>
        <table:table-column table:style-name="ID0EQUEM" table:number-columns-repeated="8" table:default-cell-style-name="ID0EX6AE"/>
        <table:table-column table:style-name="co9" table:number-columns-repeated="246" table:default-cell-style-name="ID0EX6AE"/>
        <table:table-row table:style-name="ro93">
          <table:table-cell table:style-name="ce31" table:number-columns-repeated="5"/>
          <table:table-cell table:style-name="ce36" table:number-columns-repeated="5"/>
          <table:table-cell table:number-columns-repeated="246"/>
        </table:table-row>
        <table:table-row table:style-name="ro94">
          <table:table-cell table:style-name="ce32" table:number-columns-repeated="5"/>
          <table:table-cell table:style-name="ce36" table:number-columns-repeated="5"/>
          <table:table-cell table:number-columns-repeated="246"/>
        </table:table-row>
        <table:table-row table:style-name="ro95">
          <table:table-cell table:style-name="ce33">
            <draw:frame table:end-cell-address="표지.E12" table:end-x="0.08cm" table:end-y="0.34cm" draw:z-index="0" draw:name="Graphics 1" draw:style-name="gr1" svg:width="9.804cm" svg:height="4.842cm" svg:x="0.19cm" svg:y="0.56cm">
              <draw:image xlink:href="Pictures/image1.wmf" xlink:type="simple" xlink:show="embed" xlink:actuate="onLoad">
                <text:p/>
              </draw:image>
            </draw:frame>
          </table:table-cell>
          <table:table-cell table:style-name="ce35" table:number-columns-repeated="2"/>
          <table:table-cell table:style-name="ce37" table:number-columns-repeated="2"/>
          <table:table-cell table:style-name="ce38"/>
          <table:table-cell table:number-columns-repeated="250"/>
        </table:table-row>
        <table:table-row table:style-name="ro95">
          <table:table-cell table:style-name="ce33">
            <draw:frame table:end-cell-address="표지.D13" table:end-x="2.3cm" table:end-y="0.05cm" draw:z-index="1" draw:name="Graphics 1" draw:style-name="gr1" svg:width="8.033cm" svg:height="4.906cm" svg:x="1.77cm" svg:y="0.08cm">
              <draw:image xlink:href="Pictures/image2.wmf" xlink:type="simple" xlink:show="embed" xlink:actuate="onLoad">
                <text:p/>
              </draw:image>
            </draw:frame>
          </table:table-cell>
          <table:table-cell table:style-name="ce35" table:number-columns-repeated="2"/>
          <table:table-cell table:style-name="ce37" table:number-columns-repeated="2"/>
          <table:table-cell table:style-name="ce38"/>
          <table:table-cell table:number-columns-repeated="250"/>
        </table:table-row>
        <table:table-row table:style-name="ro95" table:number-rows-repeated="6">
          <table:table-cell table:style-name="ce33"/>
          <table:table-cell table:style-name="ce35" table:number-columns-repeated="2"/>
          <table:table-cell table:style-name="ce37" table:number-columns-repeated="2"/>
          <table:table-cell table:style-name="ce38"/>
          <table:table-cell table:number-columns-repeated="250"/>
        </table:table-row>
        <table:table-row table:style-name="ro96">
          <table:table-cell table:style-name="ce33"/>
          <table:table-cell table:style-name="ce35" table:number-columns-repeated="2"/>
          <table:table-cell table:style-name="ce37" table:number-columns-repeated="2"/>
          <table:table-cell table:number-columns-repeated="251"/>
        </table:table-row>
        <table:table-row table:style-name="ro97" table:number-rows-repeated="3">
          <table:table-cell table:style-name="ce33"/>
          <table:table-cell table:style-name="ce35" table:number-columns-repeated="2"/>
          <table:table-cell table:style-name="ce37" table:number-columns-repeated="2"/>
          <table:table-cell table:number-columns-repeated="251"/>
        </table:table-row>
        <table:table-row table:style-name="ro95" table:number-rows-repeated="5">
          <table:table-cell table:style-name="ce33"/>
          <table:table-cell table:style-name="ce35" table:number-columns-repeated="2"/>
          <table:table-cell table:style-name="ce37" table:number-columns-repeated="2"/>
          <table:table-cell table:style-name="ce38"/>
          <table:table-cell table:number-columns-repeated="250"/>
        </table:table-row>
        <table:table-row table:style-name="ro95">
          <table:table-cell table:style-name="ce33">
            <draw:frame table:end-cell-address="표지.J28" table:end-x="2.35cm" table:end-y="0.26cm" draw:z-index="2" draw:name="Graphics 1" draw:style-name="gr1" svg:width="24.189cm" svg:height="3.969cm" svg:x="0.13cm" svg:y="0.37cm">
              <draw:image xlink:href="">
                <text:p/>
              </draw:image>
            </draw:frame>
          </table:table-cell>
          <table:table-cell table:style-name="ce35" table:number-columns-repeated="2"/>
          <table:table-cell table:style-name="ce37" table:number-columns-repeated="2"/>
          <table:table-cell table:style-name="ce38"/>
          <table:table-cell table:number-columns-repeated="250"/>
        </table:table-row>
        <table:table-row table:style-name="ro95">
          <table:table-cell table:style-name="ce33"/>
          <table:table-cell table:style-name="ce35" table:number-columns-repeated="2"/>
          <table:table-cell table:style-name="ce37" table:number-columns-repeated="2"/>
          <table:table-cell table:style-name="ce38"/>
          <table:table-cell table:number-columns-repeated="250"/>
        </table:table-row>
        <table:table-row table:style-name="ro94">
          <table:table-cell table:style-name="ce34"/>
          <table:table-cell table:style-name="ce36" table:number-columns-repeated="9"/>
          <table:table-cell table:number-columns-repeated="246"/>
        </table:table-row>
        <table:table-row table:style-name="ro98" table:number-rows-repeated="3">
          <table:table-cell table:style-name="ce34"/>
          <table:table-cell table:style-name="ce36" table:number-columns-repeated="9"/>
          <table:table-cell table:number-columns-repeated="246"/>
        </table:table-row>
        <table:table-row table:style-name="ro94">
          <table:table-cell table:style-name="ce34"/>
          <table:table-cell table:style-name="ce36" table:number-columns-repeated="9"/>
          <table:table-cell table:number-columns-repeated="246"/>
        </table:table-row>
        <table:table-row table:style-name="ro99" table:number-rows-repeated="65509">
          <table:table-cell table:number-columns-repeated="256"/>
        </table:table-row>
        <table:table-row table:style-name="ro99">
          <table:table-cell table:number-columns-repeated="256"/>
        </table:table-row>
      </table:table>
      <table:table table:name="개정이력" table:style-name="ID0EFVNM">
        <table:table-column table:style-name="ID0ENJEM" table:default-cell-style-name="ID0ELFAG"/>
        <table:table-column table:style-name="ID0ENJEM" table:default-cell-style-name="ID0EXGAG"/>
        <table:table-column table:style-name="ID0ENJEM" table:number-columns-repeated="2" table:default-cell-style-name="ID0EPIAG"/>
        <table:table-column table:style-name="ID0ENJEM" table:number-columns-repeated="2" table:default-cell-style-name="ID0ELFAG"/>
        <table:table-column table:style-name="co9" table:number-columns-repeated="250" table:default-cell-style-name="ID0EX6AE"/>
        <table:table-row table:style-name="ID0EUJEM">
          <table:table-cell table:style-name="ID0E5DAG" office:value-type="string">
            <text:p>문서개정이력표</text:p>
          </table:table-cell>
          <table:table-cell table:style-name="ID0E5DAG" table:number-columns-repeated="5"/>
          <table:table-cell table:number-columns-repeated="250"/>
        </table:table-row>
        <table:table-row table:style-name="ID0EUKEM">
          <table:table-cell table:style-name="ID0ENEAG" office:value-type="string">
            <text:p>문서명</text:p>
          </table:table-cell>
          <table:table-cell table:style-name="ID0ENEAG"/>
          <table:table-cell table:style-name="ID0ESHAG" office:value-type="string">
            <text:p>요구사항정의서</text:p>
          </table:table-cell>
          <table:table-cell table:style-name="ID0ESHAG" table:number-columns-repeated="3"/>
          <table:table-cell table:number-columns-repeated="250"/>
        </table:table-row>
        <table:table-row table:style-name="ID0EUKEM">
          <table:table-cell table:style-name="ID0E3EAG" office:value-type="string">
            <text:p>버전</text:p>
          </table:table-cell>
          <table:table-cell table:style-name="ID0E3EAG" office:value-type="string">
            <text:p>날짜</text:p>
          </table:table-cell>
          <table:table-cell table:style-name="ID0EAIAG" office:value-type="string">
            <text:p>내 용</text:p>
          </table:table-cell>
          <table:table-cell table:style-name="ID0E1JAG"/>
          <table:table-cell table:style-name="ID0E3EAG" office:value-type="string">
            <text:p>작성자</text:p>
          </table:table-cell>
          <table:table-cell table:style-name="ID0E3EAG" office:value-type="string">
            <text:p>승인자</text:p>
          </table:table-cell>
          <table:table-cell table:number-columns-repeated="250"/>
        </table:table-row>
        <table:table-row table:style-name="ID0E5MEM">
          <table:table-cell office:value-type="string">
            <text:p>V0.9</text:p>
          </table:table-cell>
          <table:table-cell office:value-type="date" office:date-value="2021-02-17">
            <text:p>2021년2월17일</text:p>
          </table:table-cell>
          <table:table-cell office:value-type="string">
            <text:p>최초제정</text:p>
          </table:table-cell>
          <table:table-cell/>
          <table:table-cell office:value-type="string">
            <text:p>최희수</text:p>
          </table:table-cell>
          <table:table-cell office:value-type="string">
            <text:p>프로젝트관리자</text:p>
          </table:table-cell>
          <table:table-cell table:number-columns-repeated="250"/>
        </table:table-row>
        <table:table-row table:style-name="ID0E5MEM">
          <table:table-cell office:value-type="string">
            <text:p>V1.0</text:p>
          </table:table-cell>
          <table:table-cell office:value-type="date" office:date-value="2021-02-18">
            <text:p>2021년2월18일</text:p>
          </table:table-cell>
          <table:table-cell office:value-type="string">
            <text:p>내용 작성</text:p>
          </table:table-cell>
          <table:table-cell/>
          <table:table-cell office:value-type="string">
            <text:p>최희수</text:p>
          </table:table-cell>
          <table:table-cell office:value-type="string">
            <text:p>프로젝트관리자</text:p>
          </table:table-cell>
          <table:table-cell table:number-columns-repeated="250"/>
        </table:table-row>
        <table:table-row table:style-name="ID0E5MEM">
          <table:table-cell/>
          <table:table-cell office:value-type="date" office:date-value="2021-02-18">
            <text:p>2021년2월18일</text:p>
          </table:table-cell>
          <table:table-cell office:value-type="string">
            <text:p>내용 추가</text:p>
          </table:table-cell>
          <table:table-cell/>
          <table:table-cell office:value-type="string">
            <text:p>양지수</text:p>
          </table:table-cell>
          <table:table-cell office:value-type="string">
            <text:p>프로젝트관리자</text:p>
          </table:table-cell>
          <table:table-cell table:number-columns-repeated="250"/>
        </table:table-row>
        <table:table-row table:style-name="ID0E5MEM">
          <table:table-cell/>
          <table:table-cell table:style-name="ID0ELFAG"/>
          <table:table-cell table:style-name="ID0EEHAG" table:number-columns-repeated="2"/>
          <table:table-cell table:number-columns-repeated="252"/>
        </table:table-row>
      </table:table>
      <table:table table:name="정의서1" table:style-name="ID0EFVNM">
        <table:table-column table:style-name="ID0ERTEM" table:default-cell-style-name="ID0E6NAG"/>
        <table:table-column table:style-name="ID0EYTEM" table:default-cell-style-name="ID0EX6AE"/>
        <table:table-column table:style-name="ID0E5TEM" table:default-cell-style-name="ID0EX6AE"/>
        <table:table-column table:style-name="ID0EEUEM" table:default-cell-style-name="ID0EX6AE"/>
        <table:table-column table:style-name="ID0EKUEM" table:default-cell-style-name="ID0EX6AE"/>
        <table:table-column table:style-name="ID0EQUEM" table:number-columns-repeated="3" table:default-cell-style-name="ID0EX6AE"/>
        <table:table-column table:style-name="co9" table:number-columns-repeated="248" table:default-cell-style-name="ID0EX6AE"/>
        <table:table-row table:style-name="ID0EXUEM">
          <table:table-cell table:style-name="ID0ERMAG" office:value-type="string">
            <text:p>요구사항정의서</text:p>
          </table:table-cell>
          <table:table-cell table:style-name="ID0ERMAG" table:number-columns-repeated="8"/>
          <table:table-cell table:number-columns-repeated="247"/>
        </table:table-row>
        <table:table-row table:style-name="ID0EXUEM">
          <table:table-cell table:style-name="ID0EBNAG" office:value-type="string">
            <text:p>시스템명</text:p>
          </table:table-cell>
          <table:table-cell table:style-name="ID0EBNAG"/>
          <table:table-cell table:style-name="ID0ETQAG" office:value-type="string">
            <text:p>한.끝(한글끝말잇기)</text:p>
          </table:table-cell>
          <table:table-cell table:style-name="ID0ETQAG"/>
          <table:table-cell table:style-name="ID0EBNAG" office:value-type="string">
            <text:p>작성일</text:p>
          </table:table-cell>
          <table:table-cell table:style-name="ID0EXUAG" office:value-type="string">
            <text:p>2021.02.10</text:p>
          </table:table-cell>
          <table:table-cell table:style-name="ID0EXUAG" table:number-columns-repeated="3"/>
          <table:table-cell table:number-columns-repeated="247"/>
        </table:table-row>
        <table:table-row table:style-name="ID0EXUEM">
          <table:table-cell table:style-name="ID0EBNAG" office:value-type="string">
            <text:p>대분류</text:p>
          </table:table-cell>
          <table:table-cell table:style-name="ID0EBNAG" office:value-type="string">
            <text:p>중분류</text:p>
          </table:table-cell>
          <table:table-cell table:style-name="ID0EBNAG" office:value-type="string">
            <text:p>요구사항 ID</text:p>
          </table:table-cell>
          <table:table-cell table:style-name="ID0EBNAG" office:value-type="string">
            <text:p>소분류</text:p>
          </table:table-cell>
          <table:table-cell table:style-name="ID0EBNAG" office:value-type="string">
            <text:p>요구사항 상세내역 </text:p>
          </table:table-cell>
          <table:table-cell table:style-name="ID0EBNAG" office:value-type="string">
            <text:p>유형</text:p>
          </table:table-cell>
          <table:table-cell table:style-name="ID0EBNAG" office:value-type="string">
            <text:p>회원</text:p>
          </table:table-cell>
          <table:table-cell table:style-name="ID0EBNAG" office:value-type="string">
            <text:p>비회원</text:p>
          </table:table-cell>
          <table:table-cell table:style-name="ID0EBNAG" office:value-type="string">
            <text:p>관리자</text:p>
          </table:table-cell>
          <table:table-cell table:number-columns-repeated="247"/>
        </table:table-row>
        <table:table-row table:style-name="ID0ERZEM">
          <table:table-cell table:style-name="ID0EFVAG" office:value-type="string">
            <text:p>공통</text:p>
          </table:table-cell>
          <table:table-cell table:style-name="ID0EFVAG" office:value-type="string">
            <text:p>홈페이지</text:p>
          </table:table-cell>
          <table:table-cell table:style-name="ID0EFVAG" office:value-type="string">
            <text:p>RM-A01-001</text:p>
          </table:table-cell>
          <table:table-cell table:style-name="ID0EFVAG" office:value-type="string">
            <text:p>로그인 &amp; 로그아웃</text:p>
          </table:table-cell>
          <table:table-cell table:style-name="ID0E4SAG" office:value-type="string">
            <text:p>로그인을<text:span text:style-name="ID0EM5GK"> </text:span><text:span text:style-name="ID0EX5GK">할때</text:span><text:span text:style-name="ID0EM5GK"> </text:span><text:span text:style-name="ID0EX5GK">아이디와</text:span><text:span text:style-name="ID0EM5GK"> </text:span><text:span text:style-name="ID0EX5GK">비밀번호를</text:span><text:span text:style-name="ID0EM5GK"> </text:span><text:span text:style-name="ID0EX5GK">받고</text:span><text:span text:style-name="ID0EM5GK"> </text:span><text:span text:style-name="ID0EX5GK">틀리면</text:span><text:span text:style-name="ID0EM5GK"> </text:span><text:span text:style-name="ID0EX5GK">경고</text:span><text:span text:style-name="ID0EM5GK"> </text:span><text:span text:style-name="ID0EX5GK">표</text:span><text:span text:style-name="ID0EX5GK">시를</text:span><text:span text:style-name="ID0EM5GK"> </text:span><text:span text:style-name="ID0EX5GK">해준다로그인을</text:span><text:span text:style-name="ID0EM5GK"> </text:span><text:span text:style-name="ID0EX5GK">할때</text:span><text:span text:style-name="ID0EM5GK"> </text:span><text:span text:style-name="ID0EX5GK">아이디와</text:span><text:span text:style-name="ID0EM5GK"> </text:span><text:span text:style-name="ID0EX5GK">비밀번호를</text:span><text:span text:style-name="ID0EM5GK"> </text:span><text:span text:style-name="ID0EX5GK">받고</text:span><text:span text:style-name="ID0EM5GK"> </text:span><text:span text:style-name="ID0EX5GK">틀리</text:span><text:span text:style-name="ID0EX5GK">면</text:span><text:span text:style-name="ID0EM5GK"> </text:span><text:span text:style-name="ID0EX5GK">경고</text:span><text:span text:style-name="ID0EM5GK"> </text:span><text:span text:style-name="ID0EX5GK">표시를</text:span><text:span text:style-name="ID0EM5GK"> </text:span><text:span text:style-name="ID0EX5GK">해준다로그인을</text:span><text:span text:style-name="ID0EM5GK"> </text:span><text:span text:style-name="ID0EX5GK">할때</text:span><text:span text:style-name="ID0EM5GK"> </text:span><text:span text:style-name="ID0EX5GK">아이디와</text:span><text:span text:style-name="ID0EM5GK"> </text:span><text:span text:style-name="ID0EX5GK">비밀번호를</text:span><text:span text:style-name="ID0EM5GK"> </text:span><text:span text:style-name="ID0EX5GK">받고</text:span><text:span text:style-name="ID0EM5GK"> </text:span><text:span text:style-name="ID0EX5GK">틀리면</text:span><text:span text:style-name="ID0EM5GK"> </text:span><text:span text:style-name="ID0EX5GK">경고</text:span><text:span text:style-name="ID0EM5GK"> </text:span><text:span text:style-name="ID0EX5GK">표시를</text:span><text:span text:style-name="ID0EM5GK"> </text:span><text:span text:style-name="ID0EX5GK">해준다로그인을</text:span><text:span text:style-name="ID0EM5GK"> </text:span><text:span text:style-name="ID0EX5GK">할때</text:span><text:span text:style-name="ID0EM5GK"> </text:span><text:span text:style-name="ID0EX5GK">아이디와</text:span><text:span text:style-name="ID0EM5GK"> </text:span><text:span text:style-name="ID0EX5GK">비밀번호를</text:span><text:span text:style-name="ID0EM5GK"> </text:span><text:span text:style-name="ID0EX5GK">받고</text:span><text:span text:style-name="ID0EM5GK"> </text:span><text:span text:style-name="ID0EX5GK">틀리면</text:span><text:span text:style-name="ID0EM5GK"> </text:span><text:span text:style-name="ID0EX5GK">경고</text:span><text:span text:style-name="ID0EM5GK"> </text:span><text:span text:style-name="ID0EX5GK">표시를</text:span><text:span text:style-name="ID0EM5GK"> </text:span><text:span text:style-name="ID0EX5GK">해준다로그인을</text:span><text:span text:style-name="ID0EM5GK"> </text:span><text:span text:style-name="ID0EX5GK">할때</text:span><text:span text:style-name="ID0EM5GK"> </text:span><text:span text:style-name="ID0EX5GK">아이디와</text:span><text:span text:style-name="ID0EM5GK"> </text:span><text:span text:style-name="ID0EX5GK">비밀번호를</text:span><text:span text:style-name="ID0EM5GK"> </text:span><text:span text:style-name="ID0EX5GK">받고</text:span><text:span text:style-name="ID0EM5GK"> </text:span><text:span text:style-name="ID0EX5GK">틀리면</text:span><text:span text:style-name="ID0EM5GK"> </text:span><text:span text:style-name="ID0EX5GK">경고</text:span><text:span text:style-name="ID0EM5GK"> </text:span><text:span text:style-name="ID0EX5GK">표시를</text:span><text:span text:style-name="ID0EM5GK"> </text:span><text:span text:style-name="ID0EX5GK">해준다</text:span></text:p>
          </table:table-cell>
          <table:table-cell table:style-name="ID0EFVAG" office:value-type="string">
            <text:p>기능</text:p>
          </table:table-cell>
          <table:table-cell table:number-columns-repeated="3" table:style-name="ID0EFVAG" office:value-type="string">
            <text:p>O</text:p>
          </table:table-cell>
          <table:table-cell table:number-columns-repeated="247"/>
        </table:table-row>
        <table:table-row table:style-name="ID0EM2EM">
          <table:table-cell table:style-name="ID0EFVAG" table:number-columns-repeated="4"/>
          <table:table-cell table:style-name="ID0E3FAI" office:value-type="string">
            <text:p>ID<text:span text:style-name="ID0EX5GK">찾기는</text:span><text:span text:style-name="ID0EM5GK"> </text:span><text:span text:style-name="ID0EX5GK">이름과</text:span><text:span text:style-name="ID0EM5GK"> 전화번호가 일치 할 때 창으로</text:span><text:span text:style-name="ID0EM5GK">, PW</text:span><text:span text:style-name="ID0EM5GK">찾기는 </text:span><text:span text:style-name="ID0EM5GK">아이디와 </text:span></text:p>
            <text:p><text:span text:style-name="ID0EM5GK">휴대폰 번호가 일치할 때 이메일로 전송한다</text:span><text:span text:style-name="ID0EM5GK">.ID</text:span><text:span text:style-name="ID0EX5GK">찾기는</text:span><text:span text:style-name="ID0EM5GK"> </text:span><text:span text:style-name="ID0EX5GK">이름</text:span><text:span text:style-name="ID0EX5GK">과</text:span><text:span text:style-name="ID0EM5GK"> 전화번호가 일치 할 때 창으로</text:span><text:span text:style-name="ID0EM5GK">, PW</text:span><text:span text:style-name="ID0EM5GK">찾기는 아이디와 </text:span></text:p>
            <text:p><text:span text:style-name="ID0EM5GK">휴대폰 번호가 일치할 때 이메일로 전송한다</text:span><text:span text:style-name="ID0EM5GK">.ID</text:span><text:span text:style-name="ID0EX5GK">찾기는</text:span><text:span text:style-name="ID0EM5GK"> </text:span><text:span text:style-name="ID0EX5GK">이름</text:span><text:span text:style-name="ID0EX5GK">과</text:span><text:span text:style-name="ID0EM5GK"> 전화번호가 일치 할 때 창으로</text:span><text:span text:style-name="ID0EM5GK">, PW</text:span><text:span text:style-name="ID0EM5GK">찾기는 아이디와 </text:span></text:p>
            <text:p><text:span text:style-name="ID0EM5GK">휴대폰 번호가 일치할 때 이메일로 전송한다</text:span><text:span text:style-name="ID0EM5GK">.ID</text:span><text:span text:style-name="ID0EX5GK">찾기는</text:span><text:span text:style-name="ID0EM5GK"> </text:span><text:span text:style-name="ID0EX5GK">이름</text:span><text:span text:style-name="ID0EX5GK">과</text:span><text:span text:style-name="ID0EM5GK"> 전화번호가 일치 할 때 창으로</text:span><text:span text:style-name="ID0EM5GK">, PW</text:span><text:span text:style-name="ID0EM5GK">찾기는 아이디와 </text:span></text:p>
            <text:p><text:span text:style-name="ID0EM5GK">휴대폰 번호가 일치할 때 이메일로 전송한다</text:span><text:span text:style-name="ID0EM5GK">.ID</text:span><text:span text:style-name="ID0EX5GK">찾기는</text:span><text:span text:style-name="ID0EM5GK"> </text:span><text:span text:style-name="ID0EX5GK">이름</text:span><text:span text:style-name="ID0EX5GK">과</text:span><text:span text:style-name="ID0EM5GK"> 전화번호가 일치 할 때 창으로</text:span><text:span text:style-name="ID0EM5GK">, PW</text:span><text:span text:style-name="ID0EM5GK">찾기는 아이디와 </text:span></text:p>
            <text:p><text:span text:style-name="ID0EM5GK">휴대폰 번호가 일치할 때 이메일로 전송한다</text:span><text:span text:style-name="ID0EM5GK">.</text:span></text:p>
          </table:table-cell>
          <table:table-cell table:style-name="ID0EFVAG" office:value-type="string">
            <text:p>기능</text:p>
          </table:table-cell>
          <table:table-cell table:number-columns-repeated="3" table:style-name="ID0EFVAG" office:value-type="string">
            <text:p>O</text:p>
          </table:table-cell>
          <table:table-cell table:number-columns-repeated="247"/>
        </table:table-row>
        <table:table-row table:style-name="ID0EA4EM">
          <table:table-cell table:style-name="ID0EFVAG" table:number-columns-repeated="4"/>
          <table:table-cell table:style-name="ID0E2TAG" office:value-type="string">
            <text:p>로그아웃 버튼을 누르면 로그아웃이 된다</text:p>
          </table:table-cell>
          <table:table-cell table:style-name="ID0EFVAG" office:value-type="string">
            <text:p>기능</text:p>
          </table:table-cell>
          <table:table-cell table:number-columns-repeated="3" table:style-name="ID0EFVAG" office:value-type="string">
            <text:p>O</text:p>
          </table:table-cell>
          <table:table-cell table:number-columns-repeated="247"/>
        </table:table-row>
        <table:table-row table:style-name="ID0EU5EM">
          <table:table-cell table:style-name="ID0EFVAG" table:number-columns-repeated="2"/>
          <table:table-cell table:style-name="ID0EFVAG" office:value-type="string">
            <text:p>RM-A01-002</text:p>
          </table:table-cell>
          <table:table-cell table:style-name="ID0EFVAG" office:value-type="string">
            <text:p>회원가입</text:p>
          </table:table-cell>
          <table:table-cell table:style-name="ID0E4SAG" office:value-type="string">
            <text:p>개인정보입력<text:span text:style-name="ID0EM5GK">(</text:span><text:span text:style-name="ID0EX5GK">아이디</text:span><text:span text:style-name="ID0EM5GK">/</text:span><text:span text:style-name="ID0EX5GK">비밀번호</text:span><text:span text:style-name="ID0EM5GK">/</text:span><text:span text:style-name="ID0EM5GK">성별</text:span><text:span text:style-name="ID0EM5GK">/</text:span><text:span text:style-name="ID0EX5GK">생년월일</text:span><text:span text:style-name="ID0EX5GK">/</text:span><text:span text:style-name="ID0EX5GK">이메일</text:span><text:span text:style-name="ID0EX5GK">/(</text:span><text:span text:style-name="ID0EX5GK">대</text:span><text:span text:style-name="ID0EX5GK">)</text:span><text:span text:style-name="ID0EX5GK">주소</text:span><text:span text:style-name="ID0EX5GK">/(</text:span><text:span text:style-name="ID0EX5GK">소</text:span><text:span text:style-name="ID0EX5GK">)</text:span><text:span text:style-name="ID0EX5GK">주소</text:span><text:span text:style-name="ID0EX5GK">/</text:span><text:span text:style-name="ID0EX5GK">우편주소</text:span><text:span text:style-name="ID0EX5GK">/</text:span><text:span text:style-name="ID0EX5GK">핸드폰번호</text:span><text:span text:style-name="ID0EM5GK"> </text:span><text:span text:style-name="ID0EX5GK">등</text:span><text:span text:style-name="ID0EM5GK">)</text:span><text:span text:style-name="ID0EM5GK">개인정보입력</text:span><text:span text:style-name="ID0EM5GK">(</text:span><text:span text:style-name="ID0EX5GK">아이</text:span><text:span text:style-name="ID0EX5GK">디</text:span><text:span text:style-name="ID0EM5GK">/</text:span><text:span text:style-name="ID0EX5GK">비밀번호</text:span><text:span text:style-name="ID0EM5GK">/</text:span><text:span text:style-name="ID0EM5GK">성별</text:span><text:span text:style-name="ID0EM5GK">/</text:span><text:span text:style-name="ID0EX5GK">생년월일</text:span><text:span text:style-name="ID0EX5GK">/</text:span><text:span text:style-name="ID0EX5GK">이메일</text:span><text:span text:style-name="ID0EX5GK">/(</text:span><text:span text:style-name="ID0EX5GK">대</text:span><text:span text:style-name="ID0EX5GK">)</text:span><text:span text:style-name="ID0EX5GK">주소</text:span><text:span text:style-name="ID0EX5GK">/(</text:span><text:span text:style-name="ID0EX5GK">소</text:span><text:span text:style-name="ID0EX5GK">)</text:span><text:span text:style-name="ID0EX5GK">주소</text:span><text:span text:style-name="ID0EX5GK">/</text:span><text:span text:style-name="ID0EX5GK">우편</text:span><text:span text:style-name="ID0EX5GK">주소</text:span><text:span text:style-name="ID0EX5GK">/</text:span><text:span text:style-name="ID0EX5GK">핸드폰번호</text:span><text:span text:style-name="ID0EM5GK"> </text:span><text:span text:style-name="ID0EX5GK">등</text:span><text:span text:style-name="ID0EM5GK">)</text:span><text:span text:style-name="ID0EM5GK">개인정보입력</text:span><text:span text:style-name="ID0EM5GK">(</text:span><text:span text:style-name="ID0EX5GK">아이디</text:span><text:span text:style-name="ID0EM5GK">/</text:span><text:span text:style-name="ID0EX5GK">비밀번호</text:span><text:span text:style-name="ID0EM5GK">/</text:span><text:span text:style-name="ID0EM5GK">성별</text:span><text:span text:style-name="ID0EM5GK">/</text:span><text:span text:style-name="ID0EX5GK">생</text:span><text:span text:style-name="ID0EX5GK">년월일</text:span><text:span text:style-name="ID0EX5GK">/</text:span><text:span text:style-name="ID0EX5GK">이메일</text:span><text:span text:style-name="ID0EX5GK">/(</text:span><text:span text:style-name="ID0EX5GK">대</text:span><text:span text:style-name="ID0EX5GK">)</text:span><text:span text:style-name="ID0EX5GK">주소</text:span><text:span text:style-name="ID0EX5GK">/(</text:span><text:span text:style-name="ID0EX5GK">소</text:span><text:span text:style-name="ID0EX5GK">)</text:span><text:span text:style-name="ID0EX5GK">주소</text:span><text:span text:style-name="ID0EX5GK">/</text:span><text:span text:style-name="ID0EX5GK">우편주소</text:span><text:span text:style-name="ID0EX5GK">/</text:span><text:span text:style-name="ID0EX5GK">핸드폰번호</text:span><text:span text:style-name="ID0EM5GK"> </text:span><text:span text:style-name="ID0EX5GK">등</text:span><text:span text:style-name="ID0EM5GK">)</text:span><text:span text:style-name="ID0EM5GK">개인정보입력</text:span><text:span text:style-name="ID0EM5GK">(</text:span><text:span text:style-name="ID0EX5GK">아이디</text:span><text:span text:style-name="ID0EM5GK">/</text:span><text:span text:style-name="ID0EX5GK">비밀번호</text:span><text:span text:style-name="ID0EM5GK">/</text:span><text:span text:style-name="ID0EM5GK">성별</text:span><text:span text:style-name="ID0EM5GK">/</text:span><text:span text:style-name="ID0EX5GK">생년월일</text:span><text:span text:style-name="ID0EX5GK">/</text:span><text:span text:style-name="ID0EX5GK">이메일</text:span><text:span text:style-name="ID0EX5GK">/(</text:span><text:span text:style-name="ID0EX5GK">대</text:span><text:span text:style-name="ID0EX5GK">)</text:span><text:span text:style-name="ID0EX5GK">주소</text:span><text:span text:style-name="ID0EX5GK">/(</text:span><text:span text:style-name="ID0EX5GK">소</text:span><text:span text:style-name="ID0EX5GK">)</text:span><text:span text:style-name="ID0EX5GK">주소</text:span><text:span text:style-name="ID0EX5GK">/</text:span><text:span text:style-name="ID0EX5GK">우편주소</text:span><text:span text:style-name="ID0EX5GK">/</text:span><text:span text:style-name="ID0EX5GK">핸드폰번호</text:span><text:span text:style-name="ID0EM5GK"> </text:span><text:span text:style-name="ID0EX5GK">등</text:span><text:span text:style-name="ID0EM5GK">)</text:span><text:span text:style-name="ID0EM5GK">개인정보입력</text:span><text:span text:style-name="ID0EM5GK">(</text:span><text:span text:style-name="ID0EX5GK">아이</text:span><text:span text:style-name="ID0EX5GK">디</text:span><text:span text:style-name="ID0EM5GK">/</text:span><text:span text:style-name="ID0EX5GK">비밀번호</text:span><text:span text:style-name="ID0EM5GK">/</text:span><text:span text:style-name="ID0EM5GK">성별</text:span><text:span text:style-name="ID0EM5GK">/</text:span><text:span text:style-name="ID0EX5GK">생년월일</text:span><text:span text:style-name="ID0EX5GK">/</text:span><text:span text:style-name="ID0EX5GK">이메일</text:span><text:span text:style-name="ID0EX5GK">/(</text:span><text:span text:style-name="ID0EX5GK">대</text:span><text:span text:style-name="ID0EX5GK">)</text:span><text:span text:style-name="ID0EX5GK">주소</text:span><text:span text:style-name="ID0EX5GK">/(</text:span><text:span text:style-name="ID0EX5GK">소</text:span><text:span text:style-name="ID0EX5GK">)</text:span><text:span text:style-name="ID0EX5GK">주소</text:span><text:span text:style-name="ID0EX5GK">/</text:span><text:span text:style-name="ID0EX5GK">우편</text:span><text:span text:style-name="ID0EX5GK">주소</text:span><text:span text:style-name="ID0EX5GK">/</text:span><text:span text:style-name="ID0EX5GK">핸드폰번호</text:span><text:span text:style-name="ID0EM5GK"> </text:span><text:span text:style-name="ID0EX5GK">등</text:span><text:span text:style-name="ID0EM5GK">)</text:span></text:p>
          </table:table-cell>
          <table:table-cell table:style-name="ID0EFVAG" office:value-type="string">
            <text:p>기능</text:p>
          </table:table-cell>
          <table:table-cell table:number-columns-repeated="2" table:style-name="ID0EFVAG" office:value-type="string">
            <text:p>O</text:p>
          </table:table-cell>
          <table:table-cell table:style-name="ID0EFVAG"/>
          <table:table-cell table:number-columns-repeated="247"/>
        </table:table-row>
        <table:table-row table:style-name="ID0EKAFM">
          <table:table-cell table:style-name="ID0EFVAG" table:number-columns-repeated="4"/>
          <table:table-cell table:style-name="ID0E4SAG" office:value-type="string">
            <text:p>입력사항<text:span text:style-name="ID0EM5GK"> </text:span><text:span text:style-name="ID0EX5GK">미기재시</text:span><text:span text:style-name="ID0EM5GK"> </text:span><text:span text:style-name="ID0EX5GK">미입력사항이</text:span><text:span text:style-name="ID0EM5GK"> </text:span><text:span text:style-name="ID0EX5GK">있다는</text:span><text:span text:style-name="ID0EM5GK"> </text:span><text:span text:style-name="ID0EX5GK">경고창을</text:span><text:span text:style-name="ID0EM5GK"> </text:span><text:span text:style-name="ID0EX5GK">띄운다</text:span><text:span text:style-name="ID0EX5GK">입력사항</text:span><text:span text:style-name="ID0EM5GK"> </text:span><text:span text:style-name="ID0EX5GK">미기재시</text:span><text:span text:style-name="ID0EM5GK"> </text:span><text:span text:style-name="ID0EX5GK">미입력사항이</text:span><text:span text:style-name="ID0EM5GK"> </text:span><text:span text:style-name="ID0EX5GK">있다는</text:span><text:span text:style-name="ID0EM5GK"> </text:span><text:span text:style-name="ID0EX5GK">경고창을</text:span><text:span text:style-name="ID0EM5GK"> </text:span><text:span text:style-name="ID0EX5GK">띄운다</text:span><text:span text:style-name="ID0EX5GK">입력사항</text:span><text:span text:style-name="ID0EM5GK"> </text:span><text:span text:style-name="ID0EX5GK">미기재시</text:span><text:span text:style-name="ID0EM5GK"> </text:span><text:span text:style-name="ID0EX5GK">미입력사항이</text:span><text:span text:style-name="ID0EM5GK"> </text:span><text:span text:style-name="ID0EX5GK">있다는</text:span><text:span text:style-name="ID0EM5GK"> </text:span><text:span text:style-name="ID0EX5GK">경고창을</text:span><text:span text:style-name="ID0EM5GK"> </text:span><text:span text:style-name="ID0EX5GK">띄운다</text:span><text:span text:style-name="ID0EX5GK">입력사항</text:span><text:span text:style-name="ID0EM5GK"> </text:span><text:span text:style-name="ID0EX5GK">미기재시</text:span><text:span text:style-name="ID0EM5GK"> </text:span><text:span text:style-name="ID0EX5GK">미입력사항이</text:span><text:span text:style-name="ID0EM5GK"> </text:span><text:span text:style-name="ID0EX5GK">있다는</text:span><text:span text:style-name="ID0EM5GK"> </text:span><text:span text:style-name="ID0EX5GK">경고창을</text:span><text:span text:style-name="ID0EM5GK"> </text:span><text:span text:style-name="ID0EX5GK">띄운다</text:span><text:span text:style-name="ID0EX5GK">입력사항</text:span><text:span text:style-name="ID0EM5GK"> </text:span><text:span text:style-name="ID0EX5GK">미기재시</text:span><text:span text:style-name="ID0EM5GK"> </text:span><text:span text:style-name="ID0EX5GK">미입력사항이</text:span><text:span text:style-name="ID0EM5GK"> </text:span><text:span text:style-name="ID0EX5GK">있다는</text:span><text:span text:style-name="ID0EM5GK"> </text:span><text:span text:style-name="ID0EX5GK">경고창을</text:span><text:span text:style-name="ID0EM5GK"> </text:span><text:span text:style-name="ID0EX5GK">띄운다</text:span></text:p>
          </table:table-cell>
          <table:table-cell table:style-name="ID0EFVAG" office:value-type="string">
            <text:p>기능</text:p>
          </table:table-cell>
          <table:table-cell table:number-columns-repeated="2" table:style-name="ID0EFVAG" office:value-type="string">
            <text:p>O</text:p>
          </table:table-cell>
          <table:table-cell table:style-name="ID0EFVAG"/>
          <table:table-cell table:number-columns-repeated="247"/>
        </table:table-row>
        <table:table-row table:style-name="ID0EKAFM">
          <table:table-cell table:style-name="ID0EFVAG" table:number-columns-repeated="2"/>
          <table:table-cell table:style-name="ID0EFVAG" office:value-type="string">
            <text:p>RM-A01-003</text:p>
          </table:table-cell>
          <table:table-cell table:style-name="ID0EFVAG"/>
          <table:table-cell table:style-name="ID0E4SAG" office:value-type="string">
            <text:p>비밀번호를<text:span text:style-name="ID0EM5GK"> </text:span><text:span text:style-name="ID0EX5GK">입력하고</text:span><text:span text:style-name="ID0EM5GK"> </text:span><text:span text:style-name="ID0EX5GK">다시</text:span><text:span text:style-name="ID0EM5GK"> </text:span><text:span text:style-name="ID0EX5GK">입력하여</text:span><text:span text:style-name="ID0EM5GK"> </text:span><text:span text:style-name="ID0EX5GK">두</text:span><text:span text:style-name="ID0EM5GK"> </text:span><text:span text:style-name="ID0EX5GK">비밀번호</text:span><text:span text:style-name="ID0EM5GK"> </text:span><text:span text:style-name="ID0EX5GK">일치</text:span><text:span text:style-name="ID0EM5GK"> </text:span><text:span text:style-name="ID0EX5GK">여</text:span><text:span text:style-name="ID0EX5GK">부</text:span><text:span text:style-name="ID0EM5GK"> </text:span><text:span text:style-name="ID0EX5GK">판별비밀번호를</text:span><text:span text:style-name="ID0EM5GK"> </text:span><text:span text:style-name="ID0EX5GK">입력하고</text:span><text:span text:style-name="ID0EM5GK"> </text:span><text:span text:style-name="ID0EX5GK">다시</text:span><text:span text:style-name="ID0EM5GK"> </text:span><text:span text:style-name="ID0EX5GK">입력하여</text:span><text:span text:style-name="ID0EM5GK"> </text:span><text:span text:style-name="ID0EX5GK">두</text:span><text:span text:style-name="ID0EM5GK"> </text:span><text:span text:style-name="ID0EX5GK">비밀번호</text:span><text:span text:style-name="ID0EM5GK"> </text:span><text:span text:style-name="ID0EX5GK">일치</text:span><text:span text:style-name="ID0EM5GK"> </text:span><text:span text:style-name="ID0EX5GK">여부</text:span><text:span text:style-name="ID0EM5GK"> </text:span><text:span text:style-name="ID0EX5GK">판별비밀번호를</text:span><text:span text:style-name="ID0EM5GK"> </text:span><text:span text:style-name="ID0EX5GK">입력하고</text:span><text:span text:style-name="ID0EM5GK"> </text:span><text:span text:style-name="ID0EX5GK">다시</text:span><text:span text:style-name="ID0EM5GK"> </text:span><text:span text:style-name="ID0EX5GK">입력하여</text:span><text:span text:style-name="ID0EM5GK"> </text:span><text:span text:style-name="ID0EX5GK">두</text:span><text:span text:style-name="ID0EM5GK"> </text:span><text:span text:style-name="ID0EX5GK">비</text:span><text:span text:style-name="ID0EX5GK">밀번호</text:span><text:span text:style-name="ID0EM5GK"> </text:span><text:span text:style-name="ID0EX5GK">일치</text:span><text:span text:style-name="ID0EM5GK"> </text:span><text:span text:style-name="ID0EX5GK">여부</text:span><text:span text:style-name="ID0EM5GK"> </text:span><text:span text:style-name="ID0EX5GK">판별비밀번호를</text:span><text:span text:style-name="ID0EM5GK"> </text:span><text:span text:style-name="ID0EX5GK">입력하고</text:span><text:span text:style-name="ID0EM5GK"> </text:span><text:span text:style-name="ID0EX5GK">다시</text:span><text:span text:style-name="ID0EM5GK"> </text:span><text:span text:style-name="ID0EX5GK">입력하여</text:span><text:span text:style-name="ID0EM5GK"> </text:span><text:span text:style-name="ID0EX5GK">두</text:span><text:span text:style-name="ID0EM5GK"> </text:span><text:span text:style-name="ID0EX5GK">비밀번호</text:span><text:span text:style-name="ID0EM5GK"> </text:span><text:span text:style-name="ID0EX5GK">일치</text:span><text:span text:style-name="ID0EM5GK"> </text:span><text:span text:style-name="ID0EX5GK">여부</text:span><text:span text:style-name="ID0EM5GK"> </text:span><text:span text:style-name="ID0EX5GK">판별비밀번호를</text:span><text:span text:style-name="ID0EM5GK"> </text:span><text:span text:style-name="ID0EX5GK">입력하고</text:span><text:span text:style-name="ID0EM5GK"> </text:span><text:span text:style-name="ID0EX5GK">다시</text:span><text:span text:style-name="ID0EM5GK"> </text:span><text:span text:style-name="ID0EX5GK">입</text:span><text:span text:style-name="ID0EX5GK">력하여</text:span><text:span text:style-name="ID0EM5GK"> </text:span><text:span text:style-name="ID0EX5GK">두</text:span><text:span text:style-name="ID0EM5GK"> </text:span><text:span text:style-name="ID0EX5GK">비밀번호</text:span><text:span text:style-name="ID0EM5GK"> </text:span><text:span text:style-name="ID0EX5GK">일치</text:span><text:span text:style-name="ID0EM5GK"> </text:span><text:span text:style-name="ID0EX5GK">여부</text:span><text:span text:style-name="ID0EM5GK"> </text:span><text:span text:style-name="ID0EX5GK">판별</text:span></text:p>
          </table:table-cell>
          <table:table-cell table:style-name="ID0EFVAG" office:value-type="string">
            <text:p>기능</text:p>
          </table:table-cell>
          <table:table-cell table:number-columns-repeated="2" table:style-name="ID0EFVAG" office:value-type="string">
            <text:p>O</text:p>
          </table:table-cell>
          <table:table-cell table:style-name="ID0EFVAG"/>
          <table:table-cell table:number-columns-repeated="247"/>
        </table:table-row>
        <table:table-row table:style-name="ID0EQDFM">
          <table:table-cell table:style-name="ID0EFVAG" table:number-columns-repeated="4"/>
          <table:table-cell table:style-name="ID0E4SAG" office:value-type="string">
            <text:p>아이디가 존재하면 중복된 아이디라는 경고 표시를 해준다.</text:p>
          </table:table-cell>
          <table:table-cell table:style-name="ID0EFVAG" office:value-type="string">
            <text:p>기능</text:p>
          </table:table-cell>
          <table:table-cell table:number-columns-repeated="2" table:style-name="ID0EFVAG" office:value-type="string">
            <text:p>O</text:p>
          </table:table-cell>
          <table:table-cell table:style-name="ID0EFVAG"/>
          <table:table-cell table:number-columns-repeated="247"/>
        </table:table-row>
        <table:table-row table:style-name="ID0EQDFM">
          <table:table-cell table:style-name="ID0EFVAG" table:number-columns-repeated="2"/>
          <table:table-cell table:style-name="ID0EFVAG" office:value-type="string">
            <text:p>RM-A01-004</text:p>
          </table:table-cell>
          <table:table-cell table:style-name="ID0EFVAG"/>
          <table:table-cell table:style-name="ID0E4SAG" office:value-type="string">
            <text:p>개인정보입력 하는 곳에 정규식을 지키지 않으면 경고 표시를 해준다.</text:p>
          </table:table-cell>
          <table:table-cell table:style-name="ID0EFVAG" office:value-type="string">
            <text:p>기능</text:p>
          </table:table-cell>
          <table:table-cell table:number-columns-repeated="2" table:style-name="ID0EFVAG" office:value-type="string">
            <text:p>O</text:p>
          </table:table-cell>
          <table:table-cell table:style-name="ID0EFVAG"/>
          <table:table-cell table:number-columns-repeated="247"/>
        </table:table-row>
        <table:table-row table:style-name="ID0EA4EM">
          <table:table-cell table:style-name="ID0EFVAG" table:number-columns-repeated="2"/>
          <table:table-cell table:style-name="ID0EFVAG" office:value-type="string">
            <text:p>RM-A01-005</text:p>
          </table:table-cell>
          <table:table-cell table:style-name="ID0EFVAG" office:value-type="string">
            <text:p>마이페이지</text:p>
          </table:table-cell>
          <table:table-cell table:style-name="ID0E4SAG" office:value-type="string">
            <text:p>본인의 회원 정보를 조회할 수 있다.</text:p>
          </table:table-cell>
          <table:table-cell table:style-name="ID0EFVAG" office:value-type="string">
            <text:p>기능</text:p>
          </table:table-cell>
          <table:table-cell table:number-columns-repeated="2" table:style-name="ID0EFVAG" office:value-type="string">
            <text:p>O</text:p>
          </table:table-cell>
          <table:table-cell table:style-name="ID0EFVAG"/>
          <table:table-cell table:number-columns-repeated="247"/>
        </table:table-row>
        <table:table-row table:style-name="ID0EA4EM">
          <table:table-cell table:style-name="ID0EFVAG" table:number-columns-repeated="4"/>
          <table:table-cell table:style-name="ID0E4SAG" office:value-type="string">
            <text:p>본인의 회원 정보를 수정할 수 있다</text:p>
          </table:table-cell>
          <table:table-cell table:style-name="ID0EFVAG" office:value-type="string">
            <text:p>기능</text:p>
          </table:table-cell>
          <table:table-cell table:number-columns-repeated="2" table:style-name="ID0EFVAG" office:value-type="string">
            <text:p>O</text:p>
          </table:table-cell>
          <table:table-cell table:style-name="ID0EFVAG"/>
          <table:table-cell table:number-columns-repeated="247"/>
        </table:table-row>
        <table:table-row table:style-name="ID0E5JFM">
          <table:table-cell table:style-name="ID0EFVAG" table:number-columns-repeated="2"/>
          <table:table-cell table:style-name="ID0EFVAG" office:value-type="string">
            <text:p>RM-A01-006</text:p>
          </table:table-cell>
          <table:table-cell table:style-name="ID0EFVAG"/>
          <table:table-cell table:style-name="ID0E4SAG" office:value-type="string">
            <text:p>회원<text:span text:style-name="ID0EM5GK"> </text:span><text:span text:style-name="ID0EX5GK">탈퇴를</text:span><text:span text:style-name="ID0EM5GK"> </text:span><text:span text:style-name="ID0EX5GK">누르면</text:span><text:span text:style-name="ID0EM5GK"> </text:span><text:span text:style-name="ID0EX5GK">회원정보가</text:span><text:span text:style-name="ID0EM5GK"> </text:span><text:span text:style-name="ID0EX5GK">사라지고</text:span><text:span text:style-name="ID0EM5GK"> </text:span><text:span text:style-name="ID0EX5GK">탈퇴가</text:span><text:span text:style-name="ID0EM5GK"> </text:span><text:span text:style-name="ID0EX5GK">된다</text:span><text:span text:style-name="ID0EM5GK">.</text:span><text:span text:style-name="ID0EM5GK">회</text:span><text:span text:style-name="ID0EM5GK">원 </text:span><text:span text:style-name="ID0EX5GK">탈퇴를</text:span><text:span text:style-name="ID0EM5GK"> </text:span><text:span text:style-name="ID0EX5GK">누르면</text:span><text:span text:style-name="ID0EM5GK"> </text:span><text:span text:style-name="ID0EX5GK">회원정보가</text:span><text:span text:style-name="ID0EM5GK"> </text:span><text:span text:style-name="ID0EX5GK">사라지고</text:span><text:span text:style-name="ID0EM5GK"> </text:span><text:span text:style-name="ID0EX5GK">탈퇴가</text:span><text:span text:style-name="ID0EM5GK"> </text:span><text:span text:style-name="ID0EX5GK">된다</text:span><text:span text:style-name="ID0EM5GK">.</text:span><text:span text:style-name="ID0EM5GK">회원 </text:span><text:span text:style-name="ID0EX5GK">탈퇴를</text:span><text:span text:style-name="ID0EM5GK"> </text:span><text:span text:style-name="ID0EX5GK">누르면</text:span><text:span text:style-name="ID0EM5GK"> </text:span><text:span text:style-name="ID0EX5GK">회원정보가</text:span><text:span text:style-name="ID0EM5GK"> </text:span><text:span text:style-name="ID0EX5GK">사라지고</text:span><text:span text:style-name="ID0EM5GK"> </text:span><text:span text:style-name="ID0EX5GK">탈퇴가</text:span><text:span text:style-name="ID0EM5GK"> </text:span><text:span text:style-name="ID0EX5GK">된다</text:span><text:span text:style-name="ID0EM5GK">.</text:span><text:span text:style-name="ID0EM5GK">회원 </text:span><text:span text:style-name="ID0EX5GK">탈</text:span><text:span text:style-name="ID0EX5GK">퇴를</text:span><text:span text:style-name="ID0EM5GK"> </text:span><text:span text:style-name="ID0EX5GK">누르면</text:span><text:span text:style-name="ID0EM5GK"> </text:span><text:span text:style-name="ID0EX5GK">회원정보가</text:span><text:span text:style-name="ID0EM5GK"> </text:span><text:span text:style-name="ID0EX5GK">사라지고</text:span><text:span text:style-name="ID0EM5GK"> </text:span><text:span text:style-name="ID0EX5GK">탈퇴가</text:span><text:span text:style-name="ID0EM5GK"> </text:span><text:span text:style-name="ID0EX5GK">된다</text:span><text:span text:style-name="ID0EM5GK">.</text:span><text:span text:style-name="ID0EM5GK">회원 </text:span><text:span text:style-name="ID0EX5GK">탈퇴</text:span><text:span text:style-name="ID0EX5GK">를</text:span><text:span text:style-name="ID0EM5GK"> </text:span><text:span text:style-name="ID0EX5GK">누르면</text:span><text:span text:style-name="ID0EM5GK"> </text:span><text:span text:style-name="ID0EX5GK">회원정보가</text:span><text:span text:style-name="ID0EM5GK"> </text:span><text:span text:style-name="ID0EX5GK">사라지고</text:span><text:span text:style-name="ID0EM5GK"> </text:span><text:span text:style-name="ID0EX5GK">탈퇴가</text:span><text:span text:style-name="ID0EM5GK"> </text:span><text:span text:style-name="ID0EX5GK">된다</text:span><text:span text:style-name="ID0EM5GK">.</text:span></text:p>
          </table:table-cell>
          <table:table-cell table:style-name="ID0EFVAG" office:value-type="string">
            <text:p>기능</text:p>
          </table:table-cell>
          <table:table-cell table:number-columns-repeated="2" table:style-name="ID0EFVAG" office:value-type="string">
            <text:p>O</text:p>
          </table:table-cell>
          <table:table-cell table:style-name="ID0EFVAG"/>
          <table:table-cell table:number-columns-repeated="247"/>
        </table:table-row>
        <table:table-row table:style-name="ID0E5JFM">
          <table:table-cell table:style-name="ID0EFVAG" table:number-columns-repeated="2"/>
          <table:table-cell table:style-name="ID0EFVAG" office:value-type="string">
            <text:p>RM-A01-007</text:p>
          </table:table-cell>
          <table:table-cell table:style-name="ID0EQRAG" office:value-type="string">
            <text:p>물품등록</text:p>
          </table:table-cell>
          <table:table-cell table:style-name="ID0E4SAG" office:value-type="string">
            <text:p>물품<text:span text:style-name="ID0EM5GK"> </text:span><text:span text:style-name="ID0EX5GK">등록시</text:span><text:span text:style-name="ID0EM5GK"> </text:span><text:span text:style-name="ID0EX5GK">형식에</text:span><text:span text:style-name="ID0EM5GK"> </text:span><text:span text:style-name="ID0EX5GK">맞게</text:span><text:span text:style-name="ID0EM5GK"> </text:span><text:span text:style-name="ID0EX5GK">게시글을</text:span><text:span text:style-name="ID0EM5GK"> </text:span><text:span text:style-name="ID0EX5GK">작성하여</text:span><text:span text:style-name="ID0EM5GK"> </text:span><text:span text:style-name="ID0EX5GK">등록한다물품</text:span><text:span text:style-name="ID0EM5GK"> </text:span><text:span text:style-name="ID0EX5GK">등록시</text:span><text:span text:style-name="ID0EM5GK"> </text:span><text:span text:style-name="ID0EX5GK">형식에</text:span><text:span text:style-name="ID0EM5GK"> </text:span><text:span text:style-name="ID0EX5GK">맞게</text:span><text:span text:style-name="ID0EM5GK"> </text:span><text:span text:style-name="ID0EX5GK">게시글을</text:span><text:span text:style-name="ID0EM5GK"> </text:span><text:span text:style-name="ID0EX5GK">작성하여</text:span><text:span text:style-name="ID0EM5GK"> </text:span><text:span text:style-name="ID0EX5GK">등록한다물품</text:span><text:span text:style-name="ID0EM5GK"> </text:span><text:span text:style-name="ID0EX5GK">등록</text:span><text:span text:style-name="ID0EX5GK">시</text:span><text:span text:style-name="ID0EM5GK"> </text:span><text:span text:style-name="ID0EX5GK">형식에</text:span><text:span text:style-name="ID0EM5GK"> </text:span><text:span text:style-name="ID0EX5GK">맞게</text:span><text:span text:style-name="ID0EM5GK"> </text:span><text:span text:style-name="ID0EX5GK">게시글을</text:span><text:span text:style-name="ID0EM5GK"> </text:span><text:span text:style-name="ID0EX5GK">작성하여</text:span><text:span text:style-name="ID0EM5GK"> </text:span><text:span text:style-name="ID0EX5GK">등록한다물품</text:span><text:span text:style-name="ID0EM5GK"> </text:span><text:span text:style-name="ID0EX5GK">등록시</text:span><text:span text:style-name="ID0EM5GK"> </text:span><text:span text:style-name="ID0EX5GK">형식에</text:span><text:span text:style-name="ID0EM5GK"> </text:span><text:span text:style-name="ID0EX5GK">맞게</text:span><text:span text:style-name="ID0EM5GK"> </text:span><text:span text:style-name="ID0EX5GK">게시글을</text:span><text:span text:style-name="ID0EM5GK"> </text:span><text:span text:style-name="ID0EX5GK">작성하여</text:span><text:span text:style-name="ID0EM5GK"> </text:span><text:span text:style-name="ID0EX5GK">등록한다물품</text:span><text:span text:style-name="ID0EM5GK"> </text:span><text:span text:style-name="ID0EX5GK">등록시</text:span><text:span text:style-name="ID0EM5GK"> </text:span><text:span text:style-name="ID0EX5GK">형식</text:span><text:span text:style-name="ID0EX5GK">에</text:span><text:span text:style-name="ID0EM5GK"> </text:span><text:span text:style-name="ID0EX5GK">맞게</text:span><text:span text:style-name="ID0EM5GK"> </text:span><text:span text:style-name="ID0EX5GK">게시글을</text:span><text:span text:style-name="ID0EM5GK"> </text:span><text:span text:style-name="ID0EX5GK">작성하여</text:span><text:span text:style-name="ID0EM5GK"> </text:span><text:span text:style-name="ID0EX5GK">등록한다</text:span></text:p>
          </table:table-cell>
          <table:table-cell table:style-name="ID0EFVAG" office:value-type="string">
            <text:p>기능</text:p>
          </table:table-cell>
          <table:table-cell table:style-name="ID0EFVAG"/>
          <table:table-cell table:style-name="ID0EFVAG" office:value-type="string">
            <text:p>O</text:p>
          </table:table-cell>
          <table:table-cell table:style-name="ID0EFVAG"/>
          <table:table-cell table:number-columns-repeated="247"/>
        </table:table-row>
        <table:table-row table:style-name="ID0EGNFM">
          <table:table-cell table:style-name="ID0EFVAG" table:number-columns-repeated="3"/>
          <table:table-cell table:style-name="ID0EQRAG"/>
          <table:table-cell table:style-name="ID0E4SAG" office:value-type="string">
            <text:p>등록한<text:span text:style-name="ID0EM5GK"> </text:span><text:span text:style-name="ID0EX5GK">상품을</text:span><text:span text:style-name="ID0EM5GK"> </text:span><text:span text:style-name="ID0EX5GK">조회할</text:span><text:span text:style-name="ID0EM5GK"> </text:span><text:span text:style-name="ID0EX5GK">수</text:span><text:span text:style-name="ID0EM5GK"> </text:span><text:span text:style-name="ID0EX5GK">있다등록한</text:span><text:span text:style-name="ID0EM5GK"> </text:span><text:span text:style-name="ID0EX5GK">상품을</text:span><text:span text:style-name="ID0EM5GK"> </text:span><text:span text:style-name="ID0EX5GK">조회할</text:span><text:span text:style-name="ID0EM5GK"> </text:span><text:span text:style-name="ID0EX5GK">수</text:span><text:span text:style-name="ID0EM5GK"> </text:span><text:span text:style-name="ID0EX5GK">있</text:span><text:span text:style-name="ID0EX5GK">다등록한</text:span><text:span text:style-name="ID0EM5GK"> </text:span><text:span text:style-name="ID0EX5GK">상품을</text:span><text:span text:style-name="ID0EM5GK"> </text:span><text:span text:style-name="ID0EX5GK">조회할</text:span><text:span text:style-name="ID0EM5GK"> </text:span><text:span text:style-name="ID0EX5GK">수</text:span><text:span text:style-name="ID0EM5GK"> </text:span><text:span text:style-name="ID0EX5GK">있다등록한</text:span><text:span text:style-name="ID0EM5GK"> </text:span><text:span text:style-name="ID0EX5GK">상품을</text:span><text:span text:style-name="ID0EM5GK"> </text:span><text:span text:style-name="ID0EX5GK">조회할</text:span><text:span text:style-name="ID0EM5GK"> </text:span><text:span text:style-name="ID0EX5GK">수</text:span><text:span text:style-name="ID0EM5GK"> </text:span><text:span text:style-name="ID0EX5GK">있다등록한</text:span><text:span text:style-name="ID0EM5GK"> </text:span><text:span text:style-name="ID0EX5GK">상품을</text:span><text:span text:style-name="ID0EM5GK"> </text:span><text:span text:style-name="ID0EX5GK">조회할</text:span><text:span text:style-name="ID0EM5GK"> </text:span><text:span text:style-name="ID0EX5GK">수</text:span><text:span text:style-name="ID0EM5GK"> </text:span><text:span text:style-name="ID0EX5GK">있다</text:span></text:p>
          </table:table-cell>
          <table:table-cell table:style-name="ID0EFVAG" office:value-type="string">
            <text:p>기능</text:p>
          </table:table-cell>
          <table:table-cell table:number-columns-repeated="3" table:style-name="ID0EFVAG" office:value-type="string">
            <text:p>O</text:p>
          </table:table-cell>
          <table:table-cell table:number-columns-repeated="247"/>
        </table:table-row>
        <table:table-row table:style-name="ID0EA4EM">
          <table:table-cell table:style-name="ID0EFVAG" table:number-columns-repeated="3"/>
          <table:table-cell table:style-name="ID0EQRAG"/>
          <table:table-cell table:style-name="ID0E4SAG" office:value-type="string">
            <text:p>등록한 상품을 수정할 수 있다</text:p>
          </table:table-cell>
          <table:table-cell table:style-name="ID0EFVAG" office:value-type="string">
            <text:p>기능</text:p>
          </table:table-cell>
          <table:table-cell table:style-name="ID0EFVAG"/>
          <table:table-cell table:style-name="ID0EFVAG" office:value-type="string">
            <text:p>O</text:p>
          </table:table-cell>
          <table:table-cell table:style-name="ID0EFVAG"/>
          <table:table-cell table:number-columns-repeated="247"/>
        </table:table-row>
        <table:table-row table:style-name="ID0EA4EM">
          <table:table-cell table:style-name="ID0EFVAG" table:number-columns-repeated="3"/>
          <table:table-cell table:style-name="ID0EQRAG"/>
          <table:table-cell table:style-name="ID0E4SAG" office:value-type="string">
            <text:p>등록한 상품을 삭제할 수 있다</text:p>
          </table:table-cell>
          <table:table-cell table:style-name="ID0EFVAG" office:value-type="string">
            <text:p>기능</text:p>
          </table:table-cell>
          <table:table-cell table:style-name="ID0EFVAG"/>
          <table:table-cell table:number-columns-repeated="2" table:style-name="ID0EFVAG" office:value-type="string">
            <text:p>O</text:p>
          </table:table-cell>
          <table:table-cell table:number-columns-repeated="247"/>
        </table:table-row>
        <table:table-row table:style-name="ID0EQDFM">
          <table:table-cell table:style-name="ID0EFVAG" table:number-columns-repeated="2"/>
          <table:table-cell table:style-name="ID0EFVAG" office:value-type="string">
            <text:p>RM-A01-008</text:p>
          </table:table-cell>
          <table:table-cell table:style-name="ID0EQRAG" office:value-type="string">
            <text:p>상품검색</text:p>
          </table:table-cell>
          <table:table-cell table:style-name="ID0E4SAG" office:value-type="string">
            <text:p>카테고리목록에 있는 상품들을 선택하여 해당 상품의 상세정보 확인</text:p>
          </table:table-cell>
          <table:table-cell table:style-name="ID0EFVAG" office:value-type="string">
            <text:p>기능</text:p>
          </table:table-cell>
          <table:table-cell table:number-columns-repeated="3" table:style-name="ID0EFVAG" office:value-type="string">
            <text:p>O</text:p>
          </table:table-cell>
          <table:table-cell table:number-columns-repeated="247"/>
        </table:table-row>
        <table:table-row table:style-name="ID0EGNFM">
          <table:table-cell table:style-name="ID0EFVAG" table:number-columns-repeated="2"/>
          <table:table-cell table:style-name="ID0EFVAG" office:value-type="string">
            <text:p>RM-A01-009</text:p>
          </table:table-cell>
          <table:table-cell table:style-name="ID0EQRAG"/>
          <table:table-cell table:style-name="ID0E4SAG" office:value-type="string">
            <text:p>검색하여<text:span text:style-name="ID0EM5GK"> </text:span><text:span text:style-name="ID0EX5GK">일치하는</text:span><text:span text:style-name="ID0EM5GK"> </text:span><text:span text:style-name="ID0EX5GK">상품의</text:span><text:span text:style-name="ID0EM5GK"> </text:span><text:span text:style-name="ID0EX5GK">정보</text:span><text:span text:style-name="ID0EM5GK"> </text:span><text:span text:style-name="ID0EX5GK">확인검색하여</text:span><text:span text:style-name="ID0EM5GK"> </text:span><text:span text:style-name="ID0EX5GK">일치하는</text:span><text:span text:style-name="ID0EM5GK"> </text:span><text:span text:style-name="ID0EX5GK">상</text:span><text:span text:style-name="ID0EX5GK">품의</text:span><text:span text:style-name="ID0EM5GK"> </text:span><text:span text:style-name="ID0EX5GK">정보</text:span><text:span text:style-name="ID0EM5GK"> </text:span><text:span text:style-name="ID0EX5GK">확인검색하여</text:span><text:span text:style-name="ID0EM5GK"> </text:span><text:span text:style-name="ID0EX5GK">일치하는</text:span><text:span text:style-name="ID0EM5GK"> </text:span><text:span text:style-name="ID0EX5GK">상품의</text:span><text:span text:style-name="ID0EM5GK"> </text:span><text:span text:style-name="ID0EX5GK">정보</text:span><text:span text:style-name="ID0EM5GK"> </text:span><text:span text:style-name="ID0EX5GK">확인검색하</text:span><text:span text:style-name="ID0EX5GK">여</text:span><text:span text:style-name="ID0EM5GK"> </text:span><text:span text:style-name="ID0EX5GK">일치하는</text:span><text:span text:style-name="ID0EM5GK"> </text:span><text:span text:style-name="ID0EX5GK">상품의</text:span><text:span text:style-name="ID0EM5GK"> </text:span><text:span text:style-name="ID0EX5GK">정보</text:span><text:span text:style-name="ID0EM5GK"> </text:span><text:span text:style-name="ID0EX5GK">확인</text:span></text:p>
          </table:table-cell>
          <table:table-cell table:style-name="ID0EFVAG" office:value-type="string">
            <text:p>기능</text:p>
          </table:table-cell>
          <table:table-cell table:number-columns-repeated="3" table:style-name="ID0EFVAG" office:value-type="string">
            <text:p>O</text:p>
          </table:table-cell>
          <table:table-cell table:number-columns-repeated="247"/>
        </table:table-row>
        <table:table-row table:style-name="ID0EQDFM">
          <table:table-cell table:style-name="ID0EFVAG"/>
          <table:table-cell table:style-name="ID0EFVAG" office:value-type="string">
            <text:p>게임</text:p>
          </table:table-cell>
          <table:table-cell table:style-name="ID0EFVAG" office:value-type="string">
            <text:p>RM-A01-010</text:p>
          </table:table-cell>
          <table:table-cell table:style-name="ID0EQRAG" office:value-type="string">
            <text:p>상품<text:span text:style-name="ID0EM5GK"> </text:span><text:span text:style-name="ID0EX5GK">리뷰상품</text:span><text:span text:style-name="ID0EM5GK"> </text:span><text:span text:style-name="ID0EX5GK">리뷰상품</text:span><text:span text:style-name="ID0EM5GK"> </text:span><text:span text:style-name="ID0EX5GK">리뷰상품</text:span><text:span text:style-name="ID0EM5GK"> </text:span><text:span text:style-name="ID0EX5GK">리뷰</text:span></text:p>
          </table:table-cell>
          <table:table-cell table:style-name="ID0E4SAG" office:value-type="string">
            <text:p>해당<text:span text:style-name="ID0EM5GK"> </text:span><text:span text:style-name="ID0EX5GK">상품</text:span><text:span text:style-name="ID0EM5GK"> </text:span><text:span text:style-name="ID0EX5GK">리뷰</text:span><text:span text:style-name="ID0EM5GK"> </text:span><text:span text:style-name="ID0EX5GK">조회해당</text:span><text:span text:style-name="ID0EM5GK"> </text:span><text:span text:style-name="ID0EX5GK">상품</text:span><text:span text:style-name="ID0EM5GK"> </text:span><text:span text:style-name="ID0EX5GK">리뷰</text:span><text:span text:style-name="ID0EM5GK"> </text:span><text:span text:style-name="ID0EX5GK">조회해당</text:span><text:span text:style-name="ID0EM5GK"> </text:span><text:span text:style-name="ID0EX5GK">상품</text:span><text:span text:style-name="ID0EM5GK"> </text:span><text:span text:style-name="ID0EX5GK">리뷰</text:span><text:span text:style-name="ID0EM5GK"> </text:span><text:span text:style-name="ID0EX5GK">조</text:span><text:span text:style-name="ID0EX5GK">회해당</text:span><text:span text:style-name="ID0EM5GK"> </text:span><text:span text:style-name="ID0EX5GK">상품</text:span><text:span text:style-name="ID0EM5GK"> </text:span><text:span text:style-name="ID0EX5GK">리뷰</text:span><text:span text:style-name="ID0EM5GK"> </text:span><text:span text:style-name="ID0EX5GK">조회</text:span></text:p>
          </table:table-cell>
          <table:table-cell table:style-name="ID0EFVAG" office:value-type="string">
            <text:p>기능</text:p>
          </table:table-cell>
          <table:table-cell table:number-columns-repeated="3" table:style-name="ID0EFVAG" office:value-type="string">
            <text:p>O</text:p>
          </table:table-cell>
          <table:table-cell table:number-columns-repeated="247"/>
        </table:table-row>
        <table:table-row table:style-name="ID0EQDFM">
          <table:table-cell table:style-name="ID0EFVAG" table:number-columns-repeated="3"/>
          <table:table-cell table:style-name="ID0EQRAG"/>
          <table:table-cell table:style-name="ID0E4SAG" office:value-type="string">
            <text:p>해당<text:span text:style-name="ID0EM5GK"> </text:span><text:span text:style-name="ID0EX5GK">상품</text:span><text:span text:style-name="ID0EM5GK"> </text:span><text:span text:style-name="ID0EX5GK">리뷰</text:span><text:span text:style-name="ID0EM5GK"> </text:span><text:span text:style-name="ID0EX5GK">등록해당</text:span><text:span text:style-name="ID0EM5GK"> </text:span><text:span text:style-name="ID0EX5GK">상품</text:span><text:span text:style-name="ID0EM5GK"> </text:span><text:span text:style-name="ID0EX5GK">리뷰</text:span><text:span text:style-name="ID0EM5GK"> </text:span><text:span text:style-name="ID0EX5GK">등록해당</text:span><text:span text:style-name="ID0EM5GK"> </text:span><text:span text:style-name="ID0EX5GK">상품</text:span><text:span text:style-name="ID0EM5GK"> </text:span><text:span text:style-name="ID0EX5GK">리뷰</text:span><text:span text:style-name="ID0EM5GK"> </text:span><text:span text:style-name="ID0EX5GK">등</text:span><text:span text:style-name="ID0EX5GK">록해당</text:span><text:span text:style-name="ID0EM5GK"> </text:span><text:span text:style-name="ID0EX5GK">상품</text:span><text:span text:style-name="ID0EM5GK"> </text:span><text:span text:style-name="ID0EX5GK">리뷰</text:span><text:span text:style-name="ID0EM5GK"> </text:span><text:span text:style-name="ID0EX5GK">등록</text:span></text:p>
          </table:table-cell>
          <table:table-cell table:style-name="ID0EFVAG" office:value-type="string">
            <text:p>기능</text:p>
          </table:table-cell>
          <table:table-cell table:style-name="ID0EFVAG" office:value-type="string">
            <text:p>O</text:p>
          </table:table-cell>
          <table:table-cell table:style-name="ID0EFVAG" table:number-columns-repeated="2"/>
          <table:table-cell table:number-columns-repeated="247"/>
        </table:table-row>
        <table:table-row table:style-name="ID0EQDFM">
          <table:table-cell table:style-name="ID0EFVAG" table:number-columns-repeated="3"/>
          <table:table-cell table:style-name="ID0EQRAG"/>
          <table:table-cell table:style-name="ID0E4SAG" office:value-type="string">
            <text:p>해당<text:span text:style-name="ID0EM5GK"> </text:span><text:span text:style-name="ID0EX5GK">상품</text:span><text:span text:style-name="ID0EM5GK"> </text:span><text:span text:style-name="ID0EX5GK">리뷰</text:span><text:span text:style-name="ID0EM5GK"> </text:span><text:span text:style-name="ID0EX5GK">수정해당</text:span><text:span text:style-name="ID0EM5GK"> </text:span><text:span text:style-name="ID0EX5GK">상품</text:span><text:span text:style-name="ID0EM5GK"> </text:span><text:span text:style-name="ID0EX5GK">리뷰</text:span><text:span text:style-name="ID0EM5GK"> </text:span><text:span text:style-name="ID0EX5GK">수정해당</text:span><text:span text:style-name="ID0EM5GK"> </text:span><text:span text:style-name="ID0EX5GK">상품</text:span><text:span text:style-name="ID0EM5GK"> </text:span><text:span text:style-name="ID0EX5GK">리뷰</text:span><text:span text:style-name="ID0EM5GK"> </text:span><text:span text:style-name="ID0EX5GK">수</text:span><text:span text:style-name="ID0EX5GK">정해당</text:span><text:span text:style-name="ID0EM5GK"> </text:span><text:span text:style-name="ID0EX5GK">상품</text:span><text:span text:style-name="ID0EM5GK"> </text:span><text:span text:style-name="ID0EX5GK">리뷰</text:span><text:span text:style-name="ID0EM5GK"> </text:span><text:span text:style-name="ID0EX5GK">수정</text:span></text:p>
          </table:table-cell>
          <table:table-cell table:style-name="ID0EFVAG" office:value-type="string">
            <text:p>기능</text:p>
          </table:table-cell>
          <table:table-cell table:style-name="ID0EFVAG" office:value-type="string">
            <text:p>O</text:p>
          </table:table-cell>
          <table:table-cell table:style-name="ID0EFVAG" table:number-columns-repeated="2"/>
          <table:table-cell table:number-columns-repeated="247"/>
        </table:table-row>
        <table:table-row table:style-name="ID0EQDFM">
          <table:table-cell table:style-name="ID0EFVAG" table:number-columns-repeated="3"/>
          <table:table-cell table:style-name="ID0EQRAG"/>
          <table:table-cell table:style-name="ID0E4SAG" office:value-type="string">
            <text:p>해당<text:span text:style-name="ID0EM5GK"> </text:span><text:span text:style-name="ID0EX5GK">상품</text:span><text:span text:style-name="ID0EM5GK"> </text:span><text:span text:style-name="ID0EX5GK">리뷰</text:span><text:span text:style-name="ID0EM5GK"> </text:span><text:span text:style-name="ID0EX5GK">삭제해당</text:span><text:span text:style-name="ID0EM5GK"> </text:span><text:span text:style-name="ID0EX5GK">상품</text:span><text:span text:style-name="ID0EM5GK"> </text:span><text:span text:style-name="ID0EX5GK">리뷰</text:span><text:span text:style-name="ID0EM5GK"> </text:span><text:span text:style-name="ID0EX5GK">삭제해당</text:span><text:span text:style-name="ID0EM5GK"> </text:span><text:span text:style-name="ID0EX5GK">상품</text:span><text:span text:style-name="ID0EM5GK"> </text:span><text:span text:style-name="ID0EX5GK">리뷰</text:span><text:span text:style-name="ID0EM5GK"> </text:span><text:span text:style-name="ID0EX5GK">삭</text:span><text:span text:style-name="ID0EX5GK">제해당</text:span><text:span text:style-name="ID0EM5GK"> </text:span><text:span text:style-name="ID0EX5GK">상품</text:span><text:span text:style-name="ID0EM5GK"> </text:span><text:span text:style-name="ID0EX5GK">리뷰</text:span><text:span text:style-name="ID0EM5GK"> </text:span><text:span text:style-name="ID0EX5GK">삭제</text:span></text:p>
          </table:table-cell>
          <table:table-cell table:style-name="ID0EFVAG" office:value-type="string">
            <text:p>기능</text:p>
          </table:table-cell>
          <table:table-cell table:style-name="ID0EFVAG" office:value-type="string">
            <text:p>O</text:p>
          </table:table-cell>
          <table:table-cell table:style-name="ID0EFVAG"/>
          <table:table-cell table:style-name="ID0EFVAG" office:value-type="string">
            <text:p>O</text:p>
          </table:table-cell>
          <table:table-cell table:number-columns-repeated="247"/>
        </table:table-row>
        <table:table-row table:style-name="ID0EGNFM">
          <table:table-cell table:style-name="ID0EFVAG" table:number-columns-repeated="2"/>
          <table:table-cell table:style-name="ID0EFVAG" office:value-type="string">
            <text:p>RM-A01-011</text:p>
          </table:table-cell>
          <table:table-cell table:style-name="ID0E6RAG" office:value-type="string">
            <text:p>1:1 <text:span text:style-name="ID0EX5GK">채팅</text:span><text:span text:style-name="ID0EX5GK">1:1 </text:span><text:span text:style-name="ID0EX5GK">채팅</text:span><text:span text:style-name="ID0EX5GK">1:1 </text:span><text:span text:style-name="ID0EX5GK">채팅</text:span><text:span text:style-name="ID0EX5GK">1:1 </text:span><text:span text:style-name="ID0EX5GK">채팅</text:span></text:p>
          </table:table-cell>
          <table:table-cell table:style-name="ID0E4SAG" office:value-type="string">
            <text:p>챗봇<text:span text:style-name="ID0EM5GK">(</text:span><text:span text:style-name="ID0EX5GK">디스코드봇</text:span><text:span text:style-name="ID0EM5GK">)API</text:span><text:span text:style-name="ID0EX5GK">를</text:span><text:span text:style-name="ID0EM5GK"> </text:span><text:span text:style-name="ID0EX5GK">통한</text:span><text:span text:style-name="ID0EM5GK"> </text:span><text:span text:style-name="ID0EM5GK">1:1 </text:span><text:span text:style-name="ID0EX5GK">채팅챗봇</text:span><text:span text:style-name="ID0EM5GK">(</text:span><text:span text:style-name="ID0EX5GK">디스코드봇</text:span><text:span text:style-name="ID0EM5GK">)API</text:span><text:span text:style-name="ID0EX5GK">를</text:span><text:span text:style-name="ID0EM5GK"> </text:span><text:span text:style-name="ID0EX5GK">통한</text:span><text:span text:style-name="ID0EM5GK"> </text:span><text:span text:style-name="ID0EM5GK">1:1 </text:span><text:span text:style-name="ID0EX5GK">채팅챗봇</text:span><text:span text:style-name="ID0EM5GK">(</text:span><text:span text:style-name="ID0EX5GK">디스코드봇</text:span><text:span text:style-name="ID0EM5GK">)API</text:span><text:span text:style-name="ID0EX5GK">를</text:span><text:span text:style-name="ID0EM5GK"> </text:span><text:span text:style-name="ID0EX5GK">통한</text:span><text:span text:style-name="ID0EM5GK"> </text:span><text:span text:style-name="ID0EM5GK">1:1 </text:span><text:span text:style-name="ID0EX5GK">채팅챗봇</text:span><text:span text:style-name="ID0EM5GK">(</text:span><text:span text:style-name="ID0EX5GK">디스코드봇</text:span><text:span text:style-name="ID0EM5GK">)API</text:span><text:span text:style-name="ID0EX5GK">를</text:span><text:span text:style-name="ID0EM5GK"> </text:span><text:span text:style-name="ID0EX5GK">통한</text:span><text:span text:style-name="ID0EM5GK"> </text:span><text:span text:style-name="ID0EM5GK">1:1 </text:span><text:span text:style-name="ID0EX5GK">채팅</text:span></text:p>
          </table:table-cell>
          <table:table-cell table:style-name="ID0EFVAG" office:value-type="string">
            <text:p>기능</text:p>
          </table:table-cell>
          <table:table-cell table:style-name="ID0EFVAG" office:value-type="string">
            <text:p>O</text:p>
          </table:table-cell>
          <table:table-cell table:style-name="ID0EFVAG" table:number-columns-repeated="2"/>
          <table:table-cell table:number-columns-repeated="247"/>
        </table:table-row>
        <table:table-row table:style-name="ID0EGNFM">
          <table:table-cell table:style-name="ID0EFVAG" table:number-columns-repeated="2"/>
          <table:table-cell table:style-name="ID0EFVAG" office:value-type="string">
            <text:p>RM-A01-012</text:p>
          </table:table-cell>
          <table:table-cell table:style-name="ID0EQRAG" office:value-type="string">
            <text:p>문의게시판</text:p>
          </table:table-cell>
          <table:table-cell table:style-name="ID0E4SAG" office:value-type="string">
            <text:p>배송문의<text:span text:style-name="ID0EM5GK">/</text:span><text:span text:style-name="ID0EX5GK">상품문의</text:span><text:span text:style-name="ID0EM5GK"> </text:span><text:span text:style-name="ID0EX5GK">게시판</text:span><text:span text:style-name="ID0EM5GK"> </text:span><text:span text:style-name="ID0EX5GK">조회배송문의</text:span><text:span text:style-name="ID0EM5GK">/</text:span><text:span text:style-name="ID0EX5GK">상품문의</text:span><text:span text:style-name="ID0EM5GK"> </text:span><text:span text:style-name="ID0EX5GK">게시판</text:span><text:span text:style-name="ID0EM5GK"> </text:span><text:span text:style-name="ID0EX5GK">조회배송문의</text:span><text:span text:style-name="ID0EM5GK">/</text:span><text:span text:style-name="ID0EX5GK">상품문의</text:span><text:span text:style-name="ID0EM5GK"> </text:span><text:span text:style-name="ID0EX5GK">게시판</text:span><text:span text:style-name="ID0EM5GK"> </text:span><text:span text:style-name="ID0EX5GK">조회배송문의</text:span><text:span text:style-name="ID0EM5GK">/</text:span><text:span text:style-name="ID0EX5GK">상품문의</text:span><text:span text:style-name="ID0EM5GK"> </text:span><text:span text:style-name="ID0EX5GK">게</text:span><text:span text:style-name="ID0EX5GK">시판</text:span><text:span text:style-name="ID0EM5GK"> </text:span><text:span text:style-name="ID0EX5GK">조회</text:span></text:p>
          </table:table-cell>
          <table:table-cell table:style-name="ID0EFVAG" office:value-type="string">
            <text:p>기능</text:p>
          </table:table-cell>
          <table:table-cell table:number-columns-repeated="3" table:style-name="ID0EFVAG" office:value-type="string">
            <text:p>O</text:p>
          </table:table-cell>
          <table:table-cell table:number-columns-repeated="247"/>
        </table:table-row>
        <table:table-row table:style-name="ID0EA4EM">
          <table:table-cell table:style-name="ID0EFVAG" table:number-columns-repeated="3"/>
          <table:table-cell table:style-name="ID0EQRAG"/>
          <table:table-cell table:style-name="ID0E4SAG" office:value-type="string">
            <text:p>배송문의/상품문의 게시판 작성</text:p>
          </table:table-cell>
          <table:table-cell table:style-name="ID0EFVAG" office:value-type="string">
            <text:p>기능</text:p>
          </table:table-cell>
          <table:table-cell table:style-name="ID0EFVAG" office:value-type="string">
            <text:p>O</text:p>
          </table:table-cell>
          <table:table-cell table:style-name="ID0EFVAG" table:number-columns-repeated="2"/>
          <table:table-cell table:number-columns-repeated="247"/>
        </table:table-row>
        <table:table-row table:style-name="ID0EGNFM">
          <table:table-cell table:style-name="ID0EFVAG" table:number-columns-repeated="3"/>
          <table:table-cell table:style-name="ID0EQRAG"/>
          <table:table-cell table:style-name="ID0E4SAG" office:value-type="string">
            <text:p>배송문의<text:span text:style-name="ID0EM5GK">/</text:span><text:span text:style-name="ID0EX5GK">상품문의</text:span><text:span text:style-name="ID0EM5GK"> </text:span><text:span text:style-name="ID0EX5GK">게시판</text:span><text:span text:style-name="ID0EM5GK"> </text:span><text:span text:style-name="ID0EX5GK">수정배송문의</text:span><text:span text:style-name="ID0EM5GK">/</text:span><text:span text:style-name="ID0EX5GK">상품문의</text:span><text:span text:style-name="ID0EM5GK"> </text:span><text:span text:style-name="ID0EX5GK">게시판</text:span><text:span text:style-name="ID0EM5GK"> </text:span><text:span text:style-name="ID0EX5GK">수정배송문의</text:span><text:span text:style-name="ID0EM5GK">/</text:span><text:span text:style-name="ID0EX5GK">상품문의</text:span><text:span text:style-name="ID0EM5GK"> </text:span><text:span text:style-name="ID0EX5GK">게시판</text:span><text:span text:style-name="ID0EM5GK"> </text:span><text:span text:style-name="ID0EX5GK">수정배송문의</text:span><text:span text:style-name="ID0EM5GK">/</text:span><text:span text:style-name="ID0EX5GK">상품문의</text:span><text:span text:style-name="ID0EM5GK"> </text:span><text:span text:style-name="ID0EX5GK">게</text:span><text:span text:style-name="ID0EX5GK">시판</text:span><text:span text:style-name="ID0EM5GK"> </text:span><text:span text:style-name="ID0EX5GK">수정</text:span></text:p>
          </table:table-cell>
          <table:table-cell table:style-name="ID0EFVAG" office:value-type="string">
            <text:p>기능</text:p>
          </table:table-cell>
          <table:table-cell table:style-name="ID0EFVAG" office:value-type="string">
            <text:p>O</text:p>
          </table:table-cell>
          <table:table-cell table:style-name="ID0EFVAG" table:number-columns-repeated="2"/>
          <table:table-cell table:number-columns-repeated="247"/>
        </table:table-row>
        <table:table-row table:style-name="ID0EA4EM">
          <table:table-cell table:style-name="ID0EFVAG" table:number-columns-repeated="3"/>
          <table:table-cell table:style-name="ID0EQRAG"/>
          <table:table-cell table:style-name="ID0E4SAG" office:value-type="string">
            <text:p>배송문의/상품의 게시판 삭제</text:p>
          </table:table-cell>
          <table:table-cell table:style-name="ID0EFVAG" office:value-type="string">
            <text:p>기능</text:p>
          </table:table-cell>
          <table:table-cell table:style-name="ID0EFVAG" office:value-type="string">
            <text:p>O</text:p>
          </table:table-cell>
          <table:table-cell table:style-name="ID0EFVAG"/>
          <table:table-cell table:style-name="ID0EFVAG" office:value-type="string">
            <text:p>O</text:p>
          </table:table-cell>
          <table:table-cell table:number-columns-repeated="247"/>
        </table:table-row>
        <table:table-row table:style-name="ID0EA4EM">
          <table:table-cell table:style-name="ID0EFVAG" table:number-columns-repeated="2"/>
          <table:table-cell table:style-name="ID0EFVAG" office:value-type="string">
            <text:p>RM-A01-013</text:p>
          </table:table-cell>
          <table:table-cell table:style-name="ID0EQRAG"/>
          <table:table-cell table:style-name="ID0E4SAG" office:value-type="string">
            <text:p>문의 게시판 댓글 조회</text:p>
          </table:table-cell>
          <table:table-cell table:style-name="ID0EFVAG" office:value-type="string">
            <text:p>기능</text:p>
          </table:table-cell>
          <table:table-cell table:number-columns-repeated="3" table:style-name="ID0EFVAG" office:value-type="string">
            <text:p>O</text:p>
          </table:table-cell>
          <table:table-cell table:number-columns-repeated="247"/>
        </table:table-row>
        <table:table-row table:style-name="ID0EA4EM">
          <table:table-cell table:style-name="ID0EFVAG" table:number-columns-repeated="3"/>
          <table:table-cell table:style-name="ID0EQRAG"/>
          <table:table-cell table:style-name="ID0E4SAG" office:value-type="string">
            <text:p>문의 게시판 댓글 작성</text:p>
          </table:table-cell>
          <table:table-cell table:style-name="ID0EFVAG" office:value-type="string">
            <text:p>기능</text:p>
          </table:table-cell>
          <table:table-cell table:style-name="ID0EFVAG"/>
          <table:table-cell table:style-name="ID0EFVAG" office:value-type="string">
            <text:p>O</text:p>
          </table:table-cell>
          <table:table-cell table:style-name="ID0EFVAG"/>
          <table:table-cell table:number-columns-repeated="247"/>
        </table:table-row>
        <table:table-row table:style-name="ID0EA4EM">
          <table:table-cell table:style-name="ID0EFVAG" table:number-columns-repeated="3"/>
          <table:table-cell table:style-name="ID0EQRAG"/>
          <table:table-cell table:style-name="ID0E4SAG" office:value-type="string">
            <text:p>문의 게시판 댓글 수정</text:p>
          </table:table-cell>
          <table:table-cell table:style-name="ID0EFVAG" office:value-type="string">
            <text:p>기능</text:p>
          </table:table-cell>
          <table:table-cell table:style-name="ID0EFVAG"/>
          <table:table-cell table:style-name="ID0EFVAG" office:value-type="string">
            <text:p>O</text:p>
          </table:table-cell>
          <table:table-cell table:style-name="ID0EFVAG"/>
          <table:table-cell table:number-columns-repeated="247"/>
        </table:table-row>
        <table:table-row table:style-name="ID0EA4EM">
          <table:table-cell table:style-name="ID0EFVAG" table:number-columns-repeated="3"/>
          <table:table-cell table:style-name="ID0EQRAG"/>
          <table:table-cell table:style-name="ID0E4SAG" office:value-type="string">
            <text:p>문의 게시판 댓글 삭제</text:p>
          </table:table-cell>
          <table:table-cell table:style-name="ID0EFVAG" office:value-type="string">
            <text:p>기능</text:p>
          </table:table-cell>
          <table:table-cell table:style-name="ID0EFVAG"/>
          <table:table-cell table:number-columns-repeated="2" table:style-name="ID0EFVAG" office:value-type="string">
            <text:p>O</text:p>
          </table:table-cell>
          <table:table-cell table:number-columns-repeated="247"/>
        </table:table-row>
        <table:table-row table:style-name="ID0EA4EM">
          <table:table-cell table:style-name="ID0EFVAG" table:number-columns-repeated="2"/>
          <table:table-cell table:style-name="ID0EFVAG" office:value-type="string">
            <text:p>RM-A01-014</text:p>
          </table:table-cell>
          <table:table-cell table:style-name="ID0EQRAG" office:value-type="string">
            <text:p>쿠폰발급</text:p>
          </table:table-cell>
          <table:table-cell table:style-name="ID0E4SAG" office:value-type="string">
            <text:p>할인 쿠폰 생성</text:p>
          </table:table-cell>
          <table:table-cell table:style-name="ID0EFVAG" office:value-type="string">
            <text:p>기능</text:p>
          </table:table-cell>
          <table:table-cell table:style-name="ID0EFVAG" table:number-columns-repeated="2"/>
          <table:table-cell table:style-name="ID0EFVAG" office:value-type="string">
            <text:p>O</text:p>
          </table:table-cell>
          <table:table-cell table:number-columns-repeated="247"/>
        </table:table-row>
        <table:table-row table:style-name="ID0EQLGM">
          <table:table-cell table:style-name="ID0EFVAG" table:number-columns-repeated="2"/>
          <table:table-cell table:style-name="ID0EFVAG" office:value-type="string">
            <text:p>RM-A01-015</text:p>
          </table:table-cell>
          <table:table-cell table:style-name="ID0EQRAG"/>
          <table:table-cell table:style-name="ID0E4SAG" office:value-type="string">
            <text:p>매달<text:span text:style-name="ID0EM5GK"> </text:span><text:span text:style-name="ID0EX5GK">생일인</text:span><text:span text:style-name="ID0EM5GK"> </text:span><text:span text:style-name="ID0EX5GK">고객에게</text:span><text:span text:style-name="ID0EM5GK"> </text:span><text:span text:style-name="ID0EX5GK">할인쿠폰</text:span><text:span text:style-name="ID0EM5GK"> </text:span><text:span text:style-name="ID0EX5GK">발급매달</text:span><text:span text:style-name="ID0EM5GK"> </text:span><text:span text:style-name="ID0EX5GK">생일인</text:span><text:span text:style-name="ID0EM5GK"> </text:span><text:span text:style-name="ID0EX5GK">고객에게</text:span><text:span text:style-name="ID0EM5GK"> </text:span><text:span text:style-name="ID0EX5GK">할인쿠폰</text:span><text:span text:style-name="ID0EM5GK"> </text:span><text:span text:style-name="ID0EX5GK">발급매달</text:span><text:span text:style-name="ID0EM5GK"> </text:span><text:span text:style-name="ID0EX5GK">생일인</text:span><text:span text:style-name="ID0EM5GK"> </text:span><text:span text:style-name="ID0EX5GK">고객에게</text:span><text:span text:style-name="ID0EM5GK"> </text:span><text:span text:style-name="ID0EX5GK">할인쿠폰</text:span><text:span text:style-name="ID0EM5GK"> </text:span><text:span text:style-name="ID0EX5GK">발급</text:span></text:p>
          </table:table-cell>
          <table:table-cell table:style-name="ID0EFVAG" office:value-type="string">
            <text:p>기능</text:p>
          </table:table-cell>
          <table:table-cell table:style-name="ID0EFVAG" table:number-columns-repeated="2"/>
          <table:table-cell table:style-name="ID0EFVAG" office:value-type="string">
            <text:p>O</text:p>
          </table:table-cell>
          <table:table-cell table:number-columns-repeated="247"/>
        </table:table-row>
        <table:table-row table:style-name="ID0EQDFM">
          <table:table-cell table:style-name="ID0EFVAG" table:number-columns-repeated="2"/>
          <table:table-cell table:style-name="ID0EFVAG" office:value-type="string">
            <text:p>RM-A01-016</text:p>
          </table:table-cell>
          <table:table-cell table:style-name="ID0EQRAG"/>
          <table:table-cell table:style-name="ID0E4SAG" office:value-type="string">
            <text:p>구매 건수에 따른 회원등급으로 매달 할인쿠폰 발급</text:p>
          </table:table-cell>
          <table:table-cell table:style-name="ID0EFVAG" office:value-type="string">
            <text:p>기능</text:p>
          </table:table-cell>
          <table:table-cell table:style-name="ID0EFVAG" table:number-columns-repeated="2"/>
          <table:table-cell table:style-name="ID0EFVAG" office:value-type="string">
            <text:p>O</text:p>
          </table:table-cell>
          <table:table-cell table:number-columns-repeated="247"/>
        </table:table-row>
        <table:table-row table:style-name="ID0EUOGM">
          <table:table-cell table:style-name="ID0EFVAG" table:number-columns-repeated="2"/>
          <table:table-cell table:style-name="ID0EFVAG" office:value-type="string">
            <text:p>RM-A01-017</text:p>
          </table:table-cell>
          <table:table-cell table:style-name="ID0EQRAG"/>
          <table:table-cell table:style-name="ID0E4SAG" office:value-type="string">
            <text:p>연속<text:span text:style-name="ID0EM5GK"> </text:span><text:span text:style-name="ID0EM5GK">15</text:span><text:span text:style-name="ID0EX5GK">일이상</text:span><text:span text:style-name="ID0EM5GK"> </text:span><text:span text:style-name="ID0EX5GK">출석체크</text:span><text:span text:style-name="ID0EM5GK"> </text:span><text:span text:style-name="ID0EX5GK">이벤트에</text:span><text:span text:style-name="ID0EM5GK"> </text:span><text:span text:style-name="ID0EX5GK">도장을</text:span><text:span text:style-name="ID0EM5GK"> </text:span><text:span text:style-name="ID0EX5GK">찍으면</text:span><text:span text:style-name="ID0EM5GK"> </text:span><text:span text:style-name="ID0EX5GK">할인쿠폰</text:span><text:span text:style-name="ID0EM5GK"> </text:span><text:span text:style-name="ID0EX5GK">발급연속</text:span><text:span text:style-name="ID0EM5GK"> </text:span><text:span text:style-name="ID0EM5GK">15</text:span><text:span text:style-name="ID0EX5GK">일이상</text:span><text:span text:style-name="ID0EM5GK"> </text:span><text:span text:style-name="ID0EX5GK">출석체크</text:span><text:span text:style-name="ID0EM5GK"> </text:span><text:span text:style-name="ID0EX5GK">이벤트에</text:span><text:span text:style-name="ID0EM5GK"> </text:span><text:span text:style-name="ID0EX5GK">도장을</text:span><text:span text:style-name="ID0EM5GK"> </text:span><text:span text:style-name="ID0EX5GK">찍으면</text:span><text:span text:style-name="ID0EM5GK"> </text:span><text:span text:style-name="ID0EX5GK">할인</text:span><text:span text:style-name="ID0EX5GK">쿠폰</text:span><text:span text:style-name="ID0EM5GK"> </text:span><text:span text:style-name="ID0EX5GK">발급연속</text:span><text:span text:style-name="ID0EM5GK"> </text:span><text:span text:style-name="ID0EM5GK">15</text:span><text:span text:style-name="ID0EX5GK">일이상</text:span><text:span text:style-name="ID0EM5GK"> </text:span><text:span text:style-name="ID0EX5GK">출석체크</text:span><text:span text:style-name="ID0EM5GK"> </text:span><text:span text:style-name="ID0EX5GK">이벤트에</text:span><text:span text:style-name="ID0EM5GK"> </text:span><text:span text:style-name="ID0EX5GK">도장을</text:span><text:span text:style-name="ID0EM5GK"> </text:span><text:span text:style-name="ID0EX5GK">찍으면</text:span><text:span text:style-name="ID0EM5GK"> </text:span><text:span text:style-name="ID0EX5GK">할인쿠폰</text:span><text:span text:style-name="ID0EM5GK"> </text:span><text:span text:style-name="ID0EX5GK">발급</text:span></text:p>
          </table:table-cell>
          <table:table-cell table:style-name="ID0EFVAG" office:value-type="string">
            <text:p>기능</text:p>
          </table:table-cell>
          <table:table-cell table:style-name="ID0EFVAG" table:number-columns-repeated="2"/>
          <table:table-cell table:style-name="ID0EFVAG" office:value-type="string">
            <text:p>O</text:p>
          </table:table-cell>
          <table:table-cell table:number-columns-repeated="247"/>
        </table:table-row>
        <table:table-row table:style-name="ID0EA4EM">
          <table:table-cell table:style-name="ID0EFVAG" table:number-columns-repeated="2"/>
          <table:table-cell table:style-name="ID0EFVAG" office:value-type="string">
            <text:p>RM-A01-018</text:p>
          </table:table-cell>
          <table:table-cell table:style-name="ID0EQRAG"/>
          <table:table-cell table:style-name="ID0E4SAG" office:value-type="string">
            <text:p>고객 마이페이지에서 할인쿠폰 조회</text:p>
          </table:table-cell>
          <table:table-cell table:style-name="ID0EFVAG" office:value-type="string">
            <text:p>기능</text:p>
          </table:table-cell>
          <table:table-cell table:style-name="ID0EFVAG" office:value-type="string">
            <text:p>O</text:p>
          </table:table-cell>
          <table:table-cell table:style-name="ID0EFVAG" table:number-columns-repeated="2"/>
          <table:table-cell table:number-columns-repeated="247"/>
        </table:table-row>
        <table:table-row table:style-name="ID0EA4EM">
          <table:table-cell table:style-name="ID0EFVAG" table:number-columns-repeated="2"/>
          <table:table-cell table:style-name="ID0EFVAG" office:value-type="string">
            <text:p>RM-A01-019</text:p>
          </table:table-cell>
          <table:table-cell table:style-name="ID0EQRAG" office:value-type="string">
            <text:p>공지사항<text:span text:style-name="ID0EM5GK"> 공지사항 공지사항 </text:span></text:p>
          </table:table-cell>
          <table:table-cell table:style-name="ID0E4SAG" office:value-type="string">
            <text:p>공지사항 &amp; 자주 묻는 질문 등록</text:p>
          </table:table-cell>
          <table:table-cell table:style-name="ID0EFVAG" office:value-type="string">
            <text:p>기능</text:p>
          </table:table-cell>
          <table:table-cell table:style-name="ID0EFVAG" table:number-columns-repeated="2"/>
          <table:table-cell table:style-name="ID0EFVAG" office:value-type="string">
            <text:p>O</text:p>
          </table:table-cell>
          <table:table-cell table:number-columns-repeated="247"/>
        </table:table-row>
        <table:table-row table:style-name="ID0EQLGM">
          <table:table-cell table:style-name="ID0EFVAG" table:number-columns-repeated="3"/>
          <table:table-cell table:style-name="ID0EQRAG"/>
          <table:table-cell table:style-name="ID0E4SAG" office:value-type="string">
            <text:p>공지사항<text:span text:style-name="ID0EM5GK"> </text:span><text:span text:style-name="ID0EM5GK">&amp; </text:span><text:span text:style-name="ID0EX5GK">자주</text:span><text:span text:style-name="ID0EM5GK"> </text:span><text:span text:style-name="ID0EX5GK">묻는</text:span><text:span text:style-name="ID0EM5GK"> </text:span><text:span text:style-name="ID0EX5GK">질문</text:span><text:span text:style-name="ID0EM5GK"> </text:span><text:span text:style-name="ID0EX5GK">조회공지사항</text:span><text:span text:style-name="ID0EM5GK"> </text:span><text:span text:style-name="ID0EM5GK">&amp; </text:span><text:span text:style-name="ID0EX5GK">자주</text:span><text:span text:style-name="ID0EM5GK"> </text:span><text:span text:style-name="ID0EX5GK">묻는</text:span><text:span text:style-name="ID0EM5GK"> </text:span><text:span text:style-name="ID0EX5GK">질문</text:span><text:span text:style-name="ID0EM5GK"> </text:span><text:span text:style-name="ID0EX5GK">조회공지사항</text:span><text:span text:style-name="ID0EM5GK"> </text:span><text:span text:style-name="ID0EM5GK">&amp; </text:span><text:span text:style-name="ID0EX5GK">자주</text:span><text:span text:style-name="ID0EM5GK"> </text:span><text:span text:style-name="ID0EX5GK">묻는</text:span><text:span text:style-name="ID0EM5GK"> </text:span><text:span text:style-name="ID0EX5GK">질문</text:span><text:span text:style-name="ID0EM5GK"> </text:span><text:span text:style-name="ID0EX5GK">조회</text:span></text:p>
          </table:table-cell>
          <table:table-cell table:style-name="ID0EFVAG" office:value-type="string">
            <text:p>기능</text:p>
          </table:table-cell>
          <table:table-cell table:number-columns-repeated="3" table:style-name="ID0EFVAG" office:value-type="string">
            <text:p>O</text:p>
          </table:table-cell>
          <table:table-cell table:number-columns-repeated="247"/>
        </table:table-row>
        <table:table-row table:style-name="ID0EQLGM">
          <table:table-cell table:style-name="ID0EFVAG" table:number-columns-repeated="3"/>
          <table:table-cell table:style-name="ID0EQRAG"/>
          <table:table-cell table:style-name="ID0E4SAG" office:value-type="string">
            <text:p>공지사항<text:span text:style-name="ID0EM5GK"> </text:span><text:span text:style-name="ID0EM5GK">&amp; </text:span><text:span text:style-name="ID0EX5GK">자주</text:span><text:span text:style-name="ID0EM5GK"> </text:span><text:span text:style-name="ID0EX5GK">묻는</text:span><text:span text:style-name="ID0EM5GK"> </text:span><text:span text:style-name="ID0EX5GK">질문</text:span><text:span text:style-name="ID0EM5GK"> </text:span><text:span text:style-name="ID0EX5GK">수정공지사항</text:span><text:span text:style-name="ID0EM5GK"> </text:span><text:span text:style-name="ID0EM5GK">&amp; </text:span><text:span text:style-name="ID0EX5GK">자주</text:span><text:span text:style-name="ID0EM5GK"> </text:span><text:span text:style-name="ID0EX5GK">묻는</text:span><text:span text:style-name="ID0EM5GK"> </text:span><text:span text:style-name="ID0EX5GK">질문</text:span><text:span text:style-name="ID0EM5GK"> </text:span><text:span text:style-name="ID0EX5GK">수정공지사항</text:span><text:span text:style-name="ID0EM5GK"> </text:span><text:span text:style-name="ID0EM5GK">&amp; </text:span><text:span text:style-name="ID0EX5GK">자주</text:span><text:span text:style-name="ID0EM5GK"> </text:span><text:span text:style-name="ID0EX5GK">묻는</text:span><text:span text:style-name="ID0EM5GK"> </text:span><text:span text:style-name="ID0EX5GK">질문</text:span><text:span text:style-name="ID0EM5GK"> </text:span><text:span text:style-name="ID0EX5GK">수정</text:span></text:p>
          </table:table-cell>
          <table:table-cell table:style-name="ID0EFVAG" office:value-type="string">
            <text:p>기능</text:p>
          </table:table-cell>
          <table:table-cell table:style-name="ID0EFVAG" table:number-columns-repeated="2"/>
          <table:table-cell table:style-name="ID0EFVAG" office:value-type="string">
            <text:p>O</text:p>
          </table:table-cell>
          <table:table-cell table:number-columns-repeated="247"/>
        </table:table-row>
        <table:table-row table:style-name="ID0EQLGM">
          <table:table-cell table:style-name="ID0EFVAG" table:number-columns-repeated="3"/>
          <table:table-cell table:style-name="ID0EQRAG"/>
          <table:table-cell table:style-name="ID0E4SAG" office:value-type="string">
            <text:p>공지사항<text:span text:style-name="ID0EM5GK"> </text:span><text:span text:style-name="ID0EM5GK">&amp; </text:span><text:span text:style-name="ID0EX5GK">자주</text:span><text:span text:style-name="ID0EM5GK"> </text:span><text:span text:style-name="ID0EX5GK">묻는</text:span><text:span text:style-name="ID0EM5GK"> </text:span><text:span text:style-name="ID0EX5GK">질문</text:span><text:span text:style-name="ID0EM5GK"> </text:span><text:span text:style-name="ID0EX5GK">삭제공지사항</text:span><text:span text:style-name="ID0EM5GK"> </text:span><text:span text:style-name="ID0EM5GK">&amp; </text:span><text:span text:style-name="ID0EX5GK">자주</text:span><text:span text:style-name="ID0EM5GK"> </text:span><text:span text:style-name="ID0EX5GK">묻는</text:span><text:span text:style-name="ID0EM5GK"> </text:span><text:span text:style-name="ID0EX5GK">질문</text:span><text:span text:style-name="ID0EM5GK"> </text:span><text:span text:style-name="ID0EX5GK">삭제공지사항</text:span><text:span text:style-name="ID0EM5GK"> </text:span><text:span text:style-name="ID0EM5GK">&amp; </text:span><text:span text:style-name="ID0EX5GK">자주</text:span><text:span text:style-name="ID0EM5GK"> </text:span><text:span text:style-name="ID0EX5GK">묻는</text:span><text:span text:style-name="ID0EM5GK"> </text:span><text:span text:style-name="ID0EX5GK">질문</text:span><text:span text:style-name="ID0EM5GK"> </text:span><text:span text:style-name="ID0EX5GK">삭제</text:span></text:p>
          </table:table-cell>
          <table:table-cell table:style-name="ID0EFVAG" office:value-type="string">
            <text:p>기능</text:p>
          </table:table-cell>
          <table:table-cell table:style-name="ID0EFVAG" table:number-columns-repeated="2"/>
          <table:table-cell table:style-name="ID0EFVAG" office:value-type="string">
            <text:p>O</text:p>
          </table:table-cell>
          <table:table-cell table:number-columns-repeated="247"/>
        </table:table-row>
        <table:table-row table:style-name="ID0EQDFM">
          <table:table-cell table:style-name="ID0EFVAG" table:number-columns-repeated="2"/>
          <table:table-cell table:style-name="ID0EFVAG" office:value-type="string">
            <text:p>RM-A01-020</text:p>
          </table:table-cell>
          <table:table-cell table:style-name="ID0EQRAG" office:value-type="string">
            <text:p>상품관리</text:p>
          </table:table-cell>
          <table:table-cell table:style-name="ID0E4SAG" office:value-type="string">
            <text:p>상품<text:span text:style-name="ID0EM5GK"> </text:span><text:span text:style-name="ID0EX5GK">카테고리</text:span><text:span text:style-name="ID0EM5GK"> </text:span><text:span text:style-name="ID0EX5GK">조회상품</text:span><text:span text:style-name="ID0EM5GK"> </text:span><text:span text:style-name="ID0EX5GK">카테고리</text:span><text:span text:style-name="ID0EM5GK"> </text:span><text:span text:style-name="ID0EX5GK">조회상품</text:span><text:span text:style-name="ID0EM5GK"> </text:span><text:span text:style-name="ID0EX5GK">카테고리</text:span><text:span text:style-name="ID0EM5GK"> </text:span><text:span text:style-name="ID0EX5GK">조회</text:span></text:p>
          </table:table-cell>
          <table:table-cell table:style-name="ID0EFVAG" office:value-type="string">
            <text:p>기능</text:p>
          </table:table-cell>
          <table:table-cell table:number-columns-repeated="3" table:style-name="ID0EFVAG" office:value-type="string">
            <text:p>O</text:p>
          </table:table-cell>
          <table:table-cell table:number-columns-repeated="247"/>
        </table:table-row>
        <table:table-row table:style-name="ID0EQDFM">
          <table:table-cell table:style-name="ID0EFVAG" table:number-columns-repeated="3"/>
          <table:table-cell table:style-name="ID0EQRAG"/>
          <table:table-cell table:style-name="ID0E4SAG" office:value-type="string">
            <text:p>상품<text:span text:style-name="ID0EM5GK"> </text:span><text:span text:style-name="ID0EX5GK">카테고리</text:span><text:span text:style-name="ID0EM5GK"> </text:span><text:span text:style-name="ID0EX5GK">수정상품</text:span><text:span text:style-name="ID0EM5GK"> </text:span><text:span text:style-name="ID0EX5GK">카테고리</text:span><text:span text:style-name="ID0EM5GK"> </text:span><text:span text:style-name="ID0EX5GK">수정상품</text:span><text:span text:style-name="ID0EM5GK"> </text:span><text:span text:style-name="ID0EX5GK">카테고리</text:span><text:span text:style-name="ID0EM5GK"> </text:span><text:span text:style-name="ID0EX5GK">수정</text:span></text:p>
          </table:table-cell>
          <table:table-cell table:style-name="ID0EFVAG" office:value-type="string">
            <text:p>기능</text:p>
          </table:table-cell>
          <table:table-cell table:style-name="ID0EFVAG" table:number-columns-repeated="2"/>
          <table:table-cell table:style-name="ID0EFVAG" office:value-type="string">
            <text:p>O</text:p>
          </table:table-cell>
          <table:table-cell table:number-columns-repeated="247"/>
        </table:table-row>
        <table:table-row table:style-name="ID0EQDFM">
          <table:table-cell table:style-name="ID0EFVAG" table:number-columns-repeated="3"/>
          <table:table-cell table:style-name="ID0EQRAG"/>
          <table:table-cell table:style-name="ID0E4SAG" office:value-type="string">
            <text:p>상품<text:span text:style-name="ID0EM5GK"> </text:span><text:span text:style-name="ID0EX5GK">카테고리</text:span><text:span text:style-name="ID0EM5GK"> </text:span><text:span text:style-name="ID0EX5GK">삭제상품</text:span><text:span text:style-name="ID0EM5GK"> </text:span><text:span text:style-name="ID0EX5GK">카테고리</text:span><text:span text:style-name="ID0EM5GK"> </text:span><text:span text:style-name="ID0EX5GK">삭제상품</text:span><text:span text:style-name="ID0EM5GK"> </text:span><text:span text:style-name="ID0EX5GK">카테고리</text:span><text:span text:style-name="ID0EM5GK"> </text:span><text:span text:style-name="ID0EX5GK">삭제</text:span></text:p>
          </table:table-cell>
          <table:table-cell table:style-name="ID0EFVAG" office:value-type="string">
            <text:p>기능</text:p>
          </table:table-cell>
          <table:table-cell table:style-name="ID0EFVAG" table:number-columns-repeated="2"/>
          <table:table-cell table:style-name="ID0EFVAG" office:value-type="string">
            <text:p>O</text:p>
          </table:table-cell>
          <table:table-cell table:number-columns-repeated="247"/>
        </table:table-row>
        <table:table-row table:style-name="ID0EY3GM">
          <table:table-cell table:style-name="ID0EFVAG" table:number-columns-repeated="3"/>
          <table:table-cell table:style-name="ID0EQRAG"/>
          <table:table-cell table:style-name="ID0E4SAG" office:value-type="string">
            <text:p>상품 카테고리 추가</text:p>
          </table:table-cell>
          <table:table-cell table:style-name="ID0EFVAG" office:value-type="string">
            <text:p>기능</text:p>
          </table:table-cell>
          <table:table-cell table:style-name="ID0EFVAG" table:number-columns-repeated="2"/>
          <table:table-cell table:style-name="ID0EFVAG" office:value-type="string">
            <text:p>O</text:p>
          </table:table-cell>
          <table:table-cell table:number-columns-repeated="247"/>
        </table:table-row>
        <table:table-row table:style-name="ID0EI5GM">
          <table:table-cell table:style-name="ID0EFVAG" table:number-columns-repeated="2"/>
          <table:table-cell table:style-name="ID0EFVAG" office:value-type="string">
            <text:p>RM-A01-021</text:p>
          </table:table-cell>
          <table:table-cell table:style-name="ID0EQRAG" office:value-type="string">
            <text:p>스타일링</text:p>
          </table:table-cell>
          <table:table-cell table:style-name="ID0E4SAG" office:value-type="string">
            <text:p>본인의<text:span text:style-name="ID0EM5GK"> </text:span><text:span text:style-name="ID0EX5GK">사진</text:span><text:span text:style-name="ID0EM5GK"> </text:span><text:span text:style-name="ID0EX5GK">등록</text:span><text:span text:style-name="ID0EM5GK"> </text:span><text:span text:style-name="ID0EX5GK">후</text:span><text:span text:style-name="ID0EM5GK"> </text:span><text:span text:style-name="ID0EM5GK">WatsonClovar </text:span><text:span text:style-name="ID0EX5GK">얼굴인식</text:span><text:span text:style-name="ID0EM5GK"> </text:span><text:span text:style-name="ID0EM5GK">API </text:span><text:span text:style-name="ID0EX5GK">사용하여</text:span><text:span text:style-name="ID0EM5GK"> </text:span><text:span text:style-name="ID0EX5GK">유사</text:span><text:span text:style-name="ID0EM5GK"> </text:span><text:span text:style-name="ID0EX5GK">연애인을</text:span><text:span text:style-name="ID0EM5GK"> </text:span><text:span text:style-name="ID0EX5GK">보여준다</text:span><text:span text:style-name="ID0EM5GK">.</text:span><text:span text:style-name="ID0EM5GK">본인의 </text:span><text:span text:style-name="ID0EX5GK">사진</text:span><text:span text:style-name="ID0EM5GK"> </text:span><text:span text:style-name="ID0EX5GK">등록</text:span><text:span text:style-name="ID0EM5GK"> </text:span><text:span text:style-name="ID0EX5GK">후</text:span><text:span text:style-name="ID0EM5GK"> </text:span><text:span text:style-name="ID0EM5GK">WatsonClovar </text:span><text:span text:style-name="ID0EX5GK">얼굴인식</text:span><text:span text:style-name="ID0EM5GK"> </text:span><text:span text:style-name="ID0EM5GK">API </text:span><text:span text:style-name="ID0EX5GK">사용하여</text:span><text:span text:style-name="ID0EM5GK"> </text:span><text:span text:style-name="ID0EX5GK">유사</text:span><text:span text:style-name="ID0EM5GK"> </text:span><text:span text:style-name="ID0EX5GK">연애인을</text:span><text:span text:style-name="ID0EM5GK"> </text:span><text:span text:style-name="ID0EX5GK">보여</text:span><text:span text:style-name="ID0EX5GK">준다</text:span><text:span text:style-name="ID0EM5GK">.</text:span><text:span text:style-name="ID0EM5GK">본인의 </text:span><text:span text:style-name="ID0EX5GK">사진</text:span><text:span text:style-name="ID0EM5GK"> </text:span><text:span text:style-name="ID0EX5GK">등록</text:span><text:span text:style-name="ID0EM5GK"> </text:span><text:span text:style-name="ID0EX5GK">후</text:span><text:span text:style-name="ID0EM5GK"> </text:span><text:span text:style-name="ID0EM5GK">WatsonClovar </text:span><text:span text:style-name="ID0EX5GK">얼굴인식</text:span><text:span text:style-name="ID0EM5GK"> </text:span><text:span text:style-name="ID0EM5GK">API </text:span><text:span text:style-name="ID0EX5GK">사</text:span><text:span text:style-name="ID0EX5GK">용하여</text:span><text:span text:style-name="ID0EM5GK"> </text:span><text:span text:style-name="ID0EX5GK">유사</text:span><text:span text:style-name="ID0EM5GK"> </text:span><text:span text:style-name="ID0EX5GK">연애인을</text:span><text:span text:style-name="ID0EM5GK"> </text:span><text:span text:style-name="ID0EX5GK">보여준다</text:span><text:span text:style-name="ID0EM5GK">.</text:span></text:p>
          </table:table-cell>
          <table:table-cell table:style-name="ID0EFVAG" office:value-type="string">
            <text:p>기능</text:p>
          </table:table-cell>
          <table:table-cell table:style-name="ID0EFVAG" office:value-type="string">
            <text:p>O</text:p>
          </table:table-cell>
          <table:table-cell table:style-name="ID0EFVAG" table:number-columns-repeated="2"/>
          <table:table-cell table:number-columns-repeated="247"/>
        </table:table-row>
        <table:table-row table:style-name="ID0EQLGM">
          <table:table-cell table:style-name="ID0EFVAG" table:number-columns-repeated="2"/>
          <table:table-cell table:style-name="ID0EFVAG" office:value-type="string">
            <text:p>RM-A01-022</text:p>
          </table:table-cell>
          <table:table-cell table:style-name="ID0EQRAG"/>
          <table:table-cell table:style-name="ID0E4SAG" office:value-type="string">
            <text:p>본인과<text:span text:style-name="ID0EM5GK"> </text:span><text:span text:style-name="ID0EX5GK">유사</text:span><text:span text:style-name="ID0EM5GK"> </text:span><text:span text:style-name="ID0EX5GK">연예인의</text:span><text:span text:style-name="ID0EM5GK"> </text:span><text:span text:style-name="ID0EX5GK">스타일링</text:span><text:span text:style-name="ID0EM5GK"> </text:span><text:span text:style-name="ID0EX5GK">목록</text:span><text:span text:style-name="ID0EM5GK"> </text:span><text:span text:style-name="ID0EX5GK">출력본인과</text:span><text:span text:style-name="ID0EM5GK"> </text:span><text:span text:style-name="ID0EX5GK">유사</text:span><text:span text:style-name="ID0EM5GK"> </text:span><text:span text:style-name="ID0EX5GK">연</text:span><text:span text:style-name="ID0EX5GK">예인의</text:span><text:span text:style-name="ID0EM5GK"> </text:span><text:span text:style-name="ID0EX5GK">스타일링</text:span><text:span text:style-name="ID0EM5GK"> </text:span><text:span text:style-name="ID0EX5GK">목록</text:span><text:span text:style-name="ID0EM5GK"> </text:span><text:span text:style-name="ID0EX5GK">출력본인과</text:span><text:span text:style-name="ID0EM5GK"> </text:span><text:span text:style-name="ID0EX5GK">유사</text:span><text:span text:style-name="ID0EM5GK"> </text:span><text:span text:style-name="ID0EX5GK">연예인의</text:span><text:span text:style-name="ID0EM5GK"> </text:span><text:span text:style-name="ID0EX5GK">스타일링</text:span><text:span text:style-name="ID0EM5GK"> </text:span><text:span text:style-name="ID0EX5GK">목록</text:span><text:span text:style-name="ID0EM5GK"> </text:span><text:span text:style-name="ID0EX5GK">출력</text:span></text:p>
          </table:table-cell>
          <table:table-cell table:style-name="ID0EFVAG" office:value-type="string">
            <text:p>기능</text:p>
          </table:table-cell>
          <table:table-cell table:style-name="ID0EFVAG" table:number-columns-repeated="2"/>
          <table:table-cell table:style-name="ID0EFVAG" office:value-type="string">
            <text:p>O</text:p>
          </table:table-cell>
          <table:table-cell table:number-columns-repeated="247"/>
        </table:table-row>
        <table:table-row table:style-name="ID0EOBHM">
          <table:table-cell table:style-name="ID0EFVAG" office:value-type="string">
            <text:p>홈페이지</text:p>
          </table:table-cell>
          <table:table-cell table:style-name="ID0EFVAG" office:value-type="string">
            <text:p>문의 게시판</text:p>
          </table:table-cell>
          <table:table-cell table:style-name="ID0EFVAG" office:value-type="string">
            <text:p>RM-A02-001</text:p>
          </table:table-cell>
          <table:table-cell table:style-name="ID0EQRAG" office:value-type="string">
            <text:p>장바구니</text:p>
          </table:table-cell>
          <table:table-cell table:style-name="ID0E4SAG" office:value-type="string">
            <text:p>상품<text:span text:style-name="ID0EM5GK"> </text:span><text:span text:style-name="ID0EX5GK">상세정보에서</text:span><text:span text:style-name="ID0EM5GK"> </text:span><text:span text:style-name="ID0EX5GK">옵션을</text:span><text:span text:style-name="ID0EM5GK"> </text:span><text:span text:style-name="ID0EX5GK">선택하여</text:span><text:span text:style-name="ID0EM5GK"> </text:span><text:span text:style-name="ID0EX5GK">자신의</text:span><text:span text:style-name="ID0EM5GK"> </text:span><text:span text:style-name="ID0EX5GK">장바구니에</text:span><text:span text:style-name="ID0EM5GK"> </text:span><text:span text:style-name="ID0EX5GK">상</text:span><text:span text:style-name="ID0EX5GK">품</text:span><text:span text:style-name="ID0EM5GK"> </text:span><text:span text:style-name="ID0EX5GK">담기상품</text:span><text:span text:style-name="ID0EM5GK"> </text:span><text:span text:style-name="ID0EX5GK">상세정보에서</text:span><text:span text:style-name="ID0EM5GK"> </text:span><text:span text:style-name="ID0EX5GK">옵션을</text:span><text:span text:style-name="ID0EM5GK"> </text:span><text:span text:style-name="ID0EX5GK">선택하여</text:span><text:span text:style-name="ID0EM5GK"> </text:span><text:span text:style-name="ID0EX5GK">자신의</text:span><text:span text:style-name="ID0EM5GK"> </text:span><text:span text:style-name="ID0EX5GK">장바구</text:span><text:span text:style-name="ID0EX5GK">니에</text:span><text:span text:style-name="ID0EM5GK"> </text:span><text:span text:style-name="ID0EX5GK">상품</text:span><text:span text:style-name="ID0EM5GK"> </text:span><text:span text:style-name="ID0EX5GK">담기</text:span></text:p>
          </table:table-cell>
          <table:table-cell table:style-name="ID0EFVAG" office:value-type="string">
            <text:p>기능</text:p>
          </table:table-cell>
          <table:table-cell table:style-name="ID0EFVAG" office:value-type="string">
            <text:p>O</text:p>
          </table:table-cell>
          <table:table-cell table:style-name="ID0EFVAG" table:number-columns-repeated="2"/>
          <table:table-cell table:number-columns-repeated="247"/>
        </table:table-row>
        <table:table-row table:style-name="ID0EQLGM">
          <table:table-cell table:style-name="ID0EFVAG" table:number-columns-repeated="3"/>
          <table:table-cell table:style-name="ID0EQRAG"/>
          <table:table-cell table:style-name="ID0E4SAG" office:value-type="string">
            <text:p>장바구니<text:span text:style-name="ID0EM5GK"> </text:span><text:span text:style-name="ID0EX5GK">목록</text:span><text:span text:style-name="ID0EM5GK"> </text:span><text:span text:style-name="ID0EX5GK">전체선택</text:span><text:span text:style-name="ID0EM5GK">/ </text:span><text:span text:style-name="ID0EX5GK">전체해제</text:span><text:span text:style-name="ID0EM5GK">/</text:span><text:span text:style-name="ID0EX5GK">선택항목</text:span><text:span text:style-name="ID0EM5GK"> </text:span><text:span text:style-name="ID0EX5GK">장바구니해제</text:span><text:span text:style-name="ID0EX5GK">장바구니</text:span><text:span text:style-name="ID0EM5GK"> </text:span><text:span text:style-name="ID0EX5GK">목록</text:span><text:span text:style-name="ID0EM5GK"> </text:span><text:span text:style-name="ID0EX5GK">전체선택</text:span><text:span text:style-name="ID0EM5GK">/ </text:span><text:span text:style-name="ID0EX5GK">전체해제</text:span><text:span text:style-name="ID0EM5GK">/</text:span><text:span text:style-name="ID0EX5GK">선택항목</text:span><text:span text:style-name="ID0EM5GK"> </text:span><text:span text:style-name="ID0EX5GK">장바구니해제</text:span></text:p>
          </table:table-cell>
          <table:table-cell table:style-name="ID0EFVAG" office:value-type="string">
            <text:p>기능</text:p>
          </table:table-cell>
          <table:table-cell table:style-name="ID0EFVAG" office:value-type="string">
            <text:p>O</text:p>
          </table:table-cell>
          <table:table-cell table:style-name="ID0EFVAG" table:number-columns-repeated="2"/>
          <table:table-cell table:number-columns-repeated="247"/>
        </table:table-row>
        <table:table-row table:style-name="ID0EQDFM">
          <table:table-cell table:style-name="ID0EFVAG"/>
          <table:table-cell table:style-name="ID0E2OAG" office:value-type="string">
            <text:p>마이페이지</text:p>
          </table:table-cell>
          <table:table-cell table:style-name="ID0E2OAG" office:value-type="string">
            <text:p>RM-A02-002</text:p>
          </table:table-cell>
          <table:table-cell table:style-name="ID0EQRAG" office:value-type="string">
            <text:p>상품주문</text:p>
          </table:table-cell>
          <table:table-cell table:style-name="ID0E4SAG" office:value-type="string">
            <text:p>장바구니에<text:span text:style-name="ID0EM5GK"> </text:span><text:span text:style-name="ID0EX5GK">있는</text:span><text:span text:style-name="ID0EM5GK"> </text:span><text:span text:style-name="ID0EX5GK">목록들</text:span><text:span text:style-name="ID0EM5GK"> </text:span><text:span text:style-name="ID0EX5GK">선택하여</text:span><text:span text:style-name="ID0EM5GK"> </text:span><text:span text:style-name="ID0EX5GK">주문장바구니에</text:span><text:span text:style-name="ID0EM5GK"> </text:span><text:span text:style-name="ID0EX5GK">있는</text:span><text:span text:style-name="ID0EM5GK"> </text:span><text:span text:style-name="ID0EX5GK">목</text:span><text:span text:style-name="ID0EX5GK">록들</text:span><text:span text:style-name="ID0EM5GK"> </text:span><text:span text:style-name="ID0EX5GK">선택하여</text:span><text:span text:style-name="ID0EM5GK"> </text:span><text:span text:style-name="ID0EX5GK">주문</text:span></text:p>
          </table:table-cell>
          <table:table-cell table:style-name="ID0EFVAG" office:value-type="string">
            <text:p>기능</text:p>
          </table:table-cell>
          <table:table-cell table:style-name="ID0EFVAG" office:value-type="string">
            <text:p>O</text:p>
          </table:table-cell>
          <table:table-cell table:style-name="ID0EFVAG" table:number-columns-repeated="2"/>
          <table:table-cell table:number-columns-repeated="247"/>
        </table:table-row>
        <table:table-row table:style-name="ID0EQDFM">
          <table:table-cell table:style-name="ID0EFVAG"/>
          <table:table-cell table:style-name="ID0E2OAG"/>
          <table:table-cell table:style-name="ID0E2OAG" office:value-type="string">
            <text:p>RM-A02-003</text:p>
          </table:table-cell>
          <table:table-cell table:style-name="ID0EQRAG"/>
          <table:table-cell table:style-name="ID0E4SAG" office:value-type="string">
            <text:p>고객이<text:span text:style-name="ID0EM5GK"> </text:span><text:span text:style-name="ID0EX5GK">주문한</text:span><text:span text:style-name="ID0EM5GK"> </text:span><text:span text:style-name="ID0EX5GK">사항을</text:span><text:span text:style-name="ID0EM5GK"> </text:span><text:span text:style-name="ID0EX5GK">확인</text:span><text:span text:style-name="ID0EM5GK"> </text:span><text:span text:style-name="ID0EX5GK">및</text:span><text:span text:style-name="ID0EM5GK"> </text:span><text:span text:style-name="ID0EX5GK">관리고객이</text:span><text:span text:style-name="ID0EM5GK"> </text:span><text:span text:style-name="ID0EX5GK">주문한</text:span><text:span text:style-name="ID0EM5GK"> </text:span><text:span text:style-name="ID0EX5GK">사항을</text:span><text:span text:style-name="ID0EM5GK"> </text:span><text:span text:style-name="ID0EX5GK">확인</text:span><text:span text:style-name="ID0EM5GK"> </text:span><text:span text:style-name="ID0EX5GK">및</text:span><text:span text:style-name="ID0EM5GK"> </text:span><text:span text:style-name="ID0EX5GK">관리</text:span></text:p>
          </table:table-cell>
          <table:table-cell table:style-name="ID0EFVAG" office:value-type="string">
            <text:p>기능</text:p>
          </table:table-cell>
          <table:table-cell table:style-name="ID0EFVAG" office:value-type="string">
            <text:p>O</text:p>
          </table:table-cell>
          <table:table-cell table:style-name="ID0EFVAG"/>
          <table:table-cell table:style-name="ID0EFVAG" office:value-type="string">
            <text:p>O</text:p>
          </table:table-cell>
          <table:table-cell table:number-columns-repeated="247"/>
        </table:table-row>
        <table:table-row table:style-name="ID0EQDFM">
          <table:table-cell table:style-name="ID0EFVAG"/>
          <table:table-cell table:style-name="ID0E2OAG"/>
          <table:table-cell table:style-name="ID0E2OAG" office:value-type="string">
            <text:p>RM-A02-004</text:p>
          </table:table-cell>
          <table:table-cell table:style-name="ID0EQRAG" office:value-type="string">
            <text:p>관심상품</text:p>
          </table:table-cell>
          <table:table-cell table:style-name="ID0E4SAG" office:value-type="string">
            <text:p>고객이<text:span text:style-name="ID0EM5GK"> </text:span><text:span text:style-name="ID0EX5GK">관심있는</text:span><text:span text:style-name="ID0EM5GK"> </text:span><text:span text:style-name="ID0EX5GK">상품</text:span><text:span text:style-name="ID0EM5GK"> </text:span><text:span text:style-name="ID0EX5GK">출력고객이</text:span><text:span text:style-name="ID0EM5GK"> </text:span><text:span text:style-name="ID0EX5GK">관심있는</text:span><text:span text:style-name="ID0EM5GK"> </text:span><text:span text:style-name="ID0EX5GK">상품</text:span><text:span text:style-name="ID0EM5GK"> </text:span><text:span text:style-name="ID0EX5GK">출력</text:span></text:p>
          </table:table-cell>
          <table:table-cell table:style-name="ID0EFVAG" office:value-type="string">
            <text:p>기능</text:p>
          </table:table-cell>
          <table:table-cell table:style-name="ID0EFVAG" office:value-type="string">
            <text:p>O</text:p>
          </table:table-cell>
          <table:table-cell table:style-name="ID0EFVAG"/>
          <table:table-cell table:style-name="ID0EFVAG" office:value-type="string">
            <text:p>O</text:p>
          </table:table-cell>
          <table:table-cell table:number-columns-repeated="247"/>
        </table:table-row>
        <table:table-row table:style-name="ID0EQLGM">
          <table:table-cell table:style-name="ID0EFVAG"/>
          <table:table-cell table:style-name="ID0E2OAG"/>
          <table:table-cell table:style-name="ID0E2OAG" office:value-type="string">
            <text:p>RM-A02-005</text:p>
          </table:table-cell>
          <table:table-cell table:style-name="ID0EQRAG" office:value-type="string">
            <text:p>상품결제</text:p>
          </table:table-cell>
          <table:table-cell table:style-name="ID0E4SAG" office:value-type="string">
            <text:p>고객이<text:span text:style-name="ID0EM5GK"> </text:span><text:span text:style-name="ID0EX5GK">물품</text:span><text:span text:style-name="ID0EM5GK"> </text:span><text:span text:style-name="ID0EX5GK">가격에</text:span><text:span text:style-name="ID0EM5GK"> </text:span><text:span text:style-name="ID0EX5GK">맞게</text:span><text:span text:style-name="ID0EM5GK"> </text:span><text:span text:style-name="ID0EX5GK">포인트</text:span><text:span text:style-name="ID0EM5GK"> </text:span><text:span text:style-name="ID0EX5GK">결제가</text:span><text:span text:style-name="ID0EM5GK"> </text:span><text:span text:style-name="ID0EX5GK">가능고객이</text:span><text:span text:style-name="ID0EM5GK"> </text:span><text:span text:style-name="ID0EX5GK">물품</text:span><text:span text:style-name="ID0EM5GK"> </text:span><text:span text:style-name="ID0EX5GK">가격에</text:span><text:span text:style-name="ID0EM5GK"> </text:span><text:span text:style-name="ID0EX5GK">맞게</text:span><text:span text:style-name="ID0EM5GK"> </text:span><text:span text:style-name="ID0EX5GK">포인트</text:span><text:span text:style-name="ID0EM5GK"> </text:span><text:span text:style-name="ID0EX5GK">결제가</text:span><text:span text:style-name="ID0EM5GK"> </text:span><text:span text:style-name="ID0EX5GK">가능</text:span></text:p>
          </table:table-cell>
          <table:table-cell table:style-name="ID0EFVAG" office:value-type="string">
            <text:p>기능</text:p>
          </table:table-cell>
          <table:table-cell table:style-name="ID0EFVAG" office:value-type="string">
            <text:p>O</text:p>
          </table:table-cell>
          <table:table-cell table:style-name="ID0EFVAG" table:number-columns-repeated="2"/>
          <table:table-cell table:number-columns-repeated="247"/>
        </table:table-row>
        <table:table-row table:style-name="ID0EQLGM">
          <table:table-cell table:style-name="ID0EFVAG"/>
          <table:table-cell table:style-name="ID0E2OAG"/>
          <table:table-cell table:style-name="ID0E2OAG" office:value-type="string">
            <text:p>RM-A02-006</text:p>
          </table:table-cell>
          <table:table-cell table:style-name="ID0EQRAG"/>
          <table:table-cell table:style-name="ID0E4SAG" office:value-type="string">
            <text:p>충전시<text:span text:style-name="ID0EM5GK"> </text:span><text:span text:style-name="ID0EX5GK">원하는</text:span><text:span text:style-name="ID0EM5GK"> </text:span><text:span text:style-name="ID0EX5GK">카드사를</text:span><text:span text:style-name="ID0EM5GK"> </text:span><text:span text:style-name="ID0EX5GK">선택하여</text:span><text:span text:style-name="ID0EM5GK"> </text:span><text:span text:style-name="ID0EX5GK">충전</text:span><text:span text:style-name="ID0EM5GK"> </text:span><text:span text:style-name="ID0EX5GK">가능충전시</text:span><text:span text:style-name="ID0EM5GK"> </text:span><text:span text:style-name="ID0EX5GK">원하는</text:span><text:span text:style-name="ID0EM5GK"> </text:span><text:span text:style-name="ID0EX5GK">카드사를</text:span><text:span text:style-name="ID0EM5GK"> </text:span><text:span text:style-name="ID0EX5GK">선택하여</text:span><text:span text:style-name="ID0EM5GK"> </text:span><text:span text:style-name="ID0EX5GK">충전</text:span><text:span text:style-name="ID0EM5GK"> </text:span><text:span text:style-name="ID0EX5GK">가능</text:span></text:p>
          </table:table-cell>
          <table:table-cell table:style-name="ID0EFVAG" office:value-type="string">
            <text:p>기능</text:p>
          </table:table-cell>
          <table:table-cell table:style-name="ID0EFVAG" office:value-type="string">
            <text:p>O</text:p>
          </table:table-cell>
          <table:table-cell table:style-name="ID0EFVAG" table:number-columns-repeated="2"/>
          <table:table-cell table:number-columns-repeated="247"/>
        </table:table-row>
        <table:table-row table:style-name="ID0EA4EM">
          <table:table-cell table:style-name="ID0EFVAG" table:number-columns-repeated="2"/>
          <table:table-cell table:style-name="ID0EFVAG" office:value-type="string">
            <text:p>RM-A02-007</text:p>
          </table:table-cell>
          <table:table-cell table:style-name="ID0EQRAG" office:value-type="string">
            <text:p>카드사<text:span text:style-name="ID0EM5GK"> </text:span><text:span text:style-name="ID0EX5GK">관리카드사</text:span><text:span text:style-name="ID0EM5GK"> </text:span><text:span text:style-name="ID0EX5GK">관리</text:span></text:p>
          </table:table-cell>
          <table:table-cell table:style-name="ID0E4SAG" office:value-type="string">
            <text:p>카드사<text:span text:style-name="ID0EM5GK"> </text:span><text:span text:style-name="ID0EX5GK">등록카드사</text:span><text:span text:style-name="ID0EM5GK"> </text:span><text:span text:style-name="ID0EX5GK">등록</text:span></text:p>
          </table:table-cell>
          <table:table-cell table:style-name="ID0EFVAG" office:value-type="string">
            <text:p>기능</text:p>
          </table:table-cell>
          <table:table-cell table:style-name="ID0EFVAG" table:number-columns-repeated="2"/>
          <table:table-cell table:style-name="ID0EFVAG" office:value-type="string">
            <text:p>O</text:p>
          </table:table-cell>
          <table:table-cell table:number-columns-repeated="247"/>
        </table:table-row>
        <table:table-row table:style-name="ID0EA4EM">
          <table:table-cell table:style-name="ID0EFVAG" table:number-columns-repeated="3"/>
          <table:table-cell table:style-name="ID0EQRAG"/>
          <table:table-cell table:style-name="ID0E4SAG" office:value-type="string">
            <text:p>카드사<text:span text:style-name="ID0EM5GK"> </text:span><text:span text:style-name="ID0EX5GK">조회카드사</text:span><text:span text:style-name="ID0EM5GK"> </text:span><text:span text:style-name="ID0EX5GK">조회</text:span></text:p>
          </table:table-cell>
          <table:table-cell table:style-name="ID0EFVAG" office:value-type="string">
            <text:p>기능</text:p>
          </table:table-cell>
          <table:table-cell table:style-name="ID0EFVAG" office:value-type="string">
            <text:p>O</text:p>
          </table:table-cell>
          <table:table-cell table:style-name="ID0EFVAG" table:number-columns-repeated="2"/>
          <table:table-cell table:number-columns-repeated="247"/>
        </table:table-row>
        <table:table-row table:style-name="ID0EA4EM">
          <table:table-cell table:style-name="ID0EFVAG" table:number-columns-repeated="3"/>
          <table:table-cell table:style-name="ID0EQRAG"/>
          <table:table-cell table:style-name="ID0E4SAG" office:value-type="string">
            <text:p>카드사<text:span text:style-name="ID0EM5GK"> </text:span><text:span text:style-name="ID0EX5GK">추가카드사</text:span><text:span text:style-name="ID0EM5GK"> </text:span><text:span text:style-name="ID0EX5GK">추가</text:span></text:p>
          </table:table-cell>
          <table:table-cell table:style-name="ID0EFVAG" office:value-type="string">
            <text:p>기능</text:p>
          </table:table-cell>
          <table:table-cell table:style-name="ID0EFVAG" table:number-columns-repeated="2"/>
          <table:table-cell table:style-name="ID0EFVAG" office:value-type="string">
            <text:p>O</text:p>
          </table:table-cell>
          <table:table-cell table:number-columns-repeated="247"/>
        </table:table-row>
        <table:table-row table:style-name="ID0EA4EM">
          <table:table-cell table:style-name="ID0EFVAG" table:number-columns-repeated="3"/>
          <table:table-cell table:style-name="ID0EQRAG"/>
          <table:table-cell table:style-name="ID0EJUAG" office:value-type="string">
            <text:p>카드사<text:span text:style-name="ID0EM5GK"> </text:span><text:span text:style-name="ID0EX5GK">삭제</text:span><text:span text:style-name="ID0EM5GK"> 카드사 </text:span><text:span text:style-name="ID0EX5GK">삭제</text:span><text:span text:style-name="ID0EM5GK"> </text:span></text:p>
          </table:table-cell>
          <table:table-cell table:style-name="ID0EFVAG" office:value-type="string">
            <text:p>기능</text:p>
          </table:table-cell>
          <table:table-cell table:style-name="ID0EFVAG" table:number-columns-repeated="2"/>
          <table:table-cell table:style-name="ID0EFVAG" office:value-type="string">
            <text:p>O</text:p>
          </table:table-cell>
          <table:table-cell table:number-columns-repeated="247"/>
        </table:table-row>
        <table:table-row table:style-name="ID0EQLGM">
          <table:table-cell table:style-name="ID0EFVAG" table:number-columns-repeated="2"/>
          <table:table-cell table:style-name="ID0EFVAG" office:value-type="string">
            <text:p>RM-A02-008</text:p>
          </table:table-cell>
          <table:table-cell table:style-name="ID0EQRAG" office:value-type="string">
            <text:p>주문내역</text:p>
          </table:table-cell>
          <table:table-cell table:style-name="ID0E4SAG" office:value-type="string">
            <text:p>마이페이지에<text:span text:style-name="ID0EM5GK"> </text:span><text:span text:style-name="ID0EX5GK">있는</text:span><text:span text:style-name="ID0EM5GK"> </text:span><text:span text:style-name="ID0EX5GK">달력을</text:span><text:span text:style-name="ID0EM5GK"> </text:span><text:span text:style-name="ID0EX5GK">통해</text:span><text:span text:style-name="ID0EM5GK"> </text:span><text:span text:style-name="ID0EX5GK">한눈에</text:span><text:span text:style-name="ID0EM5GK"> </text:span><text:span text:style-name="ID0EX5GK">주문일정</text:span><text:span text:style-name="ID0EM5GK"> </text:span><text:span text:style-name="ID0EX5GK">확인마이</text:span><text:span text:style-name="ID0EX5GK">페이지에</text:span><text:span text:style-name="ID0EM5GK"> </text:span><text:span text:style-name="ID0EX5GK">있는</text:span><text:span text:style-name="ID0EM5GK"> </text:span><text:span text:style-name="ID0EX5GK">달력을</text:span><text:span text:style-name="ID0EM5GK"> </text:span><text:span text:style-name="ID0EX5GK">통해</text:span><text:span text:style-name="ID0EM5GK"> </text:span><text:span text:style-name="ID0EX5GK">한눈에</text:span><text:span text:style-name="ID0EM5GK"> </text:span><text:span text:style-name="ID0EX5GK">주문일정</text:span><text:span text:style-name="ID0EM5GK"> </text:span><text:span text:style-name="ID0EX5GK">확인</text:span></text:p>
          </table:table-cell>
          <table:table-cell table:style-name="ID0EFVAG" office:value-type="string">
            <text:p>기능</text:p>
          </table:table-cell>
          <table:table-cell table:style-name="ID0EFVAG" office:value-type="string">
            <text:p>O</text:p>
          </table:table-cell>
          <table:table-cell table:style-name="ID0EFVAG" table:number-columns-repeated="2"/>
          <table:table-cell table:number-columns-repeated="247"/>
        </table:table-row>
        <table:table-row table:style-name="ID0ETUHM">
          <table:table-cell table:style-name="ID0EFVAG" table:number-columns-repeated="2"/>
          <table:table-cell table:style-name="ID0EFVAG" office:value-type="string">
            <text:p>RM-A02-009</text:p>
          </table:table-cell>
          <table:table-cell table:style-name="ID0EQRAG"/>
          <table:table-cell table:style-name="ID0E4SAG" office:value-type="string">
            <text:p>마이페이지를<text:span text:style-name="ID0EM5GK"> </text:span><text:span text:style-name="ID0EX5GK">통해</text:span><text:span text:style-name="ID0EM5GK"> </text:span><text:span text:style-name="ID0EX5GK">상품별</text:span><text:span text:style-name="ID0EM5GK"> </text:span><text:span text:style-name="ID0EX5GK">주문내역</text:span><text:span text:style-name="ID0EM5GK"> </text:span><text:span text:style-name="ID0EX5GK">확인마이페이지를</text:span><text:span text:style-name="ID0EM5GK"> </text:span><text:span text:style-name="ID0EX5GK">통</text:span><text:span text:style-name="ID0EX5GK">해</text:span><text:span text:style-name="ID0EM5GK"> </text:span><text:span text:style-name="ID0EX5GK">상품별</text:span><text:span text:style-name="ID0EM5GK"> </text:span><text:span text:style-name="ID0EX5GK">주문내역</text:span><text:span text:style-name="ID0EM5GK"> </text:span><text:span text:style-name="ID0EX5GK">확인</text:span></text:p>
          </table:table-cell>
          <table:table-cell table:style-name="ID0EFVAG" office:value-type="string">
            <text:p>기능</text:p>
          </table:table-cell>
          <table:table-cell table:style-name="ID0EFVAG" office:value-type="string">
            <text:p>O</text:p>
          </table:table-cell>
          <table:table-cell table:style-name="ID0EFVAG" table:number-columns-repeated="2"/>
          <table:table-cell table:number-columns-repeated="247"/>
        </table:table-row>
        <table:table-row table:style-name="ID0EFWHM">
          <table:table-cell table:style-name="ID0EFVAG" table:number-columns-repeated="2"/>
          <table:table-cell table:style-name="ID0EFVAG" office:value-type="string">
            <text:p>RM-A02-010</text:p>
          </table:table-cell>
          <table:table-cell table:style-name="ID0EQRAG"/>
          <table:table-cell table:style-name="ID0EMTAG" office:value-type="string">
            <text:p>7<text:span text:style-name="ID0EX5GK">일</text:span><text:span text:style-name="ID0EM5GK"> </text:span><text:span text:style-name="ID0EX5GK">이내</text:span><text:span text:style-name="ID0EM5GK"> </text:span><text:span text:style-name="ID0EX5GK">주문</text:span><text:span text:style-name="ID0EM5GK"> </text:span><text:span text:style-name="ID0EX5GK">취소</text:span><text:span text:style-name="ID0EM5GK"> </text:span><text:span text:style-name="ID0EX5GK">및</text:span><text:span text:style-name="ID0EM5GK"> </text:span><text:span text:style-name="ID0EX5GK">반품</text:span><text:span text:style-name="ID0EM5GK"> </text:span><text:span text:style-name="ID0EX5GK">가능</text:span><text:span text:style-name="ID0EX5GK">7</text:span><text:span text:style-name="ID0EX5GK">일</text:span><text:span text:style-name="ID0EM5GK"> </text:span><text:span text:style-name="ID0EX5GK">이내</text:span><text:span text:style-name="ID0EM5GK"> </text:span><text:span text:style-name="ID0EX5GK">주문</text:span><text:span text:style-name="ID0EM5GK"> </text:span><text:span text:style-name="ID0EX5GK">취소</text:span><text:span text:style-name="ID0EM5GK"> </text:span><text:span text:style-name="ID0EX5GK">및</text:span><text:span text:style-name="ID0EM5GK"> </text:span><text:span text:style-name="ID0EX5GK">반품</text:span><text:span text:style-name="ID0EM5GK"> </text:span><text:span text:style-name="ID0EX5GK">가능</text:span></text:p>
          </table:table-cell>
          <table:table-cell table:style-name="ID0EFVAG" office:value-type="string">
            <text:p>기능</text:p>
          </table:table-cell>
          <table:table-cell table:style-name="ID0EFVAG" office:value-type="string">
            <text:p>O</text:p>
          </table:table-cell>
          <table:table-cell table:style-name="ID0EFVAG" table:number-columns-repeated="2"/>
          <table:table-cell table:number-columns-repeated="247"/>
        </table:table-row>
        <table:table-row table:style-name="ID0ETUHM">
          <table:table-cell table:style-name="ID0EFVAG" office:value-type="string">
            <text:p>게임</text:p>
          </table:table-cell>
          <table:table-cell table:style-name="ID0EFVAG" office:value-type="string">
            <text:p>채팅</text:p>
          </table:table-cell>
          <table:table-cell table:style-name="ID0EFVAG" office:value-type="string">
            <text:p>RM-A03-001</text:p>
          </table:table-cell>
          <table:table-cell table:style-name="ID0EOSAG" office:value-type="string">
            <text:p>배송업체관리</text:p>
          </table:table-cell>
          <table:table-cell table:style-name="ID0E4SAG" office:value-type="string">
            <text:p>배송업체<text:span text:style-name="ID0EM5GK"> </text:span><text:span text:style-name="ID0EX5GK">조회배송업체</text:span><text:span text:style-name="ID0EM5GK"> </text:span><text:span text:style-name="ID0EX5GK">조회</text:span></text:p>
          </table:table-cell>
          <table:table-cell table:style-name="ID0EFVAG" office:value-type="string">
            <text:p>기능</text:p>
          </table:table-cell>
          <table:table-cell table:number-columns-repeated="3" table:style-name="ID0EFVAG" office:value-type="string">
            <text:p>O</text:p>
          </table:table-cell>
          <table:table-cell table:number-columns-repeated="247"/>
        </table:table-row>
        <table:table-row table:style-name="ID0ETUHM">
          <table:table-cell table:style-name="ID0EFVAG" table:number-columns-repeated="3"/>
          <table:table-cell table:style-name="ID0EOSAG"/>
          <table:table-cell table:style-name="ID0E4SAG" office:value-type="string">
            <text:p>배송업체<text:span text:style-name="ID0EM5GK"> </text:span><text:span text:style-name="ID0EX5GK">추가배송업체</text:span><text:span text:style-name="ID0EM5GK"> </text:span><text:span text:style-name="ID0EX5GK">추가</text:span></text:p>
          </table:table-cell>
          <table:table-cell table:style-name="ID0EFVAG" office:value-type="string">
            <text:p>기능</text:p>
          </table:table-cell>
          <table:table-cell table:style-name="ID0EFVAG" table:number-columns-repeated="2"/>
          <table:table-cell table:style-name="ID0EFVAG" office:value-type="string">
            <text:p>O</text:p>
          </table:table-cell>
          <table:table-cell table:number-columns-repeated="247"/>
        </table:table-row>
        <table:table-row table:style-name="ID0ETUHM">
          <table:table-cell table:style-name="ID0EFVAG" table:number-columns-repeated="3"/>
          <table:table-cell table:style-name="ID0EOSAG"/>
          <table:table-cell table:style-name="ID0E4SAG" office:value-type="string">
            <text:p>배송업체<text:span text:style-name="ID0EM5GK"> </text:span><text:span text:style-name="ID0EX5GK">삭제</text:span></text:p>
          </table:table-cell>
          <table:table-cell table:style-name="ID0EFVAG" office:value-type="string">
            <text:p>기능</text:p>
          </table:table-cell>
          <table:table-cell table:style-name="ID0EFVAG" table:number-columns-repeated="2"/>
          <table:table-cell table:style-name="ID0EFVAG" office:value-type="string">
            <text:p>O</text:p>
          </table:table-cell>
          <table:table-cell table:number-columns-repeated="247"/>
        </table:table-row>
        <table:table-row table:style-name="ID0EA4EM">
          <table:table-cell table:style-name="ID0EFVAG" table:number-columns-repeated="2"/>
          <table:table-cell table:style-name="ID0EFVAG" office:value-type="string">
            <text:p>RM-A03-002</text:p>
          </table:table-cell>
          <table:table-cell table:style-name="ID0EQRAG" office:value-type="string">
            <text:p>배송관리</text:p>
          </table:table-cell>
          <table:table-cell table:style-name="ID0E4SAG" office:value-type="string">
            <text:p>배송사항<text:span text:style-name="ID0EM5GK"> </text:span><text:span text:style-name="ID0EX5GK">조회</text:span></text:p>
          </table:table-cell>
          <table:table-cell table:style-name="ID0EFVAG" office:value-type="string">
            <text:p>기능</text:p>
          </table:table-cell>
          <table:table-cell table:number-columns-repeated="3" table:style-name="ID0EFVAG" office:value-type="string">
            <text:p>O</text:p>
          </table:table-cell>
          <table:table-cell table:number-columns-repeated="247"/>
        </table:table-row>
        <table:table-row table:style-name="ID0EA4EM">
          <table:table-cell table:style-name="ID0EFVAG" table:number-columns-repeated="3"/>
          <table:table-cell table:style-name="ID0EQRAG"/>
          <table:table-cell table:style-name="ID0E4SAG" office:value-type="string">
            <text:p>판매자의 배송 정보를 등록</text:p>
          </table:table-cell>
          <table:table-cell table:style-name="ID0EFVAG" office:value-type="string">
            <text:p>기능</text:p>
          </table:table-cell>
          <table:table-cell table:style-name="ID0EFVAG"/>
          <table:table-cell table:style-name="ID0EFVAG" office:value-type="string">
            <text:p>O</text:p>
          </table:table-cell>
          <table:table-cell table:style-name="ID0EFVAG"/>
          <table:table-cell table:number-columns-repeated="247"/>
        </table:table-row>
        <table:table-row table:style-name="ID0EA4EM">
          <table:table-cell table:style-name="ID0EFVAG" table:number-columns-repeated="2"/>
          <table:table-cell table:style-name="ID0EFVAG" office:value-type="string">
            <text:p>RM-A04-001</text:p>
          </table:table-cell>
          <table:table-cell table:style-name="ID0EQRAG" office:value-type="string">
            <text:p>매출현황</text:p>
          </table:table-cell>
          <table:table-cell table:style-name="ID0E4SAG" office:value-type="string">
            <text:p>총<text:span text:style-name="ID0EM5GK"> </text:span><text:span text:style-name="ID0EX5GK">매출</text:span><text:span text:style-name="ID0EM5GK">/ </text:span><text:span text:style-name="ID0EX5GK">상품별</text:span><text:span text:style-name="ID0EM5GK"> </text:span><text:span text:style-name="ID0EX5GK">매출</text:span><text:span text:style-name="ID0EM5GK"> </text:span><text:span text:style-name="ID0EX5GK">등을</text:span><text:span text:style-name="ID0EM5GK"> </text:span><text:span text:style-name="ID0EX5GK">그래프로</text:span><text:span text:style-name="ID0EM5GK"> </text:span><text:span text:style-name="ID0EX5GK">확인</text:span></text:p>
          </table:table-cell>
          <table:table-cell table:style-name="ID0EFVAG" office:value-type="string">
            <text:p>기능</text:p>
          </table:table-cell>
          <table:table-cell table:style-name="ID0EFVAG"/>
          <table:table-cell table:number-columns-repeated="2" table:style-name="ID0EFVAG" office:value-type="string">
            <text:p>O</text:p>
          </table:table-cell>
          <table:table-cell table:number-columns-repeated="247"/>
        </table:table-row>
        <table:table-row table:style-name="ID0EA4EM">
          <table:table-cell table:style-name="ID0EFVAG" table:number-columns-repeated="2"/>
          <table:table-cell table:style-name="ID0EFVAG" office:value-type="string">
            <text:p>RM-A04-002</text:p>
          </table:table-cell>
          <table:table-cell table:style-name="ID0EQRAG"/>
          <table:table-cell table:style-name="ID0E4SAG" office:value-type="string">
            <text:p>판매자별로<text:span text:style-name="ID0EM5GK"> </text:span><text:span text:style-name="ID0EX5GK">매출을</text:span><text:span text:style-name="ID0EM5GK"> </text:span><text:span text:style-name="ID0EX5GK">그래프로</text:span><text:span text:style-name="ID0EM5GK"> </text:span><text:span text:style-name="ID0EX5GK">표시</text:span></text:p>
          </table:table-cell>
          <table:table-cell table:style-name="ID0EFVAG" office:value-type="string">
            <text:p>기능</text:p>
          </table:table-cell>
          <table:table-cell table:style-name="ID0EFVAG" table:number-columns-repeated="2"/>
          <table:table-cell table:style-name="ID0EFVAG" office:value-type="string">
            <text:p>O</text:p>
          </table:table-cell>
          <table:table-cell table:number-columns-repeated="247"/>
        </table:table-row>
        <table:table-row table:style-name="ID0EA4EM">
          <table:table-cell table:style-name="ID0EFVAG" table:number-columns-repeated="2"/>
          <table:table-cell table:style-name="ID0EFVAG" office:value-type="string">
            <text:p>RM-A04-003</text:p>
          </table:table-cell>
          <table:table-cell table:style-name="ID0EQRAG" office:value-type="string">
            <text:p>환불</text:p>
          </table:table-cell>
          <table:table-cell table:style-name="ID0E4SAG" office:value-type="string">
            <text:p>고객이<text:span text:style-name="ID0EM5GK"> </text:span><text:span text:style-name="ID0EX5GK">물품을</text:span><text:span text:style-name="ID0EM5GK"> </text:span><text:span text:style-name="ID0EX5GK">반품하면</text:span><text:span text:style-name="ID0EM5GK"> </text:span><text:span text:style-name="ID0EX5GK">포인트</text:span><text:span text:style-name="ID0EM5GK"> </text:span><text:span text:style-name="ID0EX5GK">환불</text:span></text:p>
          </table:table-cell>
          <table:table-cell table:style-name="ID0EFVAG" office:value-type="string">
            <text:p>기능</text:p>
          </table:table-cell>
          <table:table-cell table:style-name="ID0EFVAG" office:value-type="string">
            <text:p>O</text:p>
          </table:table-cell>
          <table:table-cell table:style-name="ID0EFVAG" table:number-columns-repeated="2"/>
          <table:table-cell table:number-columns-repeated="247"/>
        </table:table-row>
        <table:table-row table:style-name="ID0EA4EM">
          <table:table-cell table:style-name="ID0EFVAG" table:number-columns-repeated="2"/>
          <table:table-cell table:style-name="ID0EFVAG" office:value-type="string">
            <text:p>RM-A05-001</text:p>
          </table:table-cell>
          <table:table-cell table:style-name="ID0EQRAG" office:value-type="string">
            <text:p>회원관리</text:p>
          </table:table-cell>
          <table:table-cell table:style-name="ID0E4SAG" office:value-type="string">
            <text:p>고객<text:span text:style-name="ID0EM5GK">/</text:span><text:span text:style-name="ID0EX5GK">물품관리자</text:span><text:span text:style-name="ID0EM5GK"> </text:span><text:span text:style-name="ID0EX5GK">모든</text:span><text:span text:style-name="ID0EM5GK"> </text:span><text:span text:style-name="ID0EX5GK">회원</text:span><text:span text:style-name="ID0EM5GK"> </text:span><text:span text:style-name="ID0EX5GK">조회</text:span></text:p>
          </table:table-cell>
          <table:table-cell table:style-name="ID0EFVAG" office:value-type="string">
            <text:p>기능</text:p>
          </table:table-cell>
          <table:table-cell table:style-name="ID0EFVAG" table:number-columns-repeated="2"/>
          <table:table-cell table:style-name="ID0EFVAG" office:value-type="string">
            <text:p>O</text:p>
          </table:table-cell>
          <table:table-cell table:number-columns-repeated="247"/>
        </table:table-row>
        <table:table-row table:style-name="ID0EA4EM">
          <table:table-cell table:style-name="ID0EFVAG" table:number-columns-repeated="3"/>
          <table:table-cell table:style-name="ID0EQRAG"/>
          <table:table-cell table:style-name="ID0E4SAG" office:value-type="string">
            <text:p>회원<text:span text:style-name="ID0EM5GK"> </text:span><text:span text:style-name="ID0EX5GK">정보</text:span><text:span text:style-name="ID0EM5GK"> </text:span><text:span text:style-name="ID0EX5GK">추가</text:span></text:p>
          </table:table-cell>
          <table:table-cell table:style-name="ID0EFVAG" office:value-type="string">
            <text:p>기능</text:p>
          </table:table-cell>
          <table:table-cell table:style-name="ID0EFVAG" table:number-columns-repeated="2"/>
          <table:table-cell table:style-name="ID0EFVAG" office:value-type="string">
            <text:p>O</text:p>
          </table:table-cell>
          <table:table-cell table:number-columns-repeated="247"/>
        </table:table-row>
        <table:table-row table:style-name="ID0EA4EM">
          <table:table-cell table:style-name="ID0EFVAG" table:number-columns-repeated="3"/>
          <table:table-cell table:style-name="ID0EQRAG"/>
          <table:table-cell table:style-name="ID0E4SAG" office:value-type="string">
            <text:p>회원<text:span text:style-name="ID0EM5GK"> </text:span><text:span text:style-name="ID0EX5GK">정보</text:span><text:span text:style-name="ID0EM5GK"> </text:span><text:span text:style-name="ID0EX5GK">수정</text:span></text:p>
          </table:table-cell>
          <table:table-cell table:style-name="ID0EFVAG" office:value-type="string">
            <text:p>기능</text:p>
          </table:table-cell>
          <table:table-cell table:style-name="ID0EFVAG" table:number-columns-repeated="2"/>
          <table:table-cell table:style-name="ID0EFVAG" office:value-type="string">
            <text:p>O</text:p>
          </table:table-cell>
          <table:table-cell table:number-columns-repeated="247"/>
        </table:table-row>
        <table:table-row table:style-name="ID0EA4EM">
          <table:table-cell table:style-name="ID0EFVAG" table:number-columns-repeated="3"/>
          <table:table-cell table:style-name="ID0EQRAG"/>
          <table:table-cell table:style-name="ID0E4SAG" office:value-type="string">
            <text:p>회원<text:span text:style-name="ID0EM5GK"> </text:span><text:span text:style-name="ID0EX5GK">정보</text:span><text:span text:style-name="ID0EM5GK"> </text:span><text:span text:style-name="ID0EX5GK">삭제</text:span></text:p>
          </table:table-cell>
          <table:table-cell table:style-name="ID0EFVAG" office:value-type="string">
            <text:p>기능</text:p>
          </table:table-cell>
          <table:table-cell table:style-name="ID0EFVAG" table:number-columns-repeated="2"/>
          <table:table-cell table:style-name="ID0EFVAG" office:value-type="string">
            <text:p>O</text:p>
          </table:table-cell>
          <table:table-cell table:number-columns-repeated="247"/>
        </table:table-row>
        <table:table-row table:style-name="ID0EQDFM">
          <table:table-cell table:style-name="ID0EFVAG" table:number-columns-repeated="2"/>
          <table:table-cell table:style-name="ID0EFVAG" office:value-type="string">
            <text:p>RM-A05-002</text:p>
          </table:table-cell>
          <table:table-cell table:style-name="ID0EQRAG"/>
          <table:table-cell table:style-name="ID0E4SAG" office:value-type="string">
            <text:p>관리자가<text:span text:style-name="ID0EM5GK"> </text:span><text:span text:style-name="ID0EX5GK">승인을</text:span><text:span text:style-name="ID0EM5GK"> </text:span><text:span text:style-name="ID0EX5GK">하여야</text:span><text:span text:style-name="ID0EM5GK"> </text:span><text:span text:style-name="ID0EX5GK">판매자가</text:span><text:span text:style-name="ID0EM5GK"> </text:span><text:span text:style-name="ID0EX5GK">물품을</text:span><text:span text:style-name="ID0EM5GK"> </text:span><text:span text:style-name="ID0EX5GK">등록할</text:span><text:span text:style-name="ID0EM5GK"> </text:span><text:span text:style-name="ID0EX5GK">수</text:span><text:span text:style-name="ID0EM5GK"> </text:span><text:span text:style-name="ID0EX5GK">있다</text:span></text:p>
          </table:table-cell>
          <table:table-cell table:style-name="ID0EFVAG" office:value-type="string">
            <text:p>기능</text:p>
          </table:table-cell>
          <table:table-cell table:style-name="ID0EFVAG" table:number-columns-repeated="2"/>
          <table:table-cell table:style-name="ID0EFVAG" office:value-type="string">
            <text:p>O</text:p>
          </table:table-cell>
          <table:table-cell table:number-columns-repeated="247"/>
        </table:table-row>
        <table:table-row table:style-name="ID0EA4EM">
          <table:table-cell table:style-name="ID0EFVAG" table:number-columns-repeated="2"/>
          <table:table-cell table:style-name="ID0EFVAG" office:value-type="string">
            <text:p>RM-A05-003</text:p>
          </table:table-cell>
          <table:table-cell table:style-name="ID0EQRAG"/>
          <table:table-cell table:style-name="ID0E4SAG" office:value-type="string">
            <text:p>블랙리스트<text:span text:style-name="ID0EM5GK"> </text:span><text:span text:style-name="ID0EX5GK">조회</text:span></text:p>
          </table:table-cell>
          <table:table-cell table:style-name="ID0EFVAG" office:value-type="string">
            <text:p>기능</text:p>
          </table:table-cell>
          <table:table-cell table:style-name="ID0EFVAG" table:number-columns-repeated="2"/>
          <table:table-cell table:style-name="ID0EFVAG" office:value-type="string">
            <text:p>O</text:p>
          </table:table-cell>
          <table:table-cell table:number-columns-repeated="247"/>
        </table:table-row>
        <table:table-row table:style-name="ID0EA4EM">
          <table:table-cell table:style-name="ID0EFVAG" table:number-columns-repeated="3"/>
          <table:table-cell table:style-name="ID0EQRAG"/>
          <table:table-cell table:style-name="ID0E4SAG" office:value-type="string">
            <text:p>블래길스트<text:span text:style-name="ID0EM5GK"> </text:span><text:span text:style-name="ID0EX5GK">수정</text:span></text:p>
          </table:table-cell>
          <table:table-cell table:style-name="ID0EFVAG" office:value-type="string">
            <text:p>기능</text:p>
          </table:table-cell>
          <table:table-cell table:style-name="ID0EFVAG" table:number-columns-repeated="2"/>
          <table:table-cell table:style-name="ID0EFVAG" office:value-type="string">
            <text:p>O</text:p>
          </table:table-cell>
          <table:table-cell table:number-columns-repeated="247"/>
        </table:table-row>
        <table:table-row table:style-name="ID0EQDFM">
          <table:table-cell table:style-name="ID0EFVAG" table:number-columns-repeated="3"/>
          <table:table-cell table:style-name="ID0EQRAG"/>
          <table:table-cell table:style-name="ID0E4SAG" office:value-type="string">
            <text:p>반품횟수<text:span text:style-name="ID0EM5GK">/ </text:span><text:span text:style-name="ID0EX5GK">댓글</text:span><text:span text:style-name="ID0EM5GK"> </text:span><text:span text:style-name="ID0EX5GK">신고를</text:span><text:span text:style-name="ID0EM5GK"> </text:span><text:span text:style-name="ID0EX5GK">많이</text:span><text:span text:style-name="ID0EM5GK"> </text:span><text:span text:style-name="ID0EX5GK">받는</text:span><text:span text:style-name="ID0EM5GK"> </text:span><text:span text:style-name="ID0EX5GK">고객</text:span><text:span text:style-name="ID0EM5GK"> </text:span><text:span text:style-name="ID0EX5GK">블랙리스트로</text:span><text:span text:style-name="ID0EM5GK"> </text:span><text:span text:style-name="ID0EX5GK">추가</text:span></text:p>
          </table:table-cell>
          <table:table-cell table:style-name="ID0EFVAG" office:value-type="string">
            <text:p>기능</text:p>
          </table:table-cell>
          <table:table-cell table:style-name="ID0ETVAG" table:number-columns-repeated="2"/>
          <table:table-cell table:style-name="ID0EFVAG" office:value-type="string">
            <text:p>O</text:p>
          </table:table-cell>
          <table:table-cell table:number-columns-repeated="247"/>
        </table:table-row>
        <table:table-row table:style-name="ID0E6QIM">
          <table:table-cell/>
          <table:table-cell table:style-name="ID0EGQAG"/>
          <table:table-cell table:style-name="ID0ECRAG"/>
          <table:table-cell table:style-name="ID0E6NAG"/>
          <table:table-cell table:number-columns-repeated="252"/>
        </table:table-row>
        <table:table-row table:style-name="ID0EA4EM" table:number-rows-repeated="5">
          <table:table-cell/>
          <table:table-cell table:style-name="ID0EGQAG"/>
          <table:table-cell table:style-name="ID0ECRAG"/>
          <table:table-cell table:style-name="ID0E6NAG"/>
          <table:table-cell table:number-columns-repeated="252"/>
        </table:table-row>
        <table:table-row table:style-name="ro10" table:number-rows-repeated="65534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정의서2" table:style-name="ID0EFVNM">
        <table:table-column table:style-name="co13" table:default-cell-style-name="ce43"/>
        <table:table-column table:style-name="co14" table:default-cell-style-name="ID0EX6AE"/>
        <table:table-column table:style-name="co15" table:default-cell-style-name="ID0EX6AE"/>
        <table:table-column table:style-name="co16" table:default-cell-style-name="ID0EX6AE"/>
        <table:table-column table:style-name="co17" table:default-cell-style-name="ID0EX6AE"/>
        <table:table-column table:style-name="co18" table:number-columns-repeated="4" table:default-cell-style-name="ID0EX6AE"/>
        <table:table-column table:style-name="co9" table:number-columns-repeated="247" table:default-cell-style-name="ID0EX6AE"/>
        <table:table-row table:style-name="ro100">
          <table:table-cell table:style-name="ce39" office:value-type="string">
            <text:p>요구사항정의서</text:p>
          </table:table-cell>
          <table:table-cell table:style-name="ce39" table:number-columns-repeated="7"/>
          <table:table-cell table:style-name="ce43"/>
          <table:table-cell table:number-columns-repeated="247"/>
        </table:table-row>
        <table:table-row table:style-name="ro100">
          <table:table-cell table:style-name="ce40" office:value-type="string">
            <text:p>시스템명</text:p>
          </table:table-cell>
          <table:table-cell table:style-name="ce40"/>
          <table:table-cell table:style-name="ce45" office:value-type="string">
            <text:p>한.끝(한글끝말잇기)</text:p>
          </table:table-cell>
          <table:table-cell table:style-name="ce45"/>
          <table:table-cell table:style-name="ce40" office:value-type="string">
            <text:p>작성일</text:p>
          </table:table-cell>
          <table:table-cell table:style-name="ce52" office:value-type="string">
            <text:p>2021.02.10</text:p>
          </table:table-cell>
          <table:table-cell table:style-name="ce52" table:number-columns-repeated="2"/>
          <table:table-cell table:style-name="ce43"/>
          <table:table-cell table:number-columns-repeated="247"/>
        </table:table-row>
        <table:table-row table:style-name="ro101">
          <table:table-cell table:style-name="ce40" office:value-type="string">
            <text:p>대분류</text:p>
          </table:table-cell>
          <table:table-cell table:style-name="ce40" office:value-type="string">
            <text:p>요구사항 ID</text:p>
          </table:table-cell>
          <table:table-cell table:style-name="ce40" office:value-type="string">
            <text:p>중분류</text:p>
          </table:table-cell>
          <table:table-cell table:style-name="ce40" office:value-type="string">
            <text:p>요구사항 상세내역 </text:p>
          </table:table-cell>
          <table:table-cell table:style-name="ce40" office:value-type="string">
            <text:p>유형</text:p>
          </table:table-cell>
          <table:table-cell table:style-name="ce40" office:value-type="string">
            <text:p>회원</text:p>
          </table:table-cell>
          <table:table-cell table:style-name="ce40" office:value-type="string">
            <text:p>비회원</text:p>
          </table:table-cell>
          <table:table-cell table:style-name="ce40" office:value-type="string">
            <text:p>관리자</text:p>
          </table:table-cell>
          <table:table-cell table:style-name="ce43"/>
          <table:table-cell table:number-columns-repeated="247"/>
        </table:table-row>
        <table:table-row table:style-name="ro102">
          <table:table-cell table:style-name="ce41" office:value-type="string">
            <text:p>홈페이지</text:p>
          </table:table-cell>
          <table:table-cell table:style-name="ce41" office:value-type="string">
            <text:p>RM-A01-001</text:p>
          </table:table-cell>
          <table:table-cell table:style-name="ce46" office:value-type="string">
            <text:p>로그인 &amp; 로그아웃</text:p>
          </table:table-cell>
          <table:table-cell table:style-name="ce49" office:value-type="string">
            <text:p>로그인을<text:span text:style-name="T1220"> 할때 아이디와 비밀번호를 받고 틀리면 경고 표시</text:span><text:span text:style-name="T1220">를 해준다로그인을 할때 아이디와 비밀번호를 받고 틀리면 </text:span><text:span text:style-name="T1220">경고 표시를 해준다</text:span></text:p>
          </table:table-cell>
          <table:table-cell table:style-name="ce41" office:value-type="string">
            <text:p>기능</text:p>
          </table:table-cell>
          <table:table-cell table:number-columns-repeated="3" table:style-name="ce41" office:value-type="string">
            <text:p>O</text:p>
          </table:table-cell>
          <table:table-cell table:style-name="ce43"/>
          <table:table-cell table:number-columns-repeated="247"/>
        </table:table-row>
        <table:table-row table:style-name="ro103">
          <table:table-cell table:style-name="ce41"/>
          <table:table-cell table:style-name="ce41" office:value-type="string">
            <text:p>RM-A01-002</text:p>
          </table:table-cell>
          <table:table-cell table:style-name="ce46"/>
          <table:table-cell table:style-name="ce50" office:value-type="string">
            <text:p>ID찾기는<text:span text:style-name="T1220"> 이름과 전화번호가 일치 할 때 창으로</text:span><text:span text:style-name="T1220">, PW</text:span><text:span text:style-name="T1220">찾기는 </text:span><text:span text:style-name="T1220">아이디와 </text:span></text:p>
            <text:p><text:span text:style-name="T1220">휴대폰 번호가 일치할 때 이메일로 전송한다</text:span><text:span text:style-name="T1220">.ID</text:span><text:span text:style-name="T1220">찾기는 이름</text:span><text:span text:style-name="T1220">과 전화번호가 일치 할 때 창으로</text:span><text:span text:style-name="T1220">, PW</text:span><text:span text:style-name="T1220">찾기는 아이디와 </text:span></text:p>
            <text:p><text:span text:style-name="T1220">휴대폰 번호가 일치할 때 이메일로 전송한다</text:span><text:span text:style-name="T1220">.</text:span></text:p>
          </table:table-cell>
          <table:table-cell table:style-name="ce41" office:value-type="string">
            <text:p>기능</text:p>
          </table:table-cell>
          <table:table-cell table:number-columns-repeated="3" table:style-name="ce41" office:value-type="string">
            <text:p>O</text:p>
          </table:table-cell>
          <table:table-cell table:style-name="ce43"/>
          <table:table-cell table:number-columns-repeated="247"/>
        </table:table-row>
        <table:table-row table:style-name="ro104">
          <table:table-cell table:style-name="ce41"/>
          <table:table-cell table:style-name="ce41" office:value-type="string">
            <text:p>RM-A01-003</text:p>
          </table:table-cell>
          <table:table-cell table:style-name="ce46"/>
          <table:table-cell table:style-name="ce51" office:value-type="string">
            <text:p>로그아웃 버튼을 누르면 로그아웃이 된다</text:p>
          </table:table-cell>
          <table:table-cell table:style-name="ce41" office:value-type="string">
            <text:p>기능</text:p>
          </table:table-cell>
          <table:table-cell table:number-columns-repeated="3" table:style-name="ce41" office:value-type="string">
            <text:p>O</text:p>
          </table:table-cell>
          <table:table-cell table:style-name="ce43"/>
          <table:table-cell table:number-columns-repeated="247"/>
        </table:table-row>
        <table:table-row table:style-name="ro105">
          <table:table-cell table:style-name="ce41"/>
          <table:table-cell table:style-name="ce41" office:value-type="string">
            <text:p>RM-A01-004</text:p>
          </table:table-cell>
          <table:table-cell table:style-name="ce46"/>
          <table:table-cell table:style-name="ce50" office:value-type="string">
            <text:p>아이디 비밀번호 5회 이상 오류시 자동로그인 방지 이미지</text:p>
            <text:p><text:s/>출력후 맞는 입력값을 입력해야 한다.</text:p>
          </table:table-cell>
          <table:table-cell table:style-name="ce41" office:value-type="string">
            <text:p>기능</text:p>
          </table:table-cell>
          <table:table-cell table:number-columns-repeated="3" table:style-name="ce41" office:value-type="string">
            <text:p>O</text:p>
          </table:table-cell>
          <table:table-cell table:style-name="ce54" office:value-type="string">
            <text:p>추가</text:p>
          </table:table-cell>
          <table:table-cell table:style-name="ce55"/>
          <table:table-cell table:number-columns-repeated="246"/>
        </table:table-row>
        <table:table-row table:style-name="ro106">
          <table:table-cell table:style-name="ce41"/>
          <table:table-cell table:style-name="ce41" office:value-type="string">
            <text:p>RM-A01-005</text:p>
          </table:table-cell>
          <table:table-cell table:style-name="ce41" office:value-type="string">
            <text:p>회원가입</text:p>
          </table:table-cell>
          <table:table-cell table:style-name="ce49" office:value-type="string">
            <text:p>개인정보입력<text:span text:style-name="T1220">(</text:span><text:span text:style-name="T1220">아이디</text:span><text:span text:style-name="T1220">/</text:span><text:span text:style-name="T1220">비밀번호</text:span><text:span text:style-name="T1220">/</text:span><text:span text:style-name="T1220">성별</text:span><text:span text:style-name="T1220">/</text:span><text:span text:style-name="T1220">생년월일</text:span><text:span text:style-name="T1220">/</text:span><text:span text:style-name="T1220">이메일</text:span><text:span text:style-name="T1220">/(</text:span><text:span text:style-name="T1220">대</text:span><text:span text:style-name="T1220">)</text:span><text:span text:style-name="T1220">주소</text:span><text:span text:style-name="T1220">/(</text:span><text:span text:style-name="T1220">소</text:span><text:span text:style-name="T1220">)</text:span><text:span text:style-name="T1220">주소</text:span><text:span text:style-name="T1220">/</text:span><text:span text:style-name="T1220">우편주소</text:span><text:span text:style-name="T1220">/</text:span><text:span text:style-name="T1220">핸드폰번호 등</text:span><text:span text:style-name="T1220">)</text:span><text:span text:style-name="T1220">개인정보입력</text:span><text:span text:style-name="T1220">(</text:span><text:span text:style-name="T1220">아이</text:span><text:span text:style-name="T1220">디</text:span><text:span text:style-name="T1220">/</text:span><text:span text:style-name="T1220">비밀번호</text:span><text:span text:style-name="T1220">/</text:span><text:span text:style-name="T1220">성별</text:span><text:span text:style-name="T1220">/</text:span><text:span text:style-name="T1220">생년월일</text:span><text:span text:style-name="T1220">/</text:span><text:span text:style-name="T1220">이메일</text:span><text:span text:style-name="T1220">/(</text:span><text:span text:style-name="T1220">대</text:span><text:span text:style-name="T1220">)</text:span><text:span text:style-name="T1220">주소</text:span><text:span text:style-name="T1220">/(</text:span><text:span text:style-name="T1220">소</text:span><text:span text:style-name="T1220">)</text:span><text:span text:style-name="T1220">주소</text:span><text:span text:style-name="T1220">/</text:span><text:span text:style-name="T1220">우편</text:span><text:span text:style-name="T1220">주소</text:span><text:span text:style-name="T1220">/</text:span><text:span text:style-name="T1220">핸드폰번호 등</text:span><text:span text:style-name="T1220">)</text:span></text:p>
          </table:table-cell>
          <table:table-cell table:style-name="ce41" office:value-type="string">
            <text:p>기능</text:p>
          </table:table-cell>
          <table:table-cell table:number-columns-repeated="3" table:style-name="ce41" office:value-type="string">
            <text:p>O</text:p>
          </table:table-cell>
          <table:table-cell table:style-name="ce43"/>
          <table:table-cell table:number-columns-repeated="247"/>
        </table:table-row>
        <table:table-row table:style-name="ro107">
          <table:table-cell table:style-name="ce41"/>
          <table:table-cell table:style-name="ce41" office:value-type="string">
            <text:p>RM-A01-006</text:p>
          </table:table-cell>
          <table:table-cell table:style-name="ce41"/>
          <table:table-cell table:style-name="ce49" office:value-type="string">
            <text:p>입력사항<text:span text:style-name="T1220"> 미기재시 미입력사항이 있다는 경고창을 띄운다</text:span><text:span text:style-name="T1220">입력사항 미기재시 미입력사항이 있다는 경고창을 띄운다</text:span></text:p>
          </table:table-cell>
          <table:table-cell table:style-name="ce41" office:value-type="string">
            <text:p>기능</text:p>
          </table:table-cell>
          <table:table-cell table:number-columns-repeated="3" table:style-name="ce41" office:value-type="string">
            <text:p>O</text:p>
          </table:table-cell>
          <table:table-cell table:style-name="ce43"/>
          <table:table-cell table:number-columns-repeated="247"/>
        </table:table-row>
        <table:table-row table:style-name="ro102">
          <table:table-cell table:style-name="ce41"/>
          <table:table-cell table:style-name="ce41" office:value-type="string">
            <text:p>RM-A01-007</text:p>
          </table:table-cell>
          <table:table-cell table:style-name="ce41"/>
          <table:table-cell table:style-name="ce49" office:value-type="string">
            <text:p>비밀번호를<text:span text:style-name="T1220"> 입력하고 다시 입력하여 두 비밀번호 일치 여부 </text:span><text:span text:style-name="T1220">판별비밀번호를 입력하고 다시 입력하여 두 비밀번호 일치 </text:span><text:span text:style-name="T1220">여부 판별</text:span></text:p>
          </table:table-cell>
          <table:table-cell table:style-name="ce41" office:value-type="string">
            <text:p>기능</text:p>
          </table:table-cell>
          <table:table-cell table:number-columns-repeated="3" table:style-name="ce41" office:value-type="string">
            <text:p>O</text:p>
          </table:table-cell>
          <table:table-cell table:style-name="ce43"/>
          <table:table-cell table:number-columns-repeated="247"/>
        </table:table-row>
        <table:table-row table:style-name="ro108">
          <table:table-cell table:style-name="ce41"/>
          <table:table-cell table:style-name="ce41" office:value-type="string">
            <text:p>RM-A01-008</text:p>
          </table:table-cell>
          <table:table-cell table:style-name="ce41"/>
          <table:table-cell table:style-name="ce49" office:value-type="string">
            <text:p>이메일주소 입력시 메일로 인증번호를 보내고 인증번호를 입력받아 일치여부 반별</text:p>
          </table:table-cell>
          <table:table-cell table:style-name="ce41" office:value-type="string">
            <text:p>기능</text:p>
          </table:table-cell>
          <table:table-cell table:number-columns-repeated="3" table:style-name="ce41" office:value-type="string">
            <text:p>O</text:p>
          </table:table-cell>
          <table:table-cell table:style-name="ce54" office:value-type="string">
            <text:p>추가</text:p>
          </table:table-cell>
          <table:table-cell table:style-name="ce55"/>
          <table:table-cell table:number-columns-repeated="246"/>
        </table:table-row>
        <table:table-row table:style-name="ro108">
          <table:table-cell table:style-name="ce41"/>
          <table:table-cell table:style-name="ce41" office:value-type="string">
            <text:p>RM-A01-009</text:p>
          </table:table-cell>
          <table:table-cell table:style-name="ce41"/>
          <table:table-cell table:style-name="ce49" office:value-type="string">
            <text:p>이메일 인증번호 오류시 인증번호 일치오류라는 경고표시를 해준다.</text:p>
          </table:table-cell>
          <table:table-cell table:style-name="ce41" office:value-type="string">
            <text:p>기능</text:p>
          </table:table-cell>
          <table:table-cell table:number-columns-repeated="3" table:style-name="ce41" office:value-type="string">
            <text:p>O</text:p>
          </table:table-cell>
          <table:table-cell table:style-name="ce54" office:value-type="string">
            <text:p>추가</text:p>
          </table:table-cell>
          <table:table-cell table:style-name="ce55"/>
          <table:table-cell table:number-columns-repeated="246"/>
        </table:table-row>
        <table:table-row table:style-name="ro109">
          <table:table-cell table:style-name="ce41"/>
          <table:table-cell table:style-name="ce41" office:value-type="string">
            <text:p>RM-A01-010</text:p>
          </table:table-cell>
          <table:table-cell table:style-name="ce41"/>
          <table:table-cell table:style-name="ce49" office:value-type="string">
            <text:p>아이디가 존재하면 중복된 아이디라는 경고 표시를 해준다.</text:p>
          </table:table-cell>
          <table:table-cell table:style-name="ce41" office:value-type="string">
            <text:p>기능</text:p>
          </table:table-cell>
          <table:table-cell table:number-columns-repeated="3" table:style-name="ce41" office:value-type="string">
            <text:p>O</text:p>
          </table:table-cell>
          <table:table-cell table:style-name="ce43"/>
          <table:table-cell table:number-columns-repeated="247"/>
        </table:table-row>
        <table:table-row table:style-name="ro108">
          <table:table-cell table:style-name="ce41"/>
          <table:table-cell table:style-name="ce41" office:value-type="string">
            <text:p>RM-A01-011</text:p>
          </table:table-cell>
          <table:table-cell table:style-name="ce41"/>
          <table:table-cell table:style-name="ce49" office:value-type="string">
            <text:p>개인정보입력 하는 곳에 정규식을 지키지 않으면 경고 표시를 해준다.</text:p>
          </table:table-cell>
          <table:table-cell table:style-name="ce41" office:value-type="string">
            <text:p>기능</text:p>
          </table:table-cell>
          <table:table-cell table:number-columns-repeated="3" table:style-name="ce41" office:value-type="string">
            <text:p>O</text:p>
          </table:table-cell>
          <table:table-cell table:style-name="ce43"/>
          <table:table-cell table:number-columns-repeated="247"/>
        </table:table-row>
        <table:table-row table:style-name="ro110">
          <table:table-cell table:style-name="ce41"/>
          <table:table-cell table:style-name="ce41" office:value-type="string">
            <text:p>RM-A01-012</text:p>
          </table:table-cell>
          <table:table-cell table:style-name="ce47" office:value-type="string">
            <text:p>공지게시판</text:p>
            <text:p>&amp;</text:p>
            <text:p>이벤트 게시판공지게시판</text:p>
            <text:p>&amp;</text:p>
            <text:p>이벤트 게시판</text:p>
          </table:table-cell>
          <table:table-cell table:style-name="ce49" office:value-type="string">
            <text:p>공지사항<text:span text:style-name="T1220"> </text:span><text:span text:style-name="T1220">&amp; </text:span><text:span text:style-name="T1220">이벤트 조회공지사항 </text:span><text:span text:style-name="T1220">&amp; </text:span><text:span text:style-name="T1220">이벤트 조회</text:span></text:p>
          </table:table-cell>
          <table:table-cell table:style-name="ce41" office:value-type="string">
            <text:p>기능</text:p>
          </table:table-cell>
          <table:table-cell table:number-columns-repeated="3" table:style-name="ce41" office:value-type="string">
            <text:p>O</text:p>
          </table:table-cell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1-013</text:p>
          </table:table-cell>
          <table:table-cell table:style-name="ce48"/>
          <table:table-cell table:style-name="ce49" office:value-type="string">
            <text:p>공지사항 &amp; 이벤트 등록</text:p>
          </table:table-cell>
          <table:table-cell table:style-name="ce41" office:value-type="string">
            <text:p>기능</text:p>
          </table:table-cell>
          <table:table-cell table:style-name="ce41" table:number-columns-repeated="2"/>
          <table:table-cell table:style-name="ce41" office:value-type="string">
            <text:p>O</text:p>
          </table:table-cell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1-014</text:p>
          </table:table-cell>
          <table:table-cell table:style-name="ce48"/>
          <table:table-cell table:style-name="ce49" office:value-type="string">
            <text:p>공지사항<text:span text:style-name="T1220"> </text:span><text:span text:style-name="T1220">&amp; </text:span><text:span text:style-name="T1220">이벤트 수정공지사항 </text:span><text:span text:style-name="T1220">&amp; </text:span><text:span text:style-name="T1220">이벤트 수정</text:span></text:p>
          </table:table-cell>
          <table:table-cell table:style-name="ce41" office:value-type="string">
            <text:p>기능</text:p>
          </table:table-cell>
          <table:table-cell table:style-name="ce41" table:number-columns-repeated="2"/>
          <table:table-cell table:style-name="ce41" office:value-type="string">
            <text:p>O</text:p>
          </table:table-cell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1-015</text:p>
          </table:table-cell>
          <table:table-cell table:style-name="ce48"/>
          <table:table-cell table:style-name="ce49" office:value-type="string">
            <text:p>공지사항<text:span text:style-name="T1220"> </text:span><text:span text:style-name="T1220">&amp; </text:span><text:span text:style-name="T1220">이벤트 삭제공지사항 </text:span><text:span text:style-name="T1220">&amp; </text:span><text:span text:style-name="T1220">이벤트 삭제</text:span></text:p>
          </table:table-cell>
          <table:table-cell table:style-name="ce41" office:value-type="string">
            <text:p>기능</text:p>
          </table:table-cell>
          <table:table-cell table:style-name="ce41" table:number-columns-repeated="2"/>
          <table:table-cell table:style-name="ce41" office:value-type="string">
            <text:p>O</text:p>
          </table:table-cell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1-016</text:p>
          </table:table-cell>
          <table:table-cell table:style-name="ce41" office:value-type="string">
            <text:p>자유게시판 </text:p>
          </table:table-cell>
          <table:table-cell table:style-name="ce51" office:value-type="string">
            <text:p>자유게시판 조회</text:p>
          </table:table-cell>
          <table:table-cell table:style-name="ce41" office:value-type="string">
            <text:p>기능</text:p>
          </table:table-cell>
          <table:table-cell table:number-columns-repeated="3" table:style-name="ce41" office:value-type="string">
            <text:p>O</text:p>
          </table:table-cell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1-017</text:p>
          </table:table-cell>
          <table:table-cell table:style-name="ce41"/>
          <table:table-cell table:style-name="ce51" office:value-type="string">
            <text:p>자유게시판 등록</text:p>
          </table:table-cell>
          <table:table-cell table:style-name="ce41" office:value-type="string">
            <text:p>기능</text:p>
          </table:table-cell>
          <table:table-cell table:style-name="ce41" office:value-type="string">
            <text:p>O</text:p>
          </table:table-cell>
          <table:table-cell table:style-name="ce41" table:number-columns-repeated="2"/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1-018</text:p>
          </table:table-cell>
          <table:table-cell table:style-name="ce41"/>
          <table:table-cell table:style-name="ce51" office:value-type="string">
            <text:p>자유게시판 수정</text:p>
          </table:table-cell>
          <table:table-cell table:style-name="ce41" office:value-type="string">
            <text:p>기능</text:p>
          </table:table-cell>
          <table:table-cell table:style-name="ce41" office:value-type="string">
            <text:p>O</text:p>
          </table:table-cell>
          <table:table-cell table:style-name="ce41" table:number-columns-repeated="2"/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1-019</text:p>
          </table:table-cell>
          <table:table-cell table:style-name="ce41"/>
          <table:table-cell table:style-name="ce51" office:value-type="string">
            <text:p>자유게시판 삭제</text:p>
          </table:table-cell>
          <table:table-cell table:style-name="ce41" office:value-type="string">
            <text:p>기능</text:p>
          </table:table-cell>
          <table:table-cell table:number-columns-repeated="3" table:style-name="ce41" office:value-type="string">
            <text:p>O</text:p>
          </table:table-cell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1-020</text:p>
          </table:table-cell>
          <table:table-cell table:style-name="ce41"/>
          <table:table-cell table:style-name="ce51" office:value-type="string">
            <text:p>자유게시판 검색</text:p>
          </table:table-cell>
          <table:table-cell table:style-name="ce41" table:number-columns-repeated="4"/>
          <table:table-cell table:style-name="ce54" office:value-type="string">
            <text:p>추가</text:p>
          </table:table-cell>
          <table:table-cell table:style-name="ce55"/>
          <table:table-cell table:number-columns-repeated="246"/>
        </table:table-row>
        <table:table-row table:style-name="ro101">
          <table:table-cell table:style-name="ce41"/>
          <table:table-cell table:style-name="ce41" office:value-type="string">
            <text:p>RM-A01-021</text:p>
          </table:table-cell>
          <table:table-cell table:style-name="ce41" office:value-type="string">
            <text:p>문의 게시판</text:p>
          </table:table-cell>
          <table:table-cell table:style-name="ce49" office:value-type="string">
            <text:p>버그/신고 유형에 따른 문의게시판 조회</text:p>
          </table:table-cell>
          <table:table-cell table:style-name="ce41" office:value-type="string">
            <text:p>기능</text:p>
          </table:table-cell>
          <table:table-cell table:style-name="ce41" office:value-type="string">
            <text:p>O</text:p>
          </table:table-cell>
          <table:table-cell table:style-name="ce41"/>
          <table:table-cell table:style-name="ce41" office:value-type="string">
            <text:p>O</text:p>
          </table:table-cell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1-022</text:p>
          </table:table-cell>
          <table:table-cell table:style-name="ce41"/>
          <table:table-cell table:style-name="ce49" office:value-type="string">
            <text:p>버그/신고 유형에 따른 문의게시판 작성</text:p>
          </table:table-cell>
          <table:table-cell table:style-name="ce41" office:value-type="string">
            <text:p>기능</text:p>
          </table:table-cell>
          <table:table-cell table:style-name="ce41" office:value-type="string">
            <text:p>O</text:p>
          </table:table-cell>
          <table:table-cell table:style-name="ce41" table:number-columns-repeated="2"/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1-023</text:p>
          </table:table-cell>
          <table:table-cell table:style-name="ce41"/>
          <table:table-cell table:style-name="ce49" office:value-type="string">
            <text:p>버그/신고 유형에 따른 문의게시판 수정</text:p>
          </table:table-cell>
          <table:table-cell table:style-name="ce41" office:value-type="string">
            <text:p>기능</text:p>
          </table:table-cell>
          <table:table-cell table:style-name="ce41" office:value-type="string">
            <text:p>O</text:p>
          </table:table-cell>
          <table:table-cell table:style-name="ce41" table:number-columns-repeated="2"/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1-024</text:p>
          </table:table-cell>
          <table:table-cell table:style-name="ce41"/>
          <table:table-cell table:style-name="ce49" office:value-type="string">
            <text:p>버그/신고 유형에 따른 문의게시판 삭제</text:p>
          </table:table-cell>
          <table:table-cell table:style-name="ce41" office:value-type="string">
            <text:p>기능</text:p>
          </table:table-cell>
          <table:table-cell table:style-name="ce41" office:value-type="string">
            <text:p>O</text:p>
          </table:table-cell>
          <table:table-cell table:style-name="ce41" table:number-columns-repeated="2"/>
          <table:table-cell table:style-name="ce43"/>
          <table:table-cell table:number-columns-repeated="247"/>
        </table:table-row>
        <table:table-row table:style-name="ro111">
          <table:table-cell table:style-name="ce41"/>
          <table:table-cell table:style-name="ce41" office:value-type="string">
            <text:p>RM-A01-025</text:p>
          </table:table-cell>
          <table:table-cell table:style-name="ce41"/>
          <table:table-cell table:style-name="ce49" office:value-type="string">
            <text:p>문의 게시판 답변 조회</text:p>
          </table:table-cell>
          <table:table-cell table:style-name="ce41" office:value-type="string">
            <text:p>기능</text:p>
          </table:table-cell>
          <table:table-cell table:style-name="ce41" table:number-columns-repeated="2"/>
          <table:table-cell table:style-name="ce53" office:value-type="string">
            <text:p>O</text:p>
          </table:table-cell>
          <table:table-cell table:style-name="ce43"/>
          <table:table-cell table:number-columns-repeated="247"/>
        </table:table-row>
        <table:table-row table:style-name="ro111">
          <table:table-cell table:style-name="ce41"/>
          <table:table-cell table:style-name="ce41" office:value-type="string">
            <text:p>RM-A01-026</text:p>
          </table:table-cell>
          <table:table-cell table:style-name="ce41"/>
          <table:table-cell table:style-name="ce49" office:value-type="string">
            <text:p>문의 게시판 답변 작성</text:p>
          </table:table-cell>
          <table:table-cell table:style-name="ce41" office:value-type="string">
            <text:p>기능</text:p>
          </table:table-cell>
          <table:table-cell table:style-name="ce41" table:number-columns-repeated="2"/>
          <table:table-cell table:style-name="ce53" office:value-type="string">
            <text:p>O</text:p>
          </table:table-cell>
          <table:table-cell table:style-name="ce43"/>
          <table:table-cell table:number-columns-repeated="247"/>
        </table:table-row>
        <table:table-row table:style-name="ro111">
          <table:table-cell table:style-name="ce41"/>
          <table:table-cell table:style-name="ce41" office:value-type="string">
            <text:p>RM-A01-027</text:p>
          </table:table-cell>
          <table:table-cell table:style-name="ce41"/>
          <table:table-cell table:style-name="ce49" office:value-type="string">
            <text:p>문의 게시판 답변 수정</text:p>
          </table:table-cell>
          <table:table-cell table:style-name="ce41" office:value-type="string">
            <text:p>기능</text:p>
          </table:table-cell>
          <table:table-cell table:style-name="ce41" table:number-columns-repeated="2"/>
          <table:table-cell table:style-name="ce41" office:value-type="string">
            <text:p>O</text:p>
          </table:table-cell>
          <table:table-cell table:style-name="ce43"/>
          <table:table-cell table:number-columns-repeated="247"/>
        </table:table-row>
        <table:table-row table:style-name="ro111">
          <table:table-cell table:style-name="ce41"/>
          <table:table-cell table:style-name="ce41" office:value-type="string">
            <text:p>RM-A01-028</text:p>
          </table:table-cell>
          <table:table-cell table:style-name="ce41"/>
          <table:table-cell table:style-name="ce49" office:value-type="string">
            <text:p>문의 게시판 답변 삭제</text:p>
          </table:table-cell>
          <table:table-cell table:style-name="ce41" office:value-type="string">
            <text:p>기능</text:p>
          </table:table-cell>
          <table:table-cell table:style-name="ce41" table:number-columns-repeated="2"/>
          <table:table-cell table:style-name="ce41" office:value-type="string">
            <text:p>O</text:p>
          </table:table-cell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1-029</text:p>
          </table:table-cell>
          <table:table-cell table:style-name="ce41"/>
          <table:table-cell table:style-name="ce49" office:value-type="string">
            <text:p>문의 게시판 비밀글 설정해 자기 자신만 볼 수 있다.</text:p>
          </table:table-cell>
          <table:table-cell table:style-name="ce41" office:value-type="string">
            <text:p>기능</text:p>
          </table:table-cell>
          <table:table-cell table:style-name="ce41" office:value-type="string">
            <text:p>O</text:p>
          </table:table-cell>
          <table:table-cell table:style-name="ce41" table:number-columns-repeated="2"/>
          <table:table-cell table:style-name="ce54" office:value-type="string">
            <text:p>추가</text:p>
          </table:table-cell>
          <table:table-cell table:style-name="ce55"/>
          <table:table-cell table:number-columns-repeated="246"/>
        </table:table-row>
        <table:table-row table:style-name="ro101">
          <table:table-cell table:style-name="ce41"/>
          <table:table-cell table:style-name="ce41" office:value-type="string">
            <text:p>RM-A01-030</text:p>
          </table:table-cell>
          <table:table-cell table:style-name="ce41" office:value-type="string">
            <text:p>마이 페이지</text:p>
          </table:table-cell>
          <table:table-cell table:style-name="ce49" office:value-type="string">
            <text:p>본인의 회원 정보를 조회할 수 있다.</text:p>
          </table:table-cell>
          <table:table-cell table:style-name="ce41" office:value-type="string">
            <text:p>기능</text:p>
          </table:table-cell>
          <table:table-cell table:style-name="ce41" office:value-type="string">
            <text:p>O</text:p>
          </table:table-cell>
          <table:table-cell table:style-name="ce41" table:number-columns-repeated="2"/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1-031</text:p>
          </table:table-cell>
          <table:table-cell table:style-name="ce41"/>
          <table:table-cell table:style-name="ce49" office:value-type="string">
            <text:p>본인의 회원 정보를 수정할 수 있다</text:p>
          </table:table-cell>
          <table:table-cell table:style-name="ce41" office:value-type="string">
            <text:p>기능</text:p>
          </table:table-cell>
          <table:table-cell table:style-name="ce41" office:value-type="string">
            <text:p>O</text:p>
          </table:table-cell>
          <table:table-cell table:style-name="ce41" table:number-columns-repeated="2"/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1-032</text:p>
          </table:table-cell>
          <table:table-cell table:style-name="ce41"/>
          <table:table-cell table:style-name="ce49" office:value-type="string">
            <text:p>회원<text:span text:style-name="T1220"> 탈퇴를 누르면 회원정보가 사라지고 탈퇴가 된다</text:span><text:span text:style-name="T1220">.</text:span></text:p>
          </table:table-cell>
          <table:table-cell table:style-name="ce41" office:value-type="string">
            <text:p>기능</text:p>
          </table:table-cell>
          <table:table-cell table:style-name="ce41" office:value-type="string">
            <text:p>O</text:p>
          </table:table-cell>
          <table:table-cell table:style-name="ce41" table:number-columns-repeated="2"/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1-033</text:p>
          </table:table-cell>
          <table:table-cell table:style-name="ce41" office:value-type="string">
            <text:p>회원 관리</text:p>
          </table:table-cell>
          <table:table-cell table:style-name="ce51" office:value-type="string">
            <text:p>회원 정보 수정</text:p>
          </table:table-cell>
          <table:table-cell table:style-name="ce41" office:value-type="string">
            <text:p>기능</text:p>
          </table:table-cell>
          <table:table-cell table:style-name="ce41" table:number-columns-repeated="2"/>
          <table:table-cell table:style-name="ce41" office:value-type="string">
            <text:p>O</text:p>
          </table:table-cell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1-034</text:p>
          </table:table-cell>
          <table:table-cell table:style-name="ce41"/>
          <table:table-cell table:style-name="ce51" office:value-type="string">
            <text:p>블랙리스트 조회</text:p>
          </table:table-cell>
          <table:table-cell table:style-name="ce41" office:value-type="string">
            <text:p>기능</text:p>
          </table:table-cell>
          <table:table-cell table:style-name="ce41" table:number-columns-repeated="2"/>
          <table:table-cell table:style-name="ce41" office:value-type="string">
            <text:p>O</text:p>
          </table:table-cell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1-035</text:p>
          </table:table-cell>
          <table:table-cell table:style-name="ce41"/>
          <table:table-cell table:style-name="ce51" office:value-type="string">
            <text:p>블랙리스트 등록</text:p>
          </table:table-cell>
          <table:table-cell table:style-name="ce41" office:value-type="string">
            <text:p>기능</text:p>
          </table:table-cell>
          <table:table-cell table:style-name="ce41" table:number-columns-repeated="2"/>
          <table:table-cell table:style-name="ce41" office:value-type="string">
            <text:p>O</text:p>
          </table:table-cell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1-036</text:p>
          </table:table-cell>
          <table:table-cell table:style-name="ce41"/>
          <table:table-cell table:style-name="ce51" office:value-type="string">
            <text:p>블랙리스트 수정</text:p>
          </table:table-cell>
          <table:table-cell table:style-name="ce41" office:value-type="string">
            <text:p>기능</text:p>
          </table:table-cell>
          <table:table-cell table:style-name="ce41" table:number-columns-repeated="2"/>
          <table:table-cell table:style-name="ce41" office:value-type="string">
            <text:p>O</text:p>
          </table:table-cell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1-037</text:p>
          </table:table-cell>
          <table:table-cell table:style-name="ce41"/>
          <table:table-cell table:style-name="ce51" office:value-type="string">
            <text:p>블랙리스트 삭제</text:p>
          </table:table-cell>
          <table:table-cell table:style-name="ce41" office:value-type="string">
            <text:p>기능</text:p>
          </table:table-cell>
          <table:table-cell table:style-name="ce41" table:number-columns-repeated="2"/>
          <table:table-cell table:style-name="ce41" office:value-type="string">
            <text:p>O</text:p>
          </table:table-cell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1-038</text:p>
          </table:table-cell>
          <table:table-cell table:style-name="ce41" office:value-type="string">
            <text:p>가이드</text:p>
          </table:table-cell>
          <table:table-cell table:style-name="ce51" office:value-type="string">
            <text:p>가이드 화면 조회</text:p>
          </table:table-cell>
          <table:table-cell table:style-name="ce41" office:value-type="string">
            <text:p>기능</text:p>
          </table:table-cell>
          <table:table-cell table:number-columns-repeated="3" table:style-name="ce41" office:value-type="string">
            <text:p>O</text:p>
          </table:table-cell>
          <table:table-cell table:style-name="ce54" office:value-type="string">
            <text:p>추가</text:p>
          </table:table-cell>
          <table:table-cell table:style-name="ce55"/>
          <table:table-cell table:number-columns-repeated="246"/>
        </table:table-row>
        <table:table-row table:style-name="ro101">
          <table:table-cell table:style-name="ce41"/>
          <table:table-cell table:style-name="ce41" office:value-type="string">
            <text:p>RM-A01-039</text:p>
          </table:table-cell>
          <table:table-cell table:style-name="ce41"/>
          <table:table-cell table:style-name="ce51" office:value-type="string">
            <text:p>가이드 추가</text:p>
          </table:table-cell>
          <table:table-cell table:style-name="ce41" office:value-type="string">
            <text:p>기능</text:p>
          </table:table-cell>
          <table:table-cell table:style-name="ce41" table:number-columns-repeated="2"/>
          <table:table-cell table:style-name="ce41" office:value-type="string">
            <text:p>O</text:p>
          </table:table-cell>
          <table:table-cell table:style-name="ce54" office:value-type="string">
            <text:p>추가</text:p>
          </table:table-cell>
          <table:table-cell table:style-name="ce55"/>
          <table:table-cell table:number-columns-repeated="246"/>
        </table:table-row>
        <table:table-row table:style-name="ro101">
          <table:table-cell table:style-name="ce41"/>
          <table:table-cell table:style-name="ce41" office:value-type="string">
            <text:p>RM-A01-040</text:p>
          </table:table-cell>
          <table:table-cell table:style-name="ce41"/>
          <table:table-cell table:style-name="ce51" office:value-type="string">
            <text:p>가이드 삭제</text:p>
          </table:table-cell>
          <table:table-cell table:style-name="ce41" office:value-type="string">
            <text:p>기능</text:p>
          </table:table-cell>
          <table:table-cell table:style-name="ce41" table:number-columns-repeated="2"/>
          <table:table-cell table:style-name="ce41" office:value-type="string">
            <text:p>O</text:p>
          </table:table-cell>
          <table:table-cell table:style-name="ce54" office:value-type="string">
            <text:p>추가</text:p>
          </table:table-cell>
          <table:table-cell table:style-name="ce55"/>
          <table:table-cell table:number-columns-repeated="246"/>
        </table:table-row>
        <table:table-row table:style-name="ro112">
          <table:table-cell table:style-name="ce41" office:value-type="string">
            <text:p>게임</text:p>
          </table:table-cell>
          <table:table-cell table:style-name="ce41" office:value-type="string">
            <text:p>RM-A02-001</text:p>
          </table:table-cell>
          <table:table-cell table:style-name="ce41" office:value-type="string">
            <text:p>로비</text:p>
          </table:table-cell>
          <table:table-cell table:style-name="ce50" office:value-type="string">
            <text:p>유저는 다른 유저가 만든 방을 제목이나 방 번호를</text:p>
            <text:p>입력하여 찾아갈 수 있다유저는 다른 유저가 만든 방을 제목이나 방 번호를</text:p>
            <text:p>입력하여 찾아갈 수 있다유저는 다른 유저가 만든 방을 제목이나 방 번호를</text:p>
            <text:p>입력하여 찾아갈 수 있다유저는 다른 유저가 만든 방을 제목이나 방 번호를</text:p>
            <text:p>입력하여 찾아갈 수 있다</text:p>
          </table:table-cell>
          <table:table-cell table:style-name="ce41" office:value-type="string">
            <text:p>기능</text:p>
          </table:table-cell>
          <table:table-cell table:number-columns-repeated="3" table:style-name="ce41" office:value-type="string">
            <text:p>O</text:p>
          </table:table-cell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2-002</text:p>
          </table:table-cell>
          <table:table-cell table:style-name="ce41" office:value-type="string">
            <text:p>방 만들기</text:p>
          </table:table-cell>
          <table:table-cell table:style-name="ce51" office:value-type="string">
            <text:p>유저는 방을 생성을 할 수 있다</text:p>
          </table:table-cell>
          <table:table-cell table:style-name="ce41" office:value-type="string">
            <text:p>기능</text:p>
          </table:table-cell>
          <table:table-cell table:number-columns-repeated="3" table:style-name="ce41" office:value-type="string">
            <text:p>O</text:p>
          </table:table-cell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2-003</text:p>
          </table:table-cell>
          <table:table-cell table:style-name="ce41"/>
          <table:table-cell table:style-name="ce51" office:value-type="string">
            <text:p>방 생성할 때 비밀번호를 걸 수 있다</text:p>
          </table:table-cell>
          <table:table-cell table:style-name="ce41" office:value-type="string">
            <text:p>기능</text:p>
          </table:table-cell>
          <table:table-cell table:number-columns-repeated="3" table:style-name="ce41" office:value-type="string">
            <text:p>O</text:p>
          </table:table-cell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2-004</text:p>
          </table:table-cell>
          <table:table-cell table:style-name="ce41"/>
          <table:table-cell table:style-name="ce51" office:value-type="string">
            <text:p>방 입장 최대 인원을 설정 가능</text:p>
          </table:table-cell>
          <table:table-cell table:style-name="ce41" office:value-type="string">
            <text:p>기능</text:p>
          </table:table-cell>
          <table:table-cell table:number-columns-repeated="3" table:style-name="ce41" office:value-type="string">
            <text:p>O</text:p>
          </table:table-cell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2-005</text:p>
          </table:table-cell>
          <table:table-cell table:style-name="ce41"/>
          <table:table-cell table:style-name="ce51" office:value-type="string">
            <text:p>한 게임 당 라운드 수를 설정 할 수 있다</text:p>
          </table:table-cell>
          <table:table-cell table:style-name="ce41" office:value-type="string">
            <text:p>기능</text:p>
          </table:table-cell>
          <table:table-cell table:number-columns-repeated="3" table:style-name="ce41" office:value-type="string">
            <text:p>O</text:p>
          </table:table-cell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2-006</text:p>
          </table:table-cell>
          <table:table-cell table:style-name="ce41"/>
          <table:table-cell table:style-name="ce51" office:value-type="string">
            <text:p>한 라운드 당 게임 시간을 설정 할 수 있다</text:p>
          </table:table-cell>
          <table:table-cell table:style-name="ce41" office:value-type="string">
            <text:p>기능</text:p>
          </table:table-cell>
          <table:table-cell table:number-columns-repeated="3" table:style-name="ce41" office:value-type="string">
            <text:p>O</text:p>
          </table:table-cell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2-007</text:p>
          </table:table-cell>
          <table:table-cell table:style-name="ce41"/>
          <table:table-cell table:style-name="ce51" office:value-type="string">
            <text:p>게임 유형을 설정 가능</text:p>
          </table:table-cell>
          <table:table-cell table:style-name="ce41" office:value-type="string">
            <text:p>기능</text:p>
          </table:table-cell>
          <table:table-cell table:number-columns-repeated="3" table:style-name="ce41" office:value-type="string">
            <text:p>O</text:p>
          </table:table-cell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2-008</text:p>
          </table:table-cell>
          <table:table-cell table:style-name="ce41" office:value-type="string">
            <text:p>환경 설정</text:p>
          </table:table-cell>
          <table:table-cell table:style-name="ce51" office:value-type="string">
            <text:p>게임 내의 볼륨을 설정 할 수 있다(배경음악, 효과음)</text:p>
          </table:table-cell>
          <table:table-cell table:style-name="ce41" office:value-type="string">
            <text:p>기능</text:p>
          </table:table-cell>
          <table:table-cell table:number-columns-repeated="3" table:style-name="ce41" office:value-type="string">
            <text:p>O</text:p>
          </table:table-cell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2-009</text:p>
          </table:table-cell>
          <table:table-cell table:style-name="ce41"/>
          <table:table-cell table:style-name="ce51" office:value-type="string">
            <text:p>요청거부를 설정 할 수 있다(초대, 친구추가, 귓속말)</text:p>
          </table:table-cell>
          <table:table-cell table:style-name="ce41" office:value-type="string">
            <text:p>기능</text:p>
          </table:table-cell>
          <table:table-cell table:number-columns-repeated="3" table:style-name="ce41" office:value-type="string">
            <text:p>O</text:p>
          </table:table-cell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2-010</text:p>
          </table:table-cell>
          <table:table-cell table:style-name="ce41"/>
          <table:table-cell table:style-name="ce51" office:value-type="string">
            <text:p>게임 방 입장 시 자동 레디유무를 설정 할 수 있다.</text:p>
          </table:table-cell>
          <table:table-cell table:style-name="ce41" office:value-type="string">
            <text:p>기능</text:p>
          </table:table-cell>
          <table:table-cell table:number-columns-repeated="3" table:style-name="ce41" office:value-type="string">
            <text:p>O</text:p>
          </table:table-cell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2-011</text:p>
          </table:table-cell>
          <table:table-cell table:style-name="ce41"/>
          <table:table-cell table:style-name="ce51" office:value-type="string">
            <text:p>게임 배경테마를 변경 가능</text:p>
          </table:table-cell>
          <table:table-cell table:style-name="ce41" office:value-type="string">
            <text:p>기능</text:p>
          </table:table-cell>
          <table:table-cell table:number-columns-repeated="3" table:style-name="ce41" office:value-type="string">
            <text:p>O</text:p>
          </table:table-cell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2-012</text:p>
          </table:table-cell>
          <table:table-cell table:style-name="ce41" office:value-type="string">
            <text:p>친구 관리</text:p>
          </table:table-cell>
          <table:table-cell table:style-name="ce51" office:value-type="string">
            <text:p>친구 창이 존재 한다.</text:p>
          </table:table-cell>
          <table:table-cell table:style-name="ce41" office:value-type="string">
            <text:p>기능</text:p>
          </table:table-cell>
          <table:table-cell table:style-name="ce41" office:value-type="string">
            <text:p>O</text:p>
          </table:table-cell>
          <table:table-cell table:style-name="ce41" table:number-columns-repeated="2"/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2-013</text:p>
          </table:table-cell>
          <table:table-cell table:style-name="ce41"/>
          <table:table-cell table:style-name="ce51" office:value-type="string">
            <text:p>회원인 유저 간의 친구 등록이 가능하다</text:p>
          </table:table-cell>
          <table:table-cell table:style-name="ce41" office:value-type="string">
            <text:p>기능</text:p>
          </table:table-cell>
          <table:table-cell table:style-name="ce41" office:value-type="string">
            <text:p>O</text:p>
          </table:table-cell>
          <table:table-cell table:style-name="ce41" table:number-columns-repeated="2"/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2-014</text:p>
          </table:table-cell>
          <table:table-cell table:style-name="ce41"/>
          <table:table-cell table:style-name="ce51" office:value-type="string">
            <text:p>친구 관리 창에서 친구 삭제가 가능하다</text:p>
          </table:table-cell>
          <table:table-cell table:style-name="ce41" office:value-type="string">
            <text:p>기능</text:p>
          </table:table-cell>
          <table:table-cell table:style-name="ce41" office:value-type="string">
            <text:p>O</text:p>
          </table:table-cell>
          <table:table-cell table:style-name="ce41" table:number-columns-repeated="2"/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2-015</text:p>
          </table:table-cell>
          <table:table-cell table:style-name="ce41"/>
          <table:table-cell table:style-name="ce51" office:value-type="string">
            <text:p>친구 추가된 유저와 1:1 귓속말이 가능하다</text:p>
          </table:table-cell>
          <table:table-cell table:style-name="ce41" office:value-type="string">
            <text:p>기능</text:p>
          </table:table-cell>
          <table:table-cell table:style-name="ce41" office:value-type="string">
            <text:p>O</text:p>
          </table:table-cell>
          <table:table-cell table:style-name="ce41" table:number-columns-repeated="2"/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2-016</text:p>
          </table:table-cell>
          <table:table-cell table:style-name="ce41"/>
          <table:table-cell table:style-name="ce51" office:value-type="string">
            <text:p>게임 플레이 중인 친구 방을 따라 갈 수 있다</text:p>
          </table:table-cell>
          <table:table-cell table:style-name="ce41" office:value-type="string">
            <text:p>기능</text:p>
          </table:table-cell>
          <table:table-cell table:style-name="ce41" office:value-type="string">
            <text:p>O</text:p>
          </table:table-cell>
          <table:table-cell table:style-name="ce41" table:number-columns-repeated="2"/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2-017</text:p>
          </table:table-cell>
          <table:table-cell table:style-name="ce41" office:value-type="string">
            <text:p>채팅</text:p>
          </table:table-cell>
          <table:table-cell table:style-name="ce51" office:value-type="string">
            <text:p>유저 간의 귓속말이 가능하다</text:p>
          </table:table-cell>
          <table:table-cell table:style-name="ce41" office:value-type="string">
            <text:p>기능</text:p>
          </table:table-cell>
          <table:table-cell table:style-name="ce41" office:value-type="string">
            <text:p>O</text:p>
          </table:table-cell>
          <table:table-cell table:style-name="ce41" table:number-columns-repeated="2"/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2-018</text:p>
          </table:table-cell>
          <table:table-cell table:style-name="ce41"/>
          <table:table-cell table:style-name="ce51" office:value-type="string">
            <text:p>로비에 함께 있는 유저 간의 채팅을 할 수 있다</text:p>
          </table:table-cell>
          <table:table-cell table:style-name="ce41" office:value-type="string">
            <text:p>기능</text:p>
          </table:table-cell>
          <table:table-cell table:number-columns-repeated="2" table:style-name="ce41" office:value-type="string">
            <text:p>O</text:p>
          </table:table-cell>
          <table:table-cell table:style-name="ce41"/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2-019</text:p>
          </table:table-cell>
          <table:table-cell table:style-name="ce41" office:value-type="string">
            <text:p>내 정보 보기</text:p>
          </table:table-cell>
          <table:table-cell table:style-name="ce51" office:value-type="string">
            <text:p>자신의 전적을 확인 할 수 있다(승/패, 승률)</text:p>
          </table:table-cell>
          <table:table-cell table:style-name="ce41" office:value-type="string">
            <text:p>기능</text:p>
          </table:table-cell>
          <table:table-cell table:style-name="ce41" office:value-type="string">
            <text:p>O</text:p>
          </table:table-cell>
          <table:table-cell table:style-name="ce41" table:number-columns-repeated="2"/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2-020</text:p>
          </table:table-cell>
          <table:table-cell table:style-name="ce41"/>
          <table:table-cell table:style-name="ce51" office:value-type="string">
            <text:p>자신의 캐릭터가 존재한다</text:p>
          </table:table-cell>
          <table:table-cell table:style-name="ce41" office:value-type="string">
            <text:p>기능</text:p>
          </table:table-cell>
          <table:table-cell table:number-columns-repeated="2" table:style-name="ce41" office:value-type="string">
            <text:p>O</text:p>
          </table:table-cell>
          <table:table-cell table:style-name="ce41"/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2-021</text:p>
          </table:table-cell>
          <table:table-cell table:style-name="ce41"/>
          <table:table-cell table:style-name="ce51" office:value-type="string">
            <text:p>캐릭터 닉네임 지정할 수 있다</text:p>
          </table:table-cell>
          <table:table-cell table:style-name="ce41" office:value-type="string">
            <text:p>기능</text:p>
          </table:table-cell>
          <table:table-cell table:style-name="ce41" office:value-type="string">
            <text:p>O</text:p>
          </table:table-cell>
          <table:table-cell table:style-name="ce41" table:number-columns-repeated="2"/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2-022</text:p>
          </table:table-cell>
          <table:table-cell table:style-name="ce41"/>
          <table:table-cell table:style-name="ce51" office:value-type="string">
            <text:p>캐릭터 레벨이 존재한다</text:p>
          </table:table-cell>
          <table:table-cell table:style-name="ce41" office:value-type="string">
            <text:p>기능</text:p>
          </table:table-cell>
          <table:table-cell table:number-columns-repeated="2" table:style-name="ce41" office:value-type="string">
            <text:p>O</text:p>
          </table:table-cell>
          <table:table-cell table:style-name="ce41"/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2-023</text:p>
          </table:table-cell>
          <table:table-cell table:style-name="ce41"/>
          <table:table-cell table:style-name="ce51" office:value-type="string">
            <text:p>경험치를 통해 레벨 업이 가능하다</text:p>
          </table:table-cell>
          <table:table-cell table:style-name="ce41" office:value-type="string">
            <text:p>기능</text:p>
          </table:table-cell>
          <table:table-cell table:number-columns-repeated="2" table:style-name="ce41" office:value-type="string">
            <text:p>O</text:p>
          </table:table-cell>
          <table:table-cell table:style-name="ce41"/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2-024</text:p>
          </table:table-cell>
          <table:table-cell table:style-name="ce41"/>
          <table:table-cell table:style-name="ce51" office:value-type="string">
            <text:p>게임 머니가 존재한다</text:p>
          </table:table-cell>
          <table:table-cell table:style-name="ce41" office:value-type="string">
            <text:p>기능</text:p>
          </table:table-cell>
          <table:table-cell table:style-name="ce41" office:value-type="string">
            <text:p>O</text:p>
          </table:table-cell>
          <table:table-cell table:style-name="ce41" table:number-columns-repeated="2"/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2-025</text:p>
          </table:table-cell>
          <table:table-cell table:style-name="ce41"/>
          <table:table-cell table:style-name="ce51" office:value-type="string">
            <text:p>자기소개글 작성이 가능하다</text:p>
          </table:table-cell>
          <table:table-cell table:style-name="ce41" office:value-type="string">
            <text:p>기능</text:p>
          </table:table-cell>
          <table:table-cell table:style-name="ce41" office:value-type="string">
            <text:p>O</text:p>
          </table:table-cell>
          <table:table-cell table:style-name="ce41" table:number-columns-repeated="2"/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2-026</text:p>
          </table:table-cell>
          <table:table-cell table:style-name="ce41" office:value-type="string">
            <text:p>게임 시작 대기방</text:p>
          </table:table-cell>
          <table:table-cell table:style-name="ce51" office:value-type="string">
            <text:p>게임 방에 접속한 모든 플레이어들이 레디를 눌러야 게임 시작이 가능</text:p>
          </table:table-cell>
          <table:table-cell table:style-name="ce41" office:value-type="string">
            <text:p>기능</text:p>
          </table:table-cell>
          <table:table-cell table:number-columns-repeated="2" table:style-name="ce41" office:value-type="string">
            <text:p>O</text:p>
          </table:table-cell>
          <table:table-cell table:style-name="ce41"/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2-027</text:p>
          </table:table-cell>
          <table:table-cell table:style-name="ce41"/>
          <table:table-cell table:style-name="ce51" office:value-type="string">
            <text:p>대기실에 있는 유저나 친구로 등록된 유저를 초대할 수 있다</text:p>
          </table:table-cell>
          <table:table-cell table:style-name="ce41" office:value-type="string">
            <text:p>기능</text:p>
          </table:table-cell>
          <table:table-cell table:number-columns-repeated="2" table:style-name="ce41" office:value-type="string">
            <text:p>O</text:p>
          </table:table-cell>
          <table:table-cell table:style-name="ce41"/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2-028</text:p>
          </table:table-cell>
          <table:table-cell table:style-name="ce41"/>
          <table:table-cell table:style-name="ce51" office:value-type="string">
            <text:p>게임 방 반장은 방을 재설정 할 수 있다</text:p>
          </table:table-cell>
          <table:table-cell table:style-name="ce41" office:value-type="string">
            <text:p>기능</text:p>
          </table:table-cell>
          <table:table-cell table:number-columns-repeated="2" table:style-name="ce41" office:value-type="string">
            <text:p>O</text:p>
          </table:table-cell>
          <table:table-cell table:style-name="ce41"/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2-029</text:p>
          </table:table-cell>
          <table:table-cell table:style-name="ce41"/>
          <table:table-cell table:style-name="ce51" office:value-type="string">
            <text:p>게임 시작 전에 채팅이 가능하다</text:p>
          </table:table-cell>
          <table:table-cell table:style-name="ce41" office:value-type="string">
            <text:p>기능</text:p>
          </table:table-cell>
          <table:table-cell table:number-columns-repeated="2" table:style-name="ce41" office:value-type="string">
            <text:p>O</text:p>
          </table:table-cell>
          <table:table-cell table:style-name="ce41"/>
          <table:table-cell table:style-name="ce43"/>
          <table:table-cell table:number-columns-repeated="247"/>
        </table:table-row>
        <table:table-row table:style-name="ro113">
          <table:table-cell table:style-name="ce41"/>
          <table:table-cell table:style-name="ce41" office:value-type="string">
            <text:p>RM-A02-030</text:p>
          </table:table-cell>
          <table:table-cell table:style-name="ce41"/>
          <table:table-cell table:style-name="ce50" office:value-type="string">
            <text:p>게임 대기방 전체인원 중 1 명이 1분간 레디를 하지 않았을 시</text:p>
            <text:p>자동 퇴장 처리가 된다.게임 대기방 전체인원 중 1 명이 1분간 레디를 하지 않았을 시</text:p>
            <text:p>자동 퇴장 처리가 된다.게임 대기방 전체인원 중 1 명이 1분간 레디를 하지 않았을 시</text:p>
            <text:p>자동 퇴장 처리가 된다.</text:p>
          </table:table-cell>
          <table:table-cell table:style-name="ce41" office:value-type="string">
            <text:p>기능</text:p>
          </table:table-cell>
          <table:table-cell table:number-columns-repeated="2" table:style-name="ce41" office:value-type="string">
            <text:p>O</text:p>
          </table:table-cell>
          <table:table-cell table:style-name="ce41"/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2-031</text:p>
          </table:table-cell>
          <table:table-cell table:style-name="ce41"/>
          <table:table-cell table:style-name="ce51" office:value-type="string">
            <text:p>비 매너 유저를 강제퇴장 시키기 위한 투표가 존재한다.</text:p>
          </table:table-cell>
          <table:table-cell table:style-name="ce41" office:value-type="string">
            <text:p>기능</text:p>
          </table:table-cell>
          <table:table-cell table:number-columns-repeated="2" table:style-name="ce41" office:value-type="string">
            <text:p>O</text:p>
          </table:table-cell>
          <table:table-cell table:style-name="ce41"/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2-032</text:p>
          </table:table-cell>
          <table:table-cell table:style-name="ce41" office:value-type="string">
            <text:p>게임 시작</text:p>
          </table:table-cell>
          <table:table-cell table:style-name="ce51" office:value-type="string">
            <text:p>게임 시작 후엔 채팅이 불가능하고 오로지 정답만 입력할 수 있다</text:p>
          </table:table-cell>
          <table:table-cell table:style-name="ce41" office:value-type="string">
            <text:p>기능</text:p>
          </table:table-cell>
          <table:table-cell table:number-columns-repeated="2" table:style-name="ce41" office:value-type="string">
            <text:p>O</text:p>
          </table:table-cell>
          <table:table-cell table:style-name="ce41"/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2-033</text:p>
          </table:table-cell>
          <table:table-cell table:style-name="ce41"/>
          <table:table-cell table:style-name="ce51" office:value-type="string">
            <text:p>게임이 시작 되면 라운드 수 만큼의 제시어가 주어진다.</text:p>
          </table:table-cell>
          <table:table-cell table:style-name="ce41" office:value-type="string">
            <text:p>기능</text:p>
          </table:table-cell>
          <table:table-cell table:number-columns-repeated="2" table:style-name="ce41" office:value-type="string">
            <text:p>O</text:p>
          </table:table-cell>
          <table:table-cell table:style-name="ce41"/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2-034</text:p>
          </table:table-cell>
          <table:table-cell table:style-name="ce41"/>
          <table:table-cell table:style-name="ce51" office:value-type="string">
            <text:p>한 라운드 당 방 설정에 따른 시간이 존재한다.</text:p>
          </table:table-cell>
          <table:table-cell table:style-name="ce41" office:value-type="string">
            <text:p>기능</text:p>
          </table:table-cell>
          <table:table-cell table:number-columns-repeated="2" table:style-name="ce41" office:value-type="string">
            <text:p>O</text:p>
          </table:table-cell>
          <table:table-cell table:style-name="ce41"/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2-035</text:p>
          </table:table-cell>
          <table:table-cell table:style-name="ce41"/>
          <table:table-cell table:style-name="ce51" office:value-type="string">
            <text:p>각 한 턴마다 입력 제한 시간이 존재한다.</text:p>
          </table:table-cell>
          <table:table-cell table:style-name="ce41" office:value-type="string">
            <text:p>기능</text:p>
          </table:table-cell>
          <table:table-cell table:number-columns-repeated="2" table:style-name="ce41" office:value-type="string">
            <text:p>O</text:p>
          </table:table-cell>
          <table:table-cell table:style-name="ce41"/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2-036</text:p>
          </table:table-cell>
          <table:table-cell table:style-name="ce41"/>
          <table:table-cell table:style-name="ce51" office:value-type="string">
            <text:p>한 라운드 당 중복 단어를 말할 수 없다.</text:p>
          </table:table-cell>
          <table:table-cell table:style-name="ce41" office:value-type="string">
            <text:p>기능</text:p>
          </table:table-cell>
          <table:table-cell table:number-columns-repeated="2" table:style-name="ce41" office:value-type="string">
            <text:p>O</text:p>
          </table:table-cell>
          <table:table-cell table:style-name="ce41"/>
          <table:table-cell table:style-name="ce43"/>
          <table:table-cell table:number-columns-repeated="247"/>
        </table:table-row>
        <table:table-row table:style-name="ro103">
          <table:table-cell table:style-name="ce41"/>
          <table:table-cell table:style-name="ce41" office:value-type="string">
            <text:p>RM-A02-037</text:p>
          </table:table-cell>
          <table:table-cell table:style-name="ce41"/>
          <table:table-cell table:style-name="ce50" office:value-type="string">
            <text:p>유저가 제한 시간 안에 단어를 통과했을 경우 점수를 득점한다.</text:p>
            <text:p>(득점 점수는 상황에 따라 다르다)유저가 제한 시간 안에 단어를 통과했을 경우 점수를 득점한다.</text:p>
            <text:p>(득점 점수는 상황에 따라 다르다)</text:p>
          </table:table-cell>
          <table:table-cell table:style-name="ce41" office:value-type="string">
            <text:p>기능</text:p>
          </table:table-cell>
          <table:table-cell table:number-columns-repeated="2" table:style-name="ce41" office:value-type="string">
            <text:p>O</text:p>
          </table:table-cell>
          <table:table-cell table:style-name="ce41"/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2-038</text:p>
          </table:table-cell>
          <table:table-cell table:style-name="ce41" office:value-type="string">
            <text:p>게임 종료</text:p>
          </table:table-cell>
          <table:table-cell table:style-name="ce51" office:value-type="string">
            <text:p>유저가 얻은 총 점수를 집계한다</text:p>
          </table:table-cell>
          <table:table-cell table:style-name="ce41" office:value-type="string">
            <text:p>기능</text:p>
          </table:table-cell>
          <table:table-cell table:number-columns-repeated="2" table:style-name="ce41" office:value-type="string">
            <text:p>O</text:p>
          </table:table-cell>
          <table:table-cell table:style-name="ce41"/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2-039</text:p>
          </table:table-cell>
          <table:table-cell table:style-name="ce41"/>
          <table:table-cell table:style-name="ce51" office:value-type="string">
            <text:p>점수 집계에 따른 순위를 보여준다</text:p>
          </table:table-cell>
          <table:table-cell table:style-name="ce41" office:value-type="string">
            <text:p>기능</text:p>
          </table:table-cell>
          <table:table-cell table:number-columns-repeated="2" table:style-name="ce41" office:value-type="string">
            <text:p>O</text:p>
          </table:table-cell>
          <table:table-cell table:style-name="ce41"/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2-040</text:p>
          </table:table-cell>
          <table:table-cell table:style-name="ce41"/>
          <table:table-cell table:style-name="ce51" office:value-type="string">
            <text:p>점수에 따른 경험치와 게임머니를 얻는다.</text:p>
          </table:table-cell>
          <table:table-cell table:style-name="ce41" office:value-type="string">
            <text:p>기능</text:p>
          </table:table-cell>
          <table:table-cell table:number-columns-repeated="2" table:style-name="ce41" office:value-type="string">
            <text:p>O</text:p>
          </table:table-cell>
          <table:table-cell table:style-name="ce41"/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2-041</text:p>
          </table:table-cell>
          <table:table-cell table:style-name="ce41" office:value-type="string">
            <text:p>상점</text:p>
          </table:table-cell>
          <table:table-cell table:style-name="ce51" office:value-type="string">
            <text:p>게임 머니를 통해 캐릭터 부위별 치장 아이템을 살 수 있다.</text:p>
          </table:table-cell>
          <table:table-cell table:style-name="ce41" office:value-type="string">
            <text:p>기능</text:p>
          </table:table-cell>
          <table:table-cell table:style-name="ce41" office:value-type="string">
            <text:p>O</text:p>
          </table:table-cell>
          <table:table-cell table:style-name="ce41" table:number-columns-repeated="2"/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2-042</text:p>
          </table:table-cell>
          <table:table-cell table:style-name="ce41"/>
          <table:table-cell table:style-name="ce51" office:value-type="string">
            <text:p>게임 내에서 사용할 수 있는 아이템을 살 수 있다.</text:p>
          </table:table-cell>
          <table:table-cell table:style-name="ce41" office:value-type="string">
            <text:p>기능</text:p>
          </table:table-cell>
          <table:table-cell table:style-name="ce41" office:value-type="string">
            <text:p>O</text:p>
          </table:table-cell>
          <table:table-cell table:style-name="ce41" table:number-columns-repeated="2"/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2-043</text:p>
          </table:table-cell>
          <table:table-cell table:style-name="ce41"/>
          <table:table-cell table:style-name="ce51" office:value-type="string">
            <text:p>게임 아이템 추가</text:p>
          </table:table-cell>
          <table:table-cell table:style-name="ce41" office:value-type="string">
            <text:p>기능</text:p>
          </table:table-cell>
          <table:table-cell table:style-name="ce41"/>
          <table:table-cell table:style-name="ce41" office:value-type="string">
            <text:p>O</text:p>
          </table:table-cell>
          <table:table-cell table:style-name="ce41"/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2-044</text:p>
          </table:table-cell>
          <table:table-cell table:style-name="ce41"/>
          <table:table-cell table:style-name="ce51" office:value-type="string">
            <text:p>게임 아이템 삭제</text:p>
          </table:table-cell>
          <table:table-cell table:style-name="ce41" office:value-type="string">
            <text:p>기능</text:p>
          </table:table-cell>
          <table:table-cell table:style-name="ce41"/>
          <table:table-cell table:style-name="ce41" office:value-type="string">
            <text:p>O</text:p>
          </table:table-cell>
          <table:table-cell table:style-name="ce41"/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2-045</text:p>
          </table:table-cell>
          <table:table-cell table:style-name="ce41" office:value-type="string">
            <text:p>인벤토리</text:p>
          </table:table-cell>
          <table:table-cell table:style-name="ce51" office:value-type="string">
            <text:p>상점에서 구입한 아이템을 저장 할 인벤토리가 있다</text:p>
          </table:table-cell>
          <table:table-cell table:style-name="ce41" office:value-type="string">
            <text:p>기능</text:p>
          </table:table-cell>
          <table:table-cell table:style-name="ce41" office:value-type="string">
            <text:p>O</text:p>
          </table:table-cell>
          <table:table-cell table:style-name="ce41" table:number-columns-repeated="2"/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2-046</text:p>
          </table:table-cell>
          <table:table-cell table:style-name="ce41" office:value-type="string">
            <text:p>랭킹 &amp; 전적</text:p>
          </table:table-cell>
          <table:table-cell table:style-name="ce51" office:value-type="string">
            <text:p>총 경험치 별 랭킹이 존재한다</text:p>
          </table:table-cell>
          <table:table-cell table:style-name="ce41" office:value-type="string">
            <text:p>기능</text:p>
          </table:table-cell>
          <table:table-cell table:style-name="ce41" office:value-type="string">
            <text:p>O</text:p>
          </table:table-cell>
          <table:table-cell table:style-name="ce41" table:number-columns-repeated="2"/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2-047</text:p>
          </table:table-cell>
          <table:table-cell table:style-name="ce41"/>
          <table:table-cell table:style-name="ce51" office:value-type="string">
            <text:p>친구 추가한 유저 간의 랭킹을 볼 수 있다</text:p>
          </table:table-cell>
          <table:table-cell table:style-name="ce41" office:value-type="string">
            <text:p>기능</text:p>
          </table:table-cell>
          <table:table-cell table:style-name="ce41" office:value-type="string">
            <text:p>O</text:p>
          </table:table-cell>
          <table:table-cell table:style-name="ce41" table:number-columns-repeated="2"/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2-048</text:p>
          </table:table-cell>
          <table:table-cell table:style-name="ce41"/>
          <table:table-cell table:style-name="ce51" office:value-type="string">
            <text:p>전적 검색을 통해 해당 유저의 전적과 순위를 볼 수 있다</text:p>
          </table:table-cell>
          <table:table-cell table:style-name="ce41" office:value-type="string">
            <text:p>기능</text:p>
          </table:table-cell>
          <table:table-cell table:style-name="ce41" office:value-type="string">
            <text:p>O</text:p>
          </table:table-cell>
          <table:table-cell table:style-name="ce41" table:number-columns-repeated="2"/>
          <table:table-cell table:style-name="ce43"/>
          <table:table-cell table:number-columns-repeated="247"/>
        </table:table-row>
        <table:table-row table:style-name="ro101">
          <table:table-cell table:style-name="ce41"/>
          <table:table-cell table:style-name="ce41" office:value-type="string">
            <text:p>RM-A02-049</text:p>
          </table:table-cell>
          <table:table-cell table:style-name="ce41"/>
          <table:table-cell table:style-name="ce51" office:value-type="string">
            <text:p>상세전적보기를 통해 유저의 랭킹&amp;전적을 볼 수 있다.</text:p>
          </table:table-cell>
          <table:table-cell table:style-name="ce41" office:value-type="string">
            <text:p>기능</text:p>
          </table:table-cell>
          <table:table-cell table:style-name="ce41" office:value-type="string">
            <text:p>O</text:p>
          </table:table-cell>
          <table:table-cell table:style-name="ce41" table:number-columns-repeated="2"/>
          <table:table-cell table:style-name="ce43"/>
          <table:table-cell table:number-columns-repeated="247"/>
        </table:table-row>
        <table:table-row table:style-name="ro10">
          <table:table-cell table:style-name="ce42"/>
          <table:table-cell table:style-name="ce44" table:number-columns-repeated="7"/>
          <table:table-cell table:number-columns-repeated="248"/>
        </table:table-row>
        <table:table-row table:style-name="ro10" table:number-rows-repeated="65534">
          <table:table-cell table:number-columns-repeated="256"/>
        </table:table-row>
        <table:table-row table:style-name="ro10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굴림" svg:font-family="굴림"/>
    <style:font-face style:name="굴림체" svg:font-family="굴림체"/>
    <style:font-face style:name="돋움" svg:font-family="돋움"/>
    <style:font-face style:name="바탕체" svg:font-family="바탕체"/>
    <style:font-face style:name="한컴바탕" svg:font-family="한컴바탕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ko" style:country-asian="KR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바탕" style:font-family-generic="roman" style:font-pitch="variable" fo:font-size="12pt" fo:language="en" fo:country="US" style:letter-kerning="true" style:font-family-asian="바탕" style:font-family-generic-asian="system" style:font-pitch-asian="variable" style:font-size-asian="12pt" style:language-asian="ko" style:country-asian="KR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date-style style:name="N147">
      <number:year number:style="long"/>
      <number:text>년</number:text>
      <number:month/>
      <number:text>월</number:text>
      <number:day/>
      <number:text>일</number:text>
    </number:date-style>
    <style:style style:name="Default" style:family="table-cell">
      <style:text-properties fo:color="#000000" style:font-name="돋움" fo:font-size="10pt" style:font-name-asian="돋움" style:font-size-asian="10pt" style:font-size-complex="10pt"/>
    </style:style>
    <style:style style:name="Result" style:family="table-cell" style:parent-style-name="Default">
      <style:table-cell-properties style:vertical-align="bottom"/>
      <style:text-properties fo:color="#000000" style:font-name="돋움" fo:font-size="11pt" fo:font-style="italic" style:text-underline-style="solid" style:text-underline-width="auto" style:text-underline-color="font-color" fo:font-weight="bold" style:font-name-asian="돋움" style:font-size-asian="11pt" style:font-weight-asian="bold" style:font-size-complex="11pt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 style:rotation-angle="90" style:rotation-align="none" style:vertical-align="bottom"/>
      <style:paragraph-properties fo:text-align="center"/>
      <style:text-properties fo:color="#000000" style:font-name="돋움" fo:font-size="16pt" fo:font-style="italic" fo:font-weight="bold" style:font-name-asian="돋움" style:font-size-asian="16pt" style:font-weight-asian="bold" style:font-size-complex="16pt"/>
    </style:style>
    <style:style style:name="Heading1" style:family="table-cell" style:parent-style-name="Heading">
      <style:table-cell-properties style:rotation-angle="90"/>
    </style:style>
    <style:style style:name="표준_5f__5f__5f__5f_" style:display-name="표준____" style:family="table-cell" style:parent-style-name="Default">
      <style:table-cell-properties style:vertical-align="bottom"/>
      <style:text-properties fo:color="#000000" style:font-name="Arial1" fo:font-size="10pt" style:font-name-asian="Arial1" style:font-size-asian="10pt" style:font-size-complex="10pt"/>
    </style:style>
    <style:style style:name="표준_5f__5f_" style:display-name="표준__" style:family="table-cell" style:parent-style-name="Default">
      <style:table-cell-properties style:vertical-align="middle"/>
      <style:text-properties fo:color="#000000" style:font-name="한컴바탕" fo:font-size="11pt" style:font-name-asian="한컴바탕" style:font-size-asian="11pt" style:font-size-complex="11pt"/>
    </style:style>
    <style:style style:name="표준_5f_f_5f_요구사항정의서_5f_f_5f_마켓플레이스" style:display-name="표준_f_요구사항정의서_f_마켓플레이스" style:family="table-cell" style:parent-style-name="Default">
      <style:table-cell-properties fo:border-bottom="none" fo:background-color="#bfbfbf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color="#000000" style:font-name="한컴바탕" fo:font-size="12pt" fo:font-weight="bold" style:font-name-asian="한컴바탕" style:font-size-asian="12pt" style:font-weight-asian="bold" style:font-size-complex="12pt"/>
    </style:style>
    <style:style style:name="_5f_f_5f_dimensions_5f__5f__5f__5f_" style:display-name="_f_dimensions____" style:family="table-cell" style:parent-style-name="Default">
      <style:table-cell-properties style:vertical-align="bottom"/>
      <style:text-properties fo:color="#000000" style:font-name="바탕체" fo:font-size="12pt" style:font-name-asian="바탕체" style:font-size-asian="12pt" style:font-size-complex="12pt"/>
    </style:style>
    <style:style style:name="_5f_f_5f_엑셀문서표준_5f_f_5f_양식_5f__5f_세로_5f__5f_" style:display-name="_f_엑셀문서표준_f_양식__세로__" style:family="table-cell" style:parent-style-name="Default">
      <style:table-cell-properties style:vertical-align="bottom"/>
      <style:text-properties fo:color="#000000" style:font-name="바탕체" fo:font-size="12pt" style:font-name-asian="바탕체" style:font-size-asian="12pt" style:font-size-complex="12pt"/>
    </style:style>
    <style:style style:name="_5f_f_5f_요구사항추적매트릭스_5f__5f_CS_5f__5f__5f_f_5f_보기" style:display-name="_f_요구사항추적매트릭스__CS___f_보기" style:family="table-cell" style:parent-style-name="Default">
      <style:table-cell-properties style:vertical-align="bottom"/>
      <style:text-properties fo:color="#000000" style:font-name="바탕체" fo:font-size="12pt" style:font-name-asian="바탕체" style:font-size-asian="12pt" style:font-size-complex="12pt"/>
    </style:style>
    <style:style style:name="_5f_f_5f_요구사항추적표_5f__5f_웹_5f__5f__5f_f_5f_양식" style:display-name="_f_요구사항추적표__웹___f_양식" style:family="table-cell" style:parent-style-name="Default">
      <style:table-cell-properties style:vertical-align="bottom"/>
      <style:text-properties fo:color="#000000" style:font-name="Arial1" fo:font-size="10pt" style:font-name-asian="Arial1" style:font-size-asian="10pt" style:font-size-complex="10pt"/>
    </style:style>
    <style:style style:name="_5f_f_5f_원가분석표" style:display-name="_f_원가분석표" style:family="table-cell" style:parent-style-name="Default">
      <style:table-cell-properties style:vertical-align="bottom"/>
      <style:text-properties fo:color="#000000" style:font-name="굴림체" fo:font-size="10pt" style:font-name-asian="굴림체" style:font-size-asian="10pt" style:font-size-complex="10pt"/>
    </style:style>
    <style:style style:name="_5f_f_5f_통합테스트빌드목록" style:display-name="_f_통합테스트빌드목록" style:family="table-cell" style:parent-style-name="Default">
      <style:table-cell-properties style:vertical-align="bottom"/>
      <style:text-properties fo:color="#000000" style:font-name="바탕체" fo:font-size="12pt" style:font-name-asian="바탕체" style:font-size-asian="12pt" style:font-size-complex="12pt"/>
    </style:style>
    <style:style style:name="_5f_f_5f_회의록관리대장_5f_f_5f__5f__5f_업무영역명" style:display-name="_f_회의록관리대장_f___업무영역명" style:family="table-cell" style:parent-style-name="Default">
      <style:table-cell-properties style:vertical-align="bottom"/>
      <style:text-properties fo:color="#000000" style:font-name="Arial1" fo:font-size="10pt" style:font-name-asian="Arial1" style:font-size-asian="10pt" style:font-size-complex="10pt"/>
    </style:style>
    <style:style style:name="AeE_5f_ad_5f__5f__5f__5f_b_5f__5f_d_5f__5f_f_5f_AMT_5f__5f_" style:display-name="AeE_ad____b__d__f_AMT__" style:family="table-cell" style:parent-style-name="Default">
      <style:table-cell-properties style:vertical-align="bottom"/>
      <style:text-properties fo:color="#000000" style:font-name="한컴바탕" fo:font-size="12pt" style:font-name-asian="한컴바탕" style:font-size-asian="12pt" style:font-size-complex="12pt"/>
    </style:style>
    <style:style style:name="AeE_5f_ad_5f__5f_f_5f_AMT_5f__5f_" style:display-name="AeE_ad__f_AMT__" style:family="table-cell" style:parent-style-name="Default">
      <style:table-cell-properties style:vertical-align="bottom"/>
      <style:text-properties fo:color="#000000" style:font-name="한컴바탕" fo:font-size="12pt" style:font-name-asian="한컴바탕" style:font-size-asian="12pt" style:font-size-complex="12pt"/>
    </style:style>
    <style:style style:name="ALIGNMENT" style:family="table-cell" style:parent-style-name="Default">
      <style:table-cell-properties fo:border="0.002cm solid #000000" style:vertical-align="bottom"/>
      <style:text-properties fo:color="#000000" style:font-name="한컴바탕" fo:font-size="10pt" style:font-name-asian="한컴바탕" style:font-size-asian="10pt" style:font-size-complex="10pt"/>
    </style:style>
    <style:style style:name="ALIGNMENT_5f__5f_" style:display-name="ALIGNMENT__" style:family="table-cell" style:parent-style-name="Default">
      <style:table-cell-properties fo:border="0.002cm solid #000000" style:vertical-align="bottom"/>
      <style:text-properties fo:color="#000000" style:font-name="한컴바탕" fo:font-size="10pt" style:font-name-asian="한컴바탕" style:font-size-asian="10pt" style:font-size-complex="10pt"/>
    </style:style>
    <style:style style:name="AÞ_5f_b_5f__5f_b_5f__5f__5f__5f_b_5f__5f_d_5f__5f_f_5f_AN_5f_b_5f_y_5f__5f__5f__5f__5f__5f_" style:display-name="AÞ_b__b____b__d__f_AN_b_y______" style:family="table-cell" style:parent-style-name="Default">
      <style:table-cell-properties fo:border="0.002cm solid #000000" style:vertical-align="bottom"/>
      <style:text-properties fo:color="#000000" style:font-name="한컴바탕" fo:font-size="12pt" style:font-name-asian="한컴바탕" style:font-size-asian="12pt" style:font-size-complex="12pt"/>
    </style:style>
    <style:style style:name="AÞ_5f_b_5f__5f_b_5f__5f_f_5f_AN_5f_b_5f_y_5f__5f__5f__5f__5f__5f_" style:display-name="AÞ_b__b__f_AN_b_y______" style:family="table-cell" style:parent-style-name="Default">
      <style:table-cell-properties fo:border="0.002cm solid #000000" style:vertical-align="bottom"/>
      <style:text-properties fo:color="#000000" style:font-name="한컴바탕" fo:font-size="12pt" style:font-name-asian="한컴바탕" style:font-size-asian="12pt" style:font-size-complex="12pt"/>
    </style:style>
    <style:style style:name="category" style:family="table-cell" style:parent-style-name="Default">
      <style:table-cell-properties fo:border-bottom="0.002cm solid #000000" fo:border-left="none" fo:border-right="none" fo:border-top="0.002cm solid #000000" style:vertical-align="bottom"/>
      <style:text-properties fo:color="#000000" style:font-name="한컴바탕" fo:font-size="10pt" fo:font-weight="bold" style:font-name-asian="한컴바탕" style:font-size-asian="10pt" style:font-weight-asian="bold" style:font-size-complex="10pt"/>
    </style:style>
    <style:style style:name="category_5f__5f_" style:display-name="category__" style:family="table-cell" style:parent-style-name="Default">
      <style:table-cell-properties fo:border-bottom="0.002cm solid #000000" fo:border-left="none" fo:border-right="0.002cm solid #000000" fo:border-top="0.002cm solid #000000" style:vertical-align="bottom"/>
      <style:text-properties fo:color="#000000" style:font-name="한컴바탕" fo:font-size="10pt" fo:font-weight="bold" style:font-name-asian="한컴바탕" style:font-size-asian="10pt" style:font-weight-asian="bold" style:font-size-complex="10pt"/>
    </style:style>
    <style:style style:name="Comma_5f__5f__5f_b_5f__5f_d_5f__5f_f_5f__5f__5f_SG_5f__5f_A_5f__5f_Bridge_5f__5f_" style:display-name="Comma___b__d__f___SG__A__Bridge__" style:family="table-cell" style:parent-style-name="Default">
      <style:table-cell-properties fo:border="0.002cm solid #000000" style:vertical-align="bottom"/>
      <style:text-properties fo:color="#000000" style:font-name="Arial1" fo:font-size="10pt" style:font-name-asian="Arial1" style:font-size-asian="10pt" style:font-size-complex="10pt"/>
    </style:style>
    <style:style style:name="comma_5f__5f_zerodec" style:display-name="comma__zerodec" style:family="table-cell" style:parent-style-name="Default">
      <style:table-cell-properties fo:border="0.002cm solid #000000" style:vertical-align="bottom"/>
      <style:text-properties fo:color="#000000" style:font-name="돋움" fo:font-size="11pt" style:font-name-asian="돋움" style:font-size-asian="11pt" style:font-size-complex="11pt"/>
    </style:style>
    <style:style style:name="comma_5f__5f_zerodec_5f__5f_" style:display-name="comma__zerodec__" style:family="table-cell" style:parent-style-name="Default">
      <style:table-cell-properties fo:border="0.002cm solid #000000" style:vertical-align="bottom"/>
      <style:text-properties fo:color="#000000" style:font-name="돋움" fo:font-size="11pt" style:font-name-asian="돋움" style:font-size-asian="11pt" style:font-size-complex="11pt"/>
    </style:style>
    <style:style style:name="Comma_5f_f_5f__5f__5f_SG_5f__5f_A_5f__5f_Bridge_5f__5f_" style:display-name="Comma_f___SG__A__Bridge__" style:family="table-cell" style:parent-style-name="Default">
      <style:table-cell-properties fo:border-bottom="0.002cm solid #000000" fo:border-left="0.002cm solid #000000" fo:border-right="none" fo:border-top="0.002cm solid #000000" style:vertical-align="bottom"/>
      <style:text-properties fo:color="#000000" style:font-name="Arial1" fo:font-size="10pt" style:font-name-asian="Arial1" style:font-size-asian="10pt" style:font-size-complex="10pt"/>
    </style:style>
    <style:style style:name="Curren_5f_f_5f__5f__5f_퐀_5f__5f__5f_f_5f_" style:display-name="Curren_f___퐀___f_" style:family="table-cell" style:parent-style-name="Default">
      <style:table-cell-properties fo:border="0.002cm solid #000000" style:vertical-align="bottom"/>
      <style:text-properties fo:color="#000000" style:font-name="굴림체" fo:font-size="10pt" style:font-name-asian="굴림체" style:font-size-asian="10pt" style:font-size-complex="10pt"/>
    </style:style>
    <style:style style:name="Currency_5f__5f__5f_b_5f__5f_d_5f__5f_f_5f__5f__5f_SG_5f__5f_A_5f__5f_Bridge_5f__5f_" style:display-name="Currency___b__d__f___SG__A__Bridge__" style:family="table-cell" style:parent-style-name="Default">
      <style:table-cell-properties fo:border-bottom="0.002cm solid #000000" fo:border-left="0.002cm solid #000000" fo:border-right="none" fo:border-top="0.002cm solid #000000" style:vertical-align="bottom"/>
      <style:text-properties fo:color="#000000" style:font-name="Arial1" fo:font-size="10pt" style:font-name-asian="Arial1" style:font-size-asian="10pt" style:font-size-complex="10pt"/>
    </style:style>
    <style:style style:name="Currency" style:family="table-cell" style:parent-style-name="Default">
      <style:table-cell-properties fo:border-bottom="0.002cm solid #000000" fo:border-left="none" fo:border-right="none" fo:border-top="0.002cm solid #000000" style:vertical-align="bottom"/>
      <style:text-properties fo:color="#000000" style:font-name="돋움" fo:font-size="11pt" style:font-name-asian="돋움" style:font-size-asian="11pt" style:font-size-complex="11pt"/>
    </style:style>
    <style:style style:name="Currency_5f__5f_" style:display-name="Currency__" style:family="table-cell" style:parent-style-name="Default">
      <style:table-cell-properties fo:border-bottom="0.002cm solid #000000" fo:border-left="none" fo:border-right="none" fo:border-top="0.002cm solid #000000" style:vertical-align="bottom"/>
      <style:text-properties fo:color="#000000" style:font-name="돋움" fo:font-size="11pt" style:font-name-asian="돋움" style:font-size-asian="11pt" style:font-size-complex="11pt"/>
    </style:style>
    <style:style style:name="Currency_5f_f_5f__5f__5f_SG_5f__5f_A_5f__5f_Bridge_5f__5f_" style:display-name="Currency_f___SG__A__Bridge__" style:family="table-cell" style:parent-style-name="Default">
      <style:table-cell-properties fo:border-bottom="0.002cm solid #000000" fo:border-left="none" fo:border-right="0.002cm solid #000000" fo:border-top="0.002cm solid #000000" style:vertical-align="bottom"/>
      <style:text-properties fo:color="#000000" style:font-name="Arial1" fo:font-size="10pt" style:font-name-asian="Arial1" style:font-size-asian="10pt" style:font-size-complex="10pt"/>
    </style:style>
    <style:style style:name="C_5f_ffe_5f_AØ_5f_f_5f__5f_b_5f_c_5f_be_5f__5f_f_5f__5f_ba_5f_I_5f_ba_5f__5f_b_5f__5f__5f_AN_5f_b_5f_e_5f__5f_" style:display-name="C_ffe_AØ_f__b_c_be__f__ba_I_ba__b___AN_b_e__" style:family="table-cell" style:parent-style-name="Default">
      <style:table-cell-properties fo:border-bottom="0.002cm solid #000000" fo:border-left="none" fo:border-right="0.002cm solid #000000" fo:border-top="0.002cm solid #000000" style:vertical-align="bottom"/>
      <style:text-properties fo:color="#000000" style:font-name="한컴바탕" fo:font-size="12pt" style:font-name-asian="한컴바탕" style:font-size-asian="12pt" style:font-size-complex="12pt"/>
    </style:style>
    <style:style style:name="Dollar_5f__5f__5f__5f_zero_5f__5f_dec_5f__5f_" style:display-name="Dollar____zero__dec__" style:family="table-cell" style:parent-style-name="Default">
      <style:table-cell-properties fo:border-bottom="0.002cm solid #000000" fo:border-left="none" fo:border-right="none" fo:border-top="0.002cm solid #000000" style:vertical-align="bottom"/>
      <style:text-properties fo:color="#000000" style:font-name="돋움" fo:font-size="11pt" style:font-name-asian="돋움" style:font-size-asian="11pt" style:font-size-complex="11pt"/>
    </style:style>
    <style:style style:name="Dollar_5f__5f__5f__5f_zero_5f__5f_dec_5f__5f__5f__5f_" style:display-name="Dollar____zero__dec____" style:family="table-cell" style:parent-style-name="Default">
      <style:table-cell-properties fo:border="0.002cm solid #000000" style:vertical-align="bottom"/>
      <style:text-properties fo:color="#000000" style:font-name="돋움" fo:font-size="11pt" style:font-name-asian="돋움" style:font-size-asian="11pt" style:font-size-complex="11pt"/>
    </style:style>
    <style:style style:name="Grey" style:family="table-cell" style:parent-style-name="Default">
      <style:table-cell-properties fo:border-bottom="0.002cm solid #000000" fo:background-color="#ffffff" fo:border-left="none" fo:border-right="0.002cm solid #000000" fo:border-top="0.002cm solid #000000" style:vertical-align="bottom"/>
      <style:text-properties fo:color="#000000" style:font-name="Arial1" fo:font-size="8pt" style:font-name-asian="Arial1" style:font-size-asian="8pt" style:font-size-complex="8pt"/>
    </style:style>
    <style:style style:name="Grey_5f__5f_" style:display-name="Grey__" style:family="table-cell" style:parent-style-name="Default">
      <style:table-cell-properties fo:background-color="#ffffff" fo:border="0.002cm solid #000000" style:vertical-align="bottom"/>
      <style:text-properties fo:color="#000000" style:font-name="Arial1" fo:font-size="8pt" style:font-name-asian="Arial1" style:font-size-asian="8pt" style:font-size-complex="8pt"/>
    </style:style>
    <style:style style:name="HEADER" style:family="table-cell" style:parent-style-name="Default">
      <style:table-cell-properties style:text-align-source="fix" style:repeat-content="false" fo:border="0.002cm solid #000000" style:vertical-align="bottom"/>
      <style:paragraph-properties fo:text-align="start"/>
      <style:text-properties fo:color="#000000" style:font-name="한컴바탕" fo:font-size="12pt" fo:font-weight="bold" style:font-name-asian="한컴바탕" style:font-size-asian="12pt" style:font-weight-asian="bold" style:font-size-complex="12pt"/>
    </style:style>
    <style:style style:name="HEADER_5f__5f_" style:display-name="HEADER__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bottom"/>
      <style:paragraph-properties fo:text-align="start"/>
      <style:text-properties fo:color="#000000" style:font-name="한컴바탕" fo:font-size="12pt" fo:font-weight="bold" style:font-name-asian="한컴바탕" style:font-size-asian="12pt" style:font-weight-asian="bold" style:font-size-complex="12pt"/>
    </style:style>
    <style:style style:name="Header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start"/>
      <style:text-properties fo:color="#000000" style:font-name="Arial1" fo:font-size="12pt" fo:font-weight="bold" style:font-name-asian="Arial1" style:font-size-asian="12pt" style:font-weight-asian="bold" style:font-size-complex="12pt"/>
    </style:style>
    <style:style style:name="Header_5f__5f_" style:display-name="Header__" style:family="table-cell" style:parent-style-name="Default">
      <style:table-cell-properties style:text-align-source="fix" style:repeat-content="false" style:vertical-align="middle"/>
      <style:paragraph-properties fo:text-align="start"/>
      <style:text-properties fo:color="#000000" style:font-name="Arial1" fo:font-size="12pt" fo:font-weight="bold" style:font-name-asian="Arial1" style:font-size-asian="12pt" style:font-weight-asian="bold" style:font-size-complex="12pt"/>
    </style:style>
    <style:style style:name="Hyperlink_5f_f_5f_NEGS" style:display-name="Hyperlink_f_NEGS" style:family="table-cell" style:parent-style-name="Default">
      <style:table-cell-properties fo:border="0.002cm solid #000000" style:vertical-align="bottom"/>
      <style:text-properties fo:color="#0000ff" style:font-name="한컴바탕" fo:font-size="10pt" style:text-underline-style="solid" style:text-underline-width="auto" style:text-underline-color="font-color" style:font-name-asian="한컴바탕" style:font-size-asian="10pt" style:font-size-complex="10pt"/>
    </style:style>
    <style:style style:name="Input_5f__5f__5f_b_5f_yellow_5f_d_5f_" style:display-name="Input___b_yellow_d_" style:family="table-cell" style:parent-style-name="Default">
      <style:table-cell-properties fo:background-color="#ffffff" style:vertical-align="bottom"/>
      <style:text-properties fo:color="#000000" style:font-name="Arial1" fo:font-size="8pt" style:font-name-asian="Arial1" style:font-size-asian="8pt" style:font-size-complex="8pt"/>
    </style:style>
    <style:style style:name="Input_5f__5f__5f_b_5f_yellow_5f_d_5f__5f__5f_" style:display-name="Input___b_yellow_d___" style:family="table-cell" style:parent-style-name="Default">
      <style:table-cell-properties fo:background-color="#ffffff" fo:border="0.002cm solid #000000" style:vertical-align="bottom"/>
      <style:text-properties fo:color="#000000" style:font-name="Arial1" fo:font-size="8pt" style:font-name-asian="Arial1" style:font-size-asian="8pt" style:font-size-complex="8pt"/>
    </style:style>
    <style:style style:name="Model" style:family="table-cell" style:parent-style-name="Default">
      <style:table-cell-properties fo:border="0.002cm solid #000000" style:vertical-align="bottom"/>
      <style:text-properties fo:color="#000000" style:font-name="한컴바탕" fo:font-size="11pt" fo:font-weight="bold" style:font-name-asian="한컴바탕" style:font-size-asian="11pt" style:font-weight-asian="bold" style:font-size-complex="11pt"/>
    </style:style>
    <style:style style:name="Model_5f__5f_" style:display-name="Model__" style:family="table-cell" style:parent-style-name="Default">
      <style:table-cell-properties fo:border="0.002cm solid #000000" style:vertical-align="bottom"/>
      <style:text-properties fo:color="#000000" style:font-name="한컴바탕" fo:font-size="11pt" fo:font-weight="bold" style:font-name-asian="한컴바탕" style:font-size-asian="11pt" style:font-weight-asian="bold" style:font-size-complex="11pt"/>
    </style:style>
    <style:style style:name="Normal_5f__5f__5f__5f_Style" style:display-name="Normal____Style" style:family="table-cell" style:parent-style-name="Default">
      <style:table-cell-properties fo:border="0.002cm solid #000000" style:vertical-align="bottom"/>
      <style:text-properties fo:color="#000000" style:font-name="돋움" fo:font-size="11pt" style:font-name-asian="돋움" style:font-size-asian="11pt" style:font-size-complex="11pt"/>
    </style:style>
    <style:style style:name="Normal_5f__5f__5f__5f_Style_5f__5f_" style:display-name="Normal____Style__" style:family="table-cell" style:parent-style-name="Default">
      <style:table-cell-properties fo:border="0.002cm solid #000000" style:vertical-align="bottom"/>
      <style:text-properties fo:color="#000000" style:font-name="돋움" fo:font-size="11pt" style:font-name-asian="돋움" style:font-size-asian="11pt" style:font-size-complex="11pt"/>
    </style:style>
    <style:style style:name="Normal_5f_f_5f__5f__5f_SG_5f__5f_A_5f__5f_Bridge_5f__5f_" style:display-name="Normal_f___SG__A__Bridge__" style:family="table-cell" style:parent-style-name="Default">
      <style:table-cell-properties fo:border="0.002cm solid #000000" style:vertical-align="bottom"/>
      <style:text-properties fo:color="#000000" style:font-name="Arial1" fo:font-size="10pt" style:font-name-asian="Arial1" style:font-size-asian="10pt" style:font-size-complex="10pt"/>
    </style:style>
    <style:style style:name="Percent_5f__5f__5f_b_5f__5f_d_5f_" style:display-name="Percent___b__d_" style:family="table-cell" style:parent-style-name="Default">
      <style:table-cell-properties fo:border-bottom="none" fo:border-left="0.002cm solid #000000" fo:border-right="none" fo:border-top="none" style:vertical-align="bottom"/>
      <style:text-properties fo:color="#000000" style:font-name="Arial1" fo:font-size="10pt" style:font-name-asian="Arial1" style:font-size-asian="10pt" style:font-size-complex="10pt"/>
    </style:style>
    <style:style style:name="Percent_5f__5f__5f_b_5f__5f_d_5f__5f__5f_" style:display-name="Percent___b__d___" style:family="table-cell" style:parent-style-name="Default">
      <style:table-cell-properties fo:border="0.002cm solid #000000" style:vertical-align="bottom"/>
      <style:text-properties fo:color="#000000" style:font-name="Arial1" fo:font-size="10pt" style:font-name-asian="Arial1" style:font-size-asian="10pt" style:font-size-complex="10pt"/>
    </style:style>
    <style:style style:name="subhead" style:family="table-cell" style:parent-style-name="Default">
      <style:table-cell-properties fo:border="0.002cm solid #000000" style:vertical-align="bottom"/>
      <style:text-properties fo:color="#000000" style:font-name="한컴바탕" fo:font-size="11pt" fo:font-weight="bold" style:font-name-asian="한컴바탕" style:font-size-asian="11pt" style:font-weight-asian="bold" style:font-size-complex="11pt"/>
    </style:style>
    <style:style style:name="subhead_5f__5f_" style:display-name="subhead__" style:family="table-cell" style:parent-style-name="Default">
      <style:table-cell-properties fo:border="0.002cm solid #000000" style:vertical-align="bottom"/>
      <style:text-properties fo:color="#000000" style:font-name="한컴바탕" fo:font-size="11pt" fo:font-weight="bold" style:font-name-asian="한컴바탕" style:font-size-asian="11pt" style:font-weight-asian="bold" style:font-size-complex="11pt"/>
    </style:style>
    <style:style style:name="_5f_a_5f__5f__5f__5f_f_5f_e_5f_f_5f_TEST_5f__5f_" style:display-name="_a____f_e_f_TEST__" style:family="table-cell" style:parent-style-name="Default">
      <style:table-cell-properties style:vertical-align="bottom"/>
      <style:text-properties fo:color="#000000" style:font-name="한컴바탕" fo:font-size="12pt" style:font-name-asian="한컴바탕" style:font-size-asian="12pt" style:font-size-complex="12pt"/>
    </style:style>
    <style:style style:name="똿뗦먛귟_5f__5f__5f_b_5f__5f_d_5f__5f_f_5f_PRODUCT_5f__5f_DETAIL_5f__5f_Q" style:display-name="똿뗦먛귟___b__d__f_PRODUCT__DETAIL__Q" style:family="table-cell" style:parent-style-name="Default">
      <style:table-cell-properties fo:border-bottom="none" fo:border-left="0.002cm solid #000000" fo:border-right="0.002cm solid #000000" fo:border-top="none" style:vertical-align="bottom"/>
      <style:text-properties fo:color="#000000" style:font-name="한컴바탕" fo:font-size="14pt" style:font-name-asian="한컴바탕" style:font-size-asian="14pt" style:font-size-complex="14pt"/>
    </style:style>
    <style:style style:name="똿뗦먛귟_5f_f_5f_PRODUCT_5f__5f_DETAIL_5f__5f_Q" style:display-name="똿뗦먛귟_f_PRODUCT__DETAIL__Q" style:family="table-cell" style:parent-style-name="Default">
      <style:table-cell-properties fo:border="0.002cm solid #000000" style:vertical-align="bottom"/>
      <style:text-properties fo:color="#000000" style:font-name="한컴바탕" fo:font-size="14pt" style:font-name-asian="한컴바탕" style:font-size-asian="14pt" style:font-size-complex="14pt"/>
    </style:style>
    <style:style style:name="믅됞_5f__5f__5f_b_5f__5f_d_5f__5f_f_5f_PRODUCT_5f__5f_DETAIL_5f__5f_Q" style:display-name="믅됞___b__d__f_PRODUCT__DETAIL__Q" style:family="table-cell" style:parent-style-name="Default">
      <style:table-cell-properties fo:border="0.002cm solid #000000" style:vertical-align="bottom"/>
      <style:text-properties fo:color="#000000" style:font-name="한컴바탕" fo:font-size="14pt" style:font-name-asian="한컴바탕" style:font-size-asian="14pt" style:font-size-complex="14pt"/>
    </style:style>
    <style:style style:name="믅됞_5f_f_5f_PRODUCT_5f__5f_DETAIL_5f__5f_Q" style:display-name="믅됞_f_PRODUCT__DETAIL__Q" style:family="table-cell" style:parent-style-name="Default">
      <style:table-cell-properties fo:border="0.002cm solid #000000" style:vertical-align="bottom"/>
      <style:text-properties fo:color="#000000" style:font-name="한컴바탕" fo:font-size="14pt" style:font-name-asian="한컴바탕" style:font-size-asian="14pt" style:font-size-complex="14pt"/>
    </style:style>
    <style:style style:name="뷭_5f_f_5f__5f_f_5f_BOOKSHIP" style:display-name="뷭_f__f_BOOKSHIP" style:family="table-cell" style:parent-style-name="Default">
      <style:table-cell-properties fo:border="0.002cm solid #000000" style:vertical-align="bottom"/>
      <style:text-properties fo:color="#000000" style:font-name="한컴바탕" fo:font-size="12pt" style:font-name-asian="한컴바탕" style:font-size-asian="12pt" style:font-size-complex="12pt"/>
    </style:style>
    <style:style style:name="쉼표_5f__5f__5f_b_5f__5f_d_5f__5f__5f_" style:display-name="쉼표___b__d___" style:family="table-cell" style:parent-style-name="Default">
      <style:table-cell-properties fo:border="0.002cm solid #000000" style:vertical-align="middle"/>
      <style:text-properties fo:color="#000000" style:font-name="돋움" fo:font-size="11pt" style:font-name-asian="돋움" style:font-size-asian="11pt" style:font-size-complex="11pt"/>
    </style:style>
    <style:style style:name="스타일_5f__5f_" style:display-name="스타일__" style:family="table-cell" style:parent-style-name="Default">
      <style:table-cell-properties fo:border="0.002cm solid #000000" style:vertical-align="bottom"/>
      <style:text-properties fo:color="#000000" style:font-name="Arial1" fo:font-size="10pt" style:font-name-asian="Arial1" style:font-size-asian="10pt" style:font-size-complex="10pt"/>
    </style:style>
    <style:style style:name="스타일_5f__5f__5f__5f_" style:display-name="스타일____" style:family="table-cell" style:parent-style-name="Default">
      <style:table-cell-properties fo:border="0.002cm solid #000000" style:vertical-align="bottom"/>
      <style:text-properties fo:color="#000000" style:font-name="Arial1" fo:font-size="10pt" style:font-name-asian="Arial1" style:font-size-asian="10pt" style:font-size-complex="10pt"/>
    </style:style>
    <style:style style:name="콤마_5f__5f__5f_b_5f__5f_d_5f__5f_f_5f__5f__5f_견적기준_5f__5f_FLOW_5f__5f_" style:display-name="콤마___b__d__f___견적기준__FLOW__" style:family="table-cell" style:parent-style-name="Default">
      <style:table-cell-properties style:vertical-align="bottom"/>
      <style:text-properties fo:color="#000000" style:font-name="바탕체" fo:font-size="12pt" style:font-name-asian="바탕체" style:font-size-asian="12pt" style:font-size-complex="12pt"/>
    </style:style>
    <style:style style:name="콤마_5f_f_5f__5f__5f_견적기준_5f__5f_FLOW_5f__5f_" style:display-name="콤마_f___견적기준__FLOW__" style:family="table-cell" style:parent-style-name="Default">
      <style:table-cell-properties fo:border-bottom="0.002cm solid #000000" fo:border-left="0.002cm solid #000000" fo:border-right="none" fo:border-top="none" style:vertical-align="bottom"/>
      <style:text-properties fo:color="#000000" style:font-name="바탕체" fo:font-size="12pt" style:font-name-asian="바탕체" style:font-size-asian="12pt" style:font-size-complex="12pt"/>
    </style:style>
    <style:style style:name="표준_5f__5f__5f__5f__5f__5f_" style:display-name="표준______" style:family="table-cell" style:parent-style-name="Default">
      <style:table-cell-properties style:vertical-align="bottom"/>
      <style:text-properties fo:color="#000000" style:font-name="돋움" fo:font-size="11pt" style:font-name-asian="돋움" style:font-size-asian="11pt" style:font-size-complex="11pt"/>
    </style:style>
    <style:style style:name="표준_5f__5f__5f__5f__5f__5f__5f__5f_" style:display-name="표준________" style:family="table-cell" style:parent-style-name="Default">
      <style:table-cell-properties style:vertical-align="bottom"/>
      <style:text-properties fo:color="#000000" style:font-name="돋움" fo:font-size="11pt" style:font-name-asian="돋움" style:font-size-asian="11pt" style:font-size-complex="11pt"/>
    </style:style>
  </office:styles>
  <office:automatic-styles>
    <style:page-layout style:name="Mpm1">
      <style:page-layout-properties fo:page-width="20.999cm" fo:page-height="29.699cm" style:num-format="1" style:print-orientation="portrait" fo:margin-top="0.801cm" fo:margin-bottom="0.801cm" fo:margin-left="1.9cm" fo:margin-right="1.9cm" style:scale-to="100%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9">2021-02-19</text:date>, <text:time>21:14:28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meta:creation-date>2021-02-18T23:49:44.035</meta:creation-date>
    <dc:creator>jhs j</dc:creator>
    <dc:date>2021-02-19T21:14:28.13</dc:date>
    <meta:editing-cycles>11</meta:editing-cycles>
    <meta:editing-duration>PT6H48M56S</meta:editing-duration>
    <meta:document-statistic meta:table-count="4" meta:cell-count="842" meta:object-count="3"/>
  </office:meta>
</office:document-meta>
</file>